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34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4.856cm"/>
    </style:style>
    <style:style style:name="co12" style:family="table-column">
      <style:table-column-properties fo:break-before="auto" style:column-width="8.5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 style:data-style-name="N0"/>
    <style:style style:name="ce4" style:family="table-cell" style:parent-style-name="Default">
      <style:table-cell-properties fo:border-bottom="none" fo:background-color="#c0c0c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7" style:family="table-cell" style:parent-style-name="Default">
      <style:table-cell-properties fo:background-color="#c0c0c0"/>
    </style:style>
    <style:style style:name="ce8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9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c0c0c0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ackground-color="#c0c0c0" fo:border-left="0.06pt solid #000000" fo:border-right="none" fo:border-top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6" table:default-cell-style-name="Default"/>
        <table:table-column table:style-name="co9" table:default-cell-style-name="ce5"/>
        <table:table-column table:style-name="co9" table:number-columns-repeated="5" table:default-cell-style-name="ce7"/>
        <table:table-column table:style-name="co9" table:default-cell-style-name="ce10"/>
        <table:table-column table:style-name="co9" table:number-columns-repeated="6" table:default-cell-style-name="Default"/>
        <table:table-row table:style-name="ro1">
          <table:table-cell table:number-columns-repeated="2"/>
          <table:table-cell office:value-type="string">
            <text:p>nbredgefacts</text:p>
          </table:table-cell>
          <table:table-cell office:value-type="string">
            <text:p>nbredgepred</text:p>
          </table:table-cell>
          <table:table-cell office:value-type="string">
            <text:p>defjoin</text:p>
          </table:table-cell>
          <table:table-cell office:value-type="string">
            <text:p>normalization</text:p>
          </table:table-cell>
          <table:table-cell office:value-type="string">
            <text:p>heuristic</text:p>
          </table:table-cell>
          <table:table-cell office:value-type="string">
            <text:p>dw</text:p>
          </table:table-cell>
          <table:table-cell office:value-type="string">
            <text:p>jumpy</text:p>
          </table:table-cell>
          <table:table-cell office:value-type="string">
            <text:p>frumpy</text:p>
          </table:table-cell>
          <table:table-cell office:value-type="string">
            <text:p>crafty</text:p>
          </table:table-cell>
          <table:table-cell office:value-type="string">
            <text:p>none</text:p>
          </table:table-cell>
          <table:table-cell office:value-type="string">
            <text:p>nopre</text:p>
          </table:table-cell>
          <table:table-cell table:style-name="ce4" office:value-type="string">
            <text:p>avg</text:p>
          </table:table-cell>
          <table:table-cell table:style-name="ce6" office:value-type="string">
            <text:p>stddev</text:p>
          </table:table-cell>
          <table:table-cell table:style-name="ce6" office:value-type="string">
            <text:p>jumpy</text:p>
          </table:table-cell>
          <table:table-cell table:style-name="ce6" office:value-type="string">
            <text:p>frumpy</text:p>
          </table:table-cell>
          <table:table-cell table:style-name="ce6" office:value-type="string">
            <text:p>crafty</text:p>
          </table:table-cell>
          <table:table-cell table:style-name="ce6" office:value-type="string">
            <text:p>none</text:p>
          </table:table-cell>
          <table:table-cell table:style-name="ce9" office:value-type="string">
            <text:p>nopre</text:p>
          </table:table-cell>
          <table:table-cell office:value-type="string">
            <text:p>jumpy</text:p>
          </table:table-cell>
          <table:table-cell office:value-type="string">
            <text:p>frumpy</text:p>
          </table:table-cell>
          <table:table-cell office:value-type="string">
            <text:p>crafty</text:p>
          </table:table-cell>
          <table:table-cell office:value-type="string">
            <text:p>nopre</text:p>
          </table:table-cell>
          <table:table-cell/>
          <table:table-cell office:value-type="string">
            <text:p>STDDEV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0.lp</text:p>
          </table:table-cell>
          <table:table-cell office:value-type="string">
            <text:p>571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table:number-columns-repeated="3" office:value-type="float" office:value="0.3">
            <text:p>0.3</text:p>
          </table:table-cell>
          <table:table-cell table:number-columns-repeated="2" office:value-type="float" office:value="0.31">
            <text:p>0.31</text:p>
          </table:table-cell>
          <table:table-cell table:formula="of:=AVERAGE([.I2:.M2])" office:value-type="float" office:value="0.304">
            <text:p>0.304</text:p>
          </table:table-cell>
          <table:table-cell table:formula="of:=STDEV([.I2];[.J2];[.K2];[.L2];[.M2])" office:value-type="float" office:value="0.00547722557505164">
            <text:p>0.0054772256</text:p>
          </table:table-cell>
          <table:table-cell table:formula="of:=([.I2]-[.$N2])/[.$O2]" office:value-type="float" office:value="-0.730296743340225">
            <text:p>-0.7302967433</text:p>
          </table:table-cell>
          <table:table-cell table:formula="of:=([.J2]-[.$N2])/[.$O2]" office:value-type="float" office:value="-0.730296743340225">
            <text:p>-0.7302967433</text:p>
          </table:table-cell>
          <table:table-cell table:formula="of:=([.K2]-[.$N2])/[.$O2]" office:value-type="float" office:value="-0.730296743340225">
            <text:p>-0.7302967433</text:p>
          </table:table-cell>
          <table:table-cell table:formula="of:=([.L2]-[.$N2])/[.$O2]" office:value-type="float" office:value="1.09544511501033">
            <text:p>1.095445115</text:p>
          </table:table-cell>
          <table:table-cell table:formula="of:=([.M2]-[.$N2])/[.$O2]" office:value-type="float" office:value="1.09544511501033">
            <text:p>1.095445115</text:p>
          </table:table-cell>
          <table:table-cell table:formula="of:=[.I2]/[.$L2]" office:value-type="float" office:value="0.967741935483871">
            <text:p>0.9677419355</text:p>
          </table:table-cell>
          <table:table-cell table:formula="of:=[.J2]/[.$L2]" office:value-type="float" office:value="0.967741935483871">
            <text:p>0.9677419355</text:p>
          </table:table-cell>
          <table:table-cell table:formula="of:=[.K2]/[.$L2]" office:value-type="float" office:value="0.967741935483871">
            <text:p>0.9677419355</text:p>
          </table:table-cell>
          <table:table-cell table:formula="of:=[.M2]/[.$L2]" office:value-type="float" office:value="1">
            <text:p>1</text:p>
          </table:table-cell>
          <table:table-cell table:formula="of:=MIN([.U2:.X2])" office:value-type="float" office:value="0.967741935483871">
            <text:p>0.9677419355</text:p>
          </table:table-cell>
          <table:table-cell table:formula="of:=STDEV([.U2];[.V2];[.W2];[.X2])" office:value-type="float" office:value="0.0161290322580644">
            <text:p>0.0161290323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0.lp</text:p>
          </table:table-cell>
          <table:table-cell office:value-type="string">
            <text:p>571.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table:number-columns-repeated="4" office:value-type="float" office:value="0.41">
            <text:p>0.41</text:p>
          </table:table-cell>
          <table:table-cell office:value-type="float" office:value="0.43">
            <text:p>0.43</text:p>
          </table:table-cell>
          <table:table-cell table:formula="of:=AVERAGE([.I3:.M3])" office:value-type="float" office:value="0.414">
            <text:p>0.414</text:p>
          </table:table-cell>
          <table:table-cell table:formula="of:=STDEV([.I3];[.J3];[.K3];[.L3];[.M3])" office:value-type="float" office:value="0.00894427190999914">
            <text:p>0.0089442719</text:p>
          </table:table-cell>
          <table:table-cell table:formula="of:=([.I3]-[.$N3])/[.$O3]" office:value-type="float" office:value="-0.447213595499953">
            <text:p>-0.4472135955</text:p>
          </table:table-cell>
          <table:table-cell table:formula="of:=([.J3]-[.$N3])/[.$O3]" office:value-type="float" office:value="-0.447213595499953">
            <text:p>-0.4472135955</text:p>
          </table:table-cell>
          <table:table-cell table:formula="of:=([.K3]-[.$N3])/[.$O3]" office:value-type="float" office:value="-0.447213595499953">
            <text:p>-0.4472135955</text:p>
          </table:table-cell>
          <table:table-cell table:formula="of:=([.L3]-[.$N3])/[.$O3]" office:value-type="float" office:value="-0.447213595499953">
            <text:p>-0.4472135955</text:p>
          </table:table-cell>
          <table:table-cell table:formula="of:=([.M3]-[.$N3])/[.$O3]" office:value-type="float" office:value="1.78885438199984">
            <text:p>1.788854382</text:p>
          </table:table-cell>
          <table:table-cell table:formula="of:=[.I3]/[.$L3]" office:value-type="float" office:value="1">
            <text:p>1</text:p>
          </table:table-cell>
          <table:table-cell table:formula="of:=[.J3]/[.$L3]" office:value-type="float" office:value="1">
            <text:p>1</text:p>
          </table:table-cell>
          <table:table-cell table:formula="of:=[.K3]/[.$L3]" office:value-type="float" office:value="1">
            <text:p>1</text:p>
          </table:table-cell>
          <table:table-cell table:formula="of:=[.M3]/[.$L3]" office:value-type="float" office:value="1.04878048780488">
            <text:p>1.0487804878</text:p>
          </table:table-cell>
          <table:table-cell table:formula="of:=MIN([.U3:.X3])" office:value-type="float" office:value="1">
            <text:p>1</text:p>
          </table:table-cell>
          <table:table-cell table:formula="of:=STDEV([.U3];[.V3];[.W3];[.X3])" office:value-type="float" office:value="0.0243902439024389">
            <text:p>0.024390243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0.lp</text:p>
          </table:table-cell>
          <table:table-cell office:value-type="string">
            <text:p>571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29">
            <text:p>0.29</text:p>
          </table:table-cell>
          <table:table-cell table:formula="of:=AVERAGE([.I4:.M4])" office:value-type="float" office:value="0.284">
            <text:p>0.284</text:p>
          </table:table-cell>
          <table:table-cell table:formula="of:=STDEV([.I4];[.J4];[.K4];[.L4];[.M4])" office:value-type="float" office:value="0.00894427190999914">
            <text:p>0.0089442719</text:p>
          </table:table-cell>
          <table:table-cell table:formula="of:=([.I4]-[.$N4])/[.$O4]" office:value-type="float" office:value="-0.447213595499959">
            <text:p>-0.4472135955</text:p>
          </table:table-cell>
          <table:table-cell table:formula="of:=([.J4]-[.$N4])/[.$O4]" office:value-type="float" office:value="0.670820393249933">
            <text:p>0.6708203932</text:p>
          </table:table-cell>
          <table:table-cell table:formula="of:=([.K4]-[.$N4])/[.$O4]" office:value-type="float" office:value="-1.56524758424986">
            <text:p>-1.5652475842</text:p>
          </table:table-cell>
          <table:table-cell table:formula="of:=([.L4]-[.$N4])/[.$O4]" office:value-type="float" office:value="0.670820393249933">
            <text:p>0.6708203932</text:p>
          </table:table-cell>
          <table:table-cell table:formula="of:=([.M4]-[.$N4])/[.$O4]" office:value-type="float" office:value="0.670820393249933">
            <text:p>0.6708203932</text:p>
          </table:table-cell>
          <table:table-cell table:formula="of:=[.I4]/[.$L4]" office:value-type="float" office:value="0.965517241379311">
            <text:p>0.9655172414</text:p>
          </table:table-cell>
          <table:table-cell table:formula="of:=[.J4]/[.$L4]" office:value-type="float" office:value="1">
            <text:p>1</text:p>
          </table:table-cell>
          <table:table-cell table:formula="of:=[.K4]/[.$L4]" office:value-type="float" office:value="0.931034482758621">
            <text:p>0.9310344828</text:p>
          </table:table-cell>
          <table:table-cell table:formula="of:=[.M4]/[.$L4]" office:value-type="float" office:value="1">
            <text:p>1</text:p>
          </table:table-cell>
          <table:table-cell table:formula="of:=MIN([.U4:.X4])" office:value-type="float" office:value="0.931034482758621">
            <text:p>0.9310344828</text:p>
          </table:table-cell>
          <table:table-cell table:formula="of:=STDEV([.U4];[.V4];[.W4];[.X4])" office:value-type="float" office:value="0.0330147278536668">
            <text:p>0.033014727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10_20.lp</text:p>
          </table:table-cell>
          <table:table-cell office:value-type="float" office:value="2137">
            <text:p>2137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0">
            <text:p>20</text:p>
          </table:table-cell>
          <table:table-cell table:style-name="ce3" office:value-type="float" office:value="7.85">
            <text:p>7.85</text:p>
          </table:table-cell>
          <table:table-cell office:value-type="float" office:value="17.15">
            <text:p>17.15</text:p>
          </table:table-cell>
          <table:table-cell table:style-name="ce3" office:value-type="float" office:value="8.04">
            <text:p>8.04</text:p>
          </table:table-cell>
          <table:table-cell table:style-name="ce3" office:value-type="float" office:value="10.99">
            <text:p>10.99</text:p>
          </table:table-cell>
          <table:table-cell office:value-type="float" office:value="15.98">
            <text:p>15.98</text:p>
          </table:table-cell>
          <table:table-cell table:formula="of:=AVERAGE([.I5:.M5])" office:value-type="float" office:value="12.002">
            <text:p>12.002</text:p>
          </table:table-cell>
          <table:table-cell table:formula="of:=STDEV([.I5];[.J5];[.K5];[.L5];[.M5])" office:value-type="float" office:value="4.36712376742405">
            <text:p>4.3671237674</text:p>
          </table:table-cell>
          <table:table-cell table:formula="of:=([.I5]-[.$N5])/[.$O5]" office:value-type="float" office:value="-0.950740171591029">
            <text:p>-0.9507401716</text:p>
          </table:table-cell>
          <table:table-cell table:formula="of:=([.J5]-[.$N5])/[.$O5]" office:value-type="float" office:value="1.17880790061431">
            <text:p>1.1788079006</text:p>
          </table:table-cell>
          <table:table-cell table:formula="of:=([.K5]-[.$N5])/[.$O5]" office:value-type="float" office:value="-0.90723327549221">
            <text:p>-0.9072332755</text:p>
          </table:table-cell>
          <table:table-cell table:formula="of:=([.L5]-[.$N5])/[.$O5]" office:value-type="float" office:value="-0.231731467642129">
            <text:p>-0.2317314676</text:p>
          </table:table-cell>
          <table:table-cell table:formula="of:=([.M5]-[.$N5])/[.$O5]" office:value-type="float" office:value="0.910897014111058">
            <text:p>0.9108970141</text:p>
          </table:table-cell>
          <table:table-cell table:formula="of:=[.I5]/[.$L5]" office:value-type="float" office:value="0.714285714285714">
            <text:p>0.7142857143</text:p>
          </table:table-cell>
          <table:table-cell table:formula="of:=[.J5]/[.$L5]" office:value-type="float" office:value="1.56050955414013">
            <text:p>1.5605095541</text:p>
          </table:table-cell>
          <table:table-cell table:formula="of:=[.K5]/[.$L5]" office:value-type="float" office:value="0.731574158325751">
            <text:p>0.7315741583</text:p>
          </table:table-cell>
          <table:table-cell table:formula="of:=[.M5]/[.$L5]" office:value-type="float" office:value="1.4540491355778">
            <text:p>1.4540491356</text:p>
          </table:table-cell>
          <table:table-cell table:formula="of:=MIN([.U5:.X5])" office:value-type="float" office:value="0.714285714285714">
            <text:p>0.7142857143</text:p>
          </table:table-cell>
          <table:table-cell table:formula="of:=STDEV([.U5];[.V5];[.W5];[.X5])" office:value-type="float" office:value="0.454979981320313">
            <text:p>0.4549799813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10_20.lp</text:p>
          </table:table-cell>
          <table:table-cell office:value-type="float" office:value="2137">
            <text:p>2137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0">
            <text:p>20</text:p>
          </table:table-cell>
          <table:table-cell office:value-type="float" office:value="409.02">
            <text:p>409.02</text:p>
          </table:table-cell>
          <table:table-cell office:value-type="float" office:value="391.27">
            <text:p>391.27</text:p>
          </table:table-cell>
          <table:table-cell office:value-type="float" office:value="409.28">
            <text:p>409.28</text:p>
          </table:table-cell>
          <table:table-cell office:value-type="float" office:value="369.62">
            <text:p>369.62</text:p>
          </table:table-cell>
          <table:table-cell office:value-type="float" office:value="468.77">
            <text:p>468.77</text:p>
          </table:table-cell>
          <table:table-cell table:formula="of:=AVERAGE([.I6:.M6])" office:value-type="float" office:value="409.592">
            <text:p>409.592</text:p>
          </table:table-cell>
          <table:table-cell table:formula="of:=STDEV([.I6];[.J6];[.K6];[.L6];[.M6])" office:value-type="float" office:value="36.8643346610243">
            <text:p>36.864334661</text:p>
          </table:table-cell>
          <table:table-cell table:formula="of:=([.I6]-[.$N6])/[.$O6]" office:value-type="float" office:value="-0.0155163521940561">
            <text:p>-0.0155163522</text:p>
          </table:table-cell>
          <table:table-cell table:formula="of:=([.J6]-[.$N6])/[.$O6]" office:value-type="float" office:value="-0.497011547027088">
            <text:p>-0.497011547</text:p>
          </table:table-cell>
          <table:table-cell table:formula="of:=([.K6]-[.$N6])/[.$O6]" office:value-type="float" office:value="-0.00846346483312178">
            <text:p>-0.0084634648</text:p>
          </table:table-cell>
          <table:table-cell table:formula="of:=([.L6]-[.$N6])/[.$O6]" office:value-type="float" office:value="-1.08430005227414">
            <text:p>-1.0843000523</text:p>
          </table:table-cell>
          <table:table-cell table:formula="of:=([.M6]-[.$N6])/[.$O6]" office:value-type="float" office:value="1.6052914163284">
            <text:p>1.6052914163</text:p>
          </table:table-cell>
          <table:table-cell table:formula="of:=[.I6]/[.$L6]" office:value-type="float" office:value="1.10659596342189">
            <text:p>1.1065959634</text:p>
          </table:table-cell>
          <table:table-cell table:formula="of:=[.J6]/[.$L6]" office:value-type="float" office:value="1.05857367025594">
            <text:p>1.0585736703</text:p>
          </table:table-cell>
          <table:table-cell table:formula="of:=[.K6]/[.$L6]" office:value-type="float" office:value="1.10729938856123">
            <text:p>1.1072993886</text:p>
          </table:table-cell>
          <table:table-cell table:formula="of:=[.M6]/[.$L6]" office:value-type="float" office:value="1.26824847140306">
            <text:p>1.2682484714</text:p>
          </table:table-cell>
          <table:table-cell table:formula="of:=MIN([.U6:.X6])" office:value-type="float" office:value="1.05857367025594">
            <text:p>1.0585736703</text:p>
          </table:table-cell>
          <table:table-cell table:formula="of:=STDEV([.U6];[.V6];[.W6];[.X6])" office:value-type="float" office:value="0.0915971678567477">
            <text:p>0.091597167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200000000004">
            <text:p>0.02</text:p>
          </table:table-cell>
          <table:table-cell office:value-type="float" office:value="0.0299999999988">
            <text:p>0.03</text:p>
          </table:table-cell>
          <table:table-cell table:number-columns-repeated="2" office:value-type="float" office:value="0.0300000000007">
            <text:p>0.03</text:p>
          </table:table-cell>
          <table:table-cell office:value-type="float" office:value="0.0299999999988">
            <text:p>0.03</text:p>
          </table:table-cell>
          <table:table-cell table:formula="of:=AVERAGE([.I7:.M7])" office:value-type="float" office:value="0.02799999999988">
            <text:p>0.028</text:p>
          </table:table-cell>
          <table:table-cell table:formula="of:=STDEV([.I7];[.J7];[.K7];[.L7];[.M7])" office:value-type="float" office:value="0.00447213595470889">
            <text:p>0.004472136</text:p>
          </table:table-cell>
          <table:table-cell table:formula="of:=([.I7]-[.$N7])/[.$O7]" office:value-type="float" office:value="-1.78885438199983">
            <text:p>-1.788854382</text:p>
          </table:table-cell>
          <table:table-cell table:formula="of:=([.J7]-[.$N7])/[.$O7]" office:value-type="float" office:value="0.447213595287532">
            <text:p>0.4472135953</text:p>
          </table:table-cell>
          <table:table-cell table:formula="of:=([.K7]-[.$N7])/[.$O7]" office:value-type="float" office:value="0.447213595712385">
            <text:p>0.4472135957</text:p>
          </table:table-cell>
          <table:table-cell table:formula="of:=([.L7]-[.$N7])/[.$O7]" office:value-type="float" office:value="0.447213595712385">
            <text:p>0.4472135957</text:p>
          </table:table-cell>
          <table:table-cell table:formula="of:=([.M7]-[.$N7])/[.$O7]" office:value-type="float" office:value="0.447213595287532">
            <text:p>0.4472135953</text:p>
          </table:table-cell>
          <table:table-cell table:formula="of:=[.I7]/[.$L7]" office:value-type="float" office:value="0.666666666664444">
            <text:p>0.6666666667</text:p>
          </table:table-cell>
          <table:table-cell table:formula="of:=[.J7]/[.$L7]" office:value-type="float" office:value="0.999999999936667">
            <text:p>0.9999999999</text:p>
          </table:table-cell>
          <table:table-cell table:formula="of:=[.K7]/[.$L7]" office:value-type="float" office:value="1">
            <text:p>1</text:p>
          </table:table-cell>
          <table:table-cell table:formula="of:=[.M7]/[.$L7]" office:value-type="float" office:value="0.999999999936667">
            <text:p>0.9999999999</text:p>
          </table:table-cell>
          <table:table-cell table:formula="of:=MIN([.U7:.X7])" office:value-type="float" office:value="0.666666666664444">
            <text:p>0.6666666667</text:p>
          </table:table-cell>
          <table:table-cell table:formula="of:=STDEV([.U7];[.V7];[.W7];[.X7])" office:value-type="float" office:value="0.166666666646667">
            <text:p>0.166666666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200000000004">
            <text:p>0.02</text:p>
          </table:table-cell>
          <table:table-cell office:value-type="float" office:value="0.0400000000009">
            <text:p>0.04</text:p>
          </table:table-cell>
          <table:table-cell office:value-type="float" office:value="0.0299999999988">
            <text:p>0.03</text:p>
          </table:table-cell>
          <table:table-cell office:value-type="float" office:value="0.0200000000004">
            <text:p>0.02</text:p>
          </table:table-cell>
          <table:table-cell office:value-type="float" office:value="0.0300000000007">
            <text:p>0.03</text:p>
          </table:table-cell>
          <table:table-cell table:formula="of:=AVERAGE([.I8:.M8])" office:value-type="float" office:value="0.02800000000024">
            <text:p>0.028</text:p>
          </table:table-cell>
          <table:table-cell table:formula="of:=STDEV([.I8];[.J8];[.K8];[.L8];[.M8])" office:value-type="float" office:value="0.00836660026544235">
            <text:p>0.0083666003</text:p>
          </table:table-cell>
          <table:table-cell table:formula="of:=([.I8]-[.$N8])/[.$O8]" office:value-type="float" office:value="-0.95618288743678">
            <text:p>-0.9561828874</text:p>
          </table:table-cell>
          <table:table-cell table:formula="of:=([.J8]-[.$N8])/[.$O8]" office:value-type="float" office:value="1.43427433126274">
            <text:p>1.4342743313</text:p>
          </table:table-cell>
          <table:table-cell table:formula="of:=([.K8]-[.$N8])/[.$O8]" office:value-type="float" office:value="0.239045721691863">
            <text:p>0.2390457217</text:p>
          </table:table-cell>
          <table:table-cell table:formula="of:=([.L8]-[.$N8])/[.$O8]" office:value-type="float" office:value="-0.95618288743678">
            <text:p>-0.9561828874</text:p>
          </table:table-cell>
          <table:table-cell table:formula="of:=([.M8]-[.$N8])/[.$O8]" office:value-type="float" office:value="0.239045721918957">
            <text:p>0.2390457219</text:p>
          </table:table-cell>
          <table:table-cell table:formula="of:=[.I8]/[.$L8]" office:value-type="float" office:value="1">
            <text:p>1</text:p>
          </table:table-cell>
          <table:table-cell table:formula="of:=[.J8]/[.$L8]" office:value-type="float" office:value="2.000000000005">
            <text:p>2</text:p>
          </table:table-cell>
          <table:table-cell table:formula="of:=[.K8]/[.$L8]" office:value-type="float" office:value="1.49999999991">
            <text:p>1.4999999999</text:p>
          </table:table-cell>
          <table:table-cell table:formula="of:=[.M8]/[.$L8]" office:value-type="float" office:value="1.500000000005">
            <text:p>1.5</text:p>
          </table:table-cell>
          <table:table-cell table:formula="of:=MIN([.U8:.X8])" office:value-type="float" office:value="1">
            <text:p>1</text:p>
          </table:table-cell>
          <table:table-cell table:formula="of:=STDEV([.U8];[.V8];[.W8];[.X8])" office:value-type="float" office:value="0.408248290465904">
            <text:p>0.408248290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299999999988">
            <text:p>0.03</text:p>
          </table:table-cell>
          <table:table-cell office:value-type="float" office:value="0.0200000000004">
            <text:p>0.02</text:p>
          </table:table-cell>
          <table:table-cell office:value-type="float" office:value="0.0300000000007">
            <text:p>0.03</text:p>
          </table:table-cell>
          <table:table-cell office:value-type="float" office:value="0.0299999999988">
            <text:p>0.03</text:p>
          </table:table-cell>
          <table:table-cell office:value-type="float" office:value="0.0300000000007">
            <text:p>0.03</text:p>
          </table:table-cell>
          <table:table-cell table:formula="of:=AVERAGE([.I9:.M9])" office:value-type="float" office:value="0.02799999999988">
            <text:p>0.028</text:p>
          </table:table-cell>
          <table:table-cell table:formula="of:=STDEV([.I9];[.J9];[.K9];[.L9];[.M9])" office:value-type="float" office:value="0.00447213595470889">
            <text:p>0.004472136</text:p>
          </table:table-cell>
          <table:table-cell table:formula="of:=([.I9]-[.$N9])/[.$O9]" office:value-type="float" office:value="0.447213595287532">
            <text:p>0.4472135953</text:p>
          </table:table-cell>
          <table:table-cell table:formula="of:=([.J9]-[.$N9])/[.$O9]" office:value-type="float" office:value="-1.78885438199983">
            <text:p>-1.788854382</text:p>
          </table:table-cell>
          <table:table-cell table:formula="of:=([.K9]-[.$N9])/[.$O9]" office:value-type="float" office:value="0.447213595712385">
            <text:p>0.4472135957</text:p>
          </table:table-cell>
          <table:table-cell table:formula="of:=([.L9]-[.$N9])/[.$O9]" office:value-type="float" office:value="0.447213595287532">
            <text:p>0.4472135953</text:p>
          </table:table-cell>
          <table:table-cell table:formula="of:=([.M9]-[.$N9])/[.$O9]" office:value-type="float" office:value="0.447213595712385">
            <text:p>0.4472135957</text:p>
          </table:table-cell>
          <table:table-cell table:formula="of:=[.I9]/[.$L9]" office:value-type="float" office:value="1">
            <text:p>1</text:p>
          </table:table-cell>
          <table:table-cell table:formula="of:=[.J9]/[.$L9]" office:value-type="float" office:value="0.666666666706667">
            <text:p>0.6666666667</text:p>
          </table:table-cell>
          <table:table-cell table:formula="of:=[.K9]/[.$L9]" office:value-type="float" office:value="1.00000000006333">
            <text:p>1.0000000001</text:p>
          </table:table-cell>
          <table:table-cell table:formula="of:=[.M9]/[.$L9]" office:value-type="float" office:value="1.00000000006333">
            <text:p>1.0000000001</text:p>
          </table:table-cell>
          <table:table-cell table:formula="of:=MIN([.U9:.X9])" office:value-type="float" office:value="0.666666666706667">
            <text:p>0.6666666667</text:p>
          </table:table-cell>
          <table:table-cell table:formula="of:=STDEV([.U9];[.V9];[.W9];[.X9])" office:value-type="float" office:value="0.166666666667778">
            <text:p>0.16666666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2" table:style-name="ce3" office:value-type="float" office:value="4.08">
            <text:p>4.08</text:p>
          </table:table-cell>
          <table:table-cell table:style-name="ce3" office:value-type="float" office:value="4.11">
            <text:p>4.11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6.81">
            <text:p>6.81</text:p>
          </table:table-cell>
          <table:table-cell table:formula="of:=AVERAGE([.I10:.M10])" office:value-type="float" office:value="4.636">
            <text:p>4.636</text:p>
          </table:table-cell>
          <table:table-cell table:formula="of:=STDEV([.I10];[.J10];[.K10];[.L10];[.M10])" office:value-type="float" office:value="1.21537237092177">
            <text:p>1.2153723709</text:p>
          </table:table-cell>
          <table:table-cell table:formula="of:=([.I10]-[.$N10])/[.$O10]" office:value-type="float" office:value="-0.457472963268299">
            <text:p>-0.4574729633</text:p>
          </table:table-cell>
          <table:table-cell table:formula="of:=([.J10]-[.$N10])/[.$O10]" office:value-type="float" office:value="-0.457472963268299">
            <text:p>-0.4574729633</text:p>
          </table:table-cell>
          <table:table-cell table:formula="of:=([.K10]-[.$N10])/[.$O10]" office:value-type="float" office:value="-0.432789170286197">
            <text:p>-0.4327891703</text:p>
          </table:table-cell>
          <table:table-cell table:formula="of:=([.L10]-[.$N10])/[.$O10]" office:value-type="float" office:value="-0.441017101280231">
            <text:p>-0.4410171013</text:p>
          </table:table-cell>
          <table:table-cell table:formula="of:=([.M10]-[.$N10])/[.$O10]" office:value-type="float" office:value="1.78875219810303">
            <text:p>1.7887521981</text:p>
          </table:table-cell>
          <table:table-cell table:formula="of:=[.I10]/[.$L10]" office:value-type="float" office:value="0.995121951219512">
            <text:p>0.9951219512</text:p>
          </table:table-cell>
          <table:table-cell table:formula="of:=[.J10]/[.$L10]" office:value-type="float" office:value="0.995121951219512">
            <text:p>0.9951219512</text:p>
          </table:table-cell>
          <table:table-cell table:formula="of:=[.K10]/[.$L10]" office:value-type="float" office:value="1.00243902439024">
            <text:p>1.0024390244</text:p>
          </table:table-cell>
          <table:table-cell table:formula="of:=[.M10]/[.$L10]" office:value-type="float" office:value="1.6609756097561">
            <text:p>1.6609756098</text:p>
          </table:table-cell>
          <table:table-cell table:formula="of:=MIN([.U10:.X10])" office:value-type="float" office:value="0.995121951219512">
            <text:p>0.9951219512</text:p>
          </table:table-cell>
          <table:table-cell table:formula="of:=STDEV([.U10];[.V10];[.W10];[.X10])" office:value-type="float" office:value="0.331725250591259">
            <text:p>0.331725250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style-name="ce3" office:value-type="float" office:value="1.63">
            <text:p>1.63</text:p>
          </table:table-cell>
          <table:table-cell table:style-name="ce3" office:value-type="float" office:value="1.61">
            <text:p>1.61</text:p>
          </table:table-cell>
          <table:table-cell table:style-name="ce3" office:value-type="float" office:value="1.68">
            <text:p>1.68</text:p>
          </table:table-cell>
          <table:table-cell table:style-name="ce3" office:value-type="float" office:value="1.72">
            <text:p>1.72</text:p>
          </table:table-cell>
          <table:table-cell table:style-name="ce3" office:value-type="float" office:value="2.31">
            <text:p>2.31</text:p>
          </table:table-cell>
          <table:table-cell table:formula="of:=AVERAGE([.I11:.M11])" office:value-type="float" office:value="1.79">
            <text:p>1.79</text:p>
          </table:table-cell>
          <table:table-cell table:formula="of:=STDEV([.I11];[.J11];[.K11];[.L11];[.M11])" office:value-type="float" office:value="0.293853705098302">
            <text:p>0.2938537051</text:p>
          </table:table-cell>
          <table:table-cell table:formula="of:=([.I11]-[.$N11])/[.$O11]" office:value-type="float" office:value="-0.544488625544046">
            <text:p>-0.5444886255</text:p>
          </table:table-cell>
          <table:table-cell table:formula="of:=([.J11]-[.$N11])/[.$O11]" office:value-type="float" office:value="-0.612549703737051">
            <text:p>-0.6125497037</text:p>
          </table:table-cell>
          <table:table-cell table:formula="of:=([.K11]-[.$N11])/[.$O11]" office:value-type="float" office:value="-0.37433593006153">
            <text:p>-0.3743359301</text:p>
          </table:table-cell>
          <table:table-cell table:formula="of:=([.L11]-[.$N11])/[.$O11]" office:value-type="float" office:value="-0.238213773675519">
            <text:p>-0.2382137737</text:p>
          </table:table-cell>
          <table:table-cell table:formula="of:=([.M11]-[.$N11])/[.$O11]" office:value-type="float" office:value="1.76958803301815">
            <text:p>1.769588033</text:p>
          </table:table-cell>
          <table:table-cell table:formula="of:=[.I11]/[.$L11]" office:value-type="float" office:value="0.947674418604651">
            <text:p>0.9476744186</text:p>
          </table:table-cell>
          <table:table-cell table:formula="of:=[.J11]/[.$L11]" office:value-type="float" office:value="0.936046511627907">
            <text:p>0.9360465116</text:p>
          </table:table-cell>
          <table:table-cell table:formula="of:=[.K11]/[.$L11]" office:value-type="float" office:value="0.976744186046512">
            <text:p>0.976744186</text:p>
          </table:table-cell>
          <table:table-cell table:formula="of:=[.M11]/[.$L11]" office:value-type="float" office:value="1.34302325581395">
            <text:p>1.3430232558</text:p>
          </table:table-cell>
          <table:table-cell table:formula="of:=MIN([.U11:.X11])" office:value-type="float" office:value="0.936046511627907">
            <text:p>0.9360465116</text:p>
          </table:table-cell>
          <table:table-cell table:formula="of:=STDEV([.U11];[.V11];[.W11];[.X11])" office:value-type="float" office:value="0.195518049176112">
            <text:p>0.195518049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50_15.lp</text:p>
          </table:table-cell>
          <table:table-cell office:value-type="float" office:value="1315">
            <text:p>1315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5">
            <text:p>15</text:p>
          </table:table-cell>
          <table:table-cell office:value-type="float" office:value="104.59">
            <text:p>104.59</text:p>
          </table:table-cell>
          <table:table-cell office:value-type="float" office:value="586.67">
            <text:p>586.67</text:p>
          </table:table-cell>
          <table:table-cell office:value-type="float" office:value="104.69">
            <text:p>104.69</text:p>
          </table:table-cell>
          <table:table-cell office:value-type="float" office:value="172.24">
            <text:p>172.24</text:p>
          </table:table-cell>
          <table:table-cell office:value-type="float" office:value="128.62">
            <text:p>128.62</text:p>
          </table:table-cell>
          <table:table-cell table:formula="of:=AVERAGE([.I12:.M12])" office:value-type="float" office:value="219.362">
            <text:p>219.362</text:p>
          </table:table-cell>
          <table:table-cell table:formula="of:=STDEV([.I12];[.J12];[.K12];[.L12];[.M12])" office:value-type="float" office:value="207.178690916803">
            <text:p>207.1786909168</text:p>
          </table:table-cell>
          <table:table-cell table:formula="of:=([.I12]-[.$N12])/[.$O12]" office:value-type="float" office:value="-0.553975891497883">
            <text:p>-0.5539758915</text:p>
          </table:table-cell>
          <table:table-cell table:formula="of:=([.J12]-[.$N12])/[.$O12]" office:value-type="float" office:value="1.77290433863925">
            <text:p>1.7729043386</text:p>
          </table:table-cell>
          <table:table-cell table:formula="of:=([.K12]-[.$N12])/[.$O12]" office:value-type="float" office:value="-0.553493216375468">
            <text:p>-0.5534932164</text:p>
          </table:table-cell>
          <table:table-cell table:formula="of:=([.L12]-[.$N12])/[.$O12]" office:value-type="float" office:value="-0.227446171184289">
            <text:p>-0.2274461712</text:p>
          </table:table-cell>
          <table:table-cell table:formula="of:=([.M12]-[.$N12])/[.$O12]" office:value-type="float" office:value="-0.437989059581613">
            <text:p>-0.4379890596</text:p>
          </table:table-cell>
          <table:table-cell table:formula="of:=[.I12]/[.$L12]" office:value-type="float" office:value="0.6072340919647">
            <text:p>0.607234092</text:p>
          </table:table-cell>
          <table:table-cell table:formula="of:=[.J12]/[.$L12]" office:value-type="float" office:value="3.40611936832327">
            <text:p>3.4061193683</text:p>
          </table:table-cell>
          <table:table-cell table:formula="of:=[.K12]/[.$L12]" office:value-type="float" office:value="0.607814677194612">
            <text:p>0.6078146772</text:p>
          </table:table-cell>
          <table:table-cell table:formula="of:=[.M12]/[.$L12]" office:value-type="float" office:value="0.746748722712494">
            <text:p>0.7467487227</text:p>
          </table:table-cell>
          <table:table-cell table:formula="of:=MIN([.U12:.X12])" office:value-type="float" office:value="0.6072340919647">
            <text:p>0.607234092</text:p>
          </table:table-cell>
          <table:table-cell table:formula="of:=STDEV([.U12];[.V12];[.W12];[.X12])" office:value-type="float" office:value="1.37765765896387">
            <text:p>1.37765765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50_15.lp</text:p>
          </table:table-cell>
          <table:table-cell office:value-type="float" office:value="1315">
            <text:p>1315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5">
            <text:p>15</text:p>
          </table:table-cell>
          <table:table-cell office:value-type="float" office:value="35.59">
            <text:p>35.59</text:p>
          </table:table-cell>
          <table:table-cell office:value-type="float" office:value="62.87">
            <text:p>62.87</text:p>
          </table:table-cell>
          <table:table-cell office:value-type="float" office:value="36.55">
            <text:p>36.55</text:p>
          </table:table-cell>
          <table:table-cell office:value-type="float" office:value="58.5">
            <text:p>58.5</text:p>
          </table:table-cell>
          <table:table-cell office:value-type="float" office:value="260.51">
            <text:p>260.51</text:p>
          </table:table-cell>
          <table:table-cell table:formula="of:=AVERAGE([.I13:.M13])" office:value-type="float" office:value="90.804">
            <text:p>90.804</text:p>
          </table:table-cell>
          <table:table-cell table:formula="of:=STDEV([.I13];[.J13];[.K13];[.L13];[.M13])" office:value-type="float" office:value="95.6766239998047">
            <text:p>95.6766239998</text:p>
          </table:table-cell>
          <table:table-cell table:formula="of:=([.I13]-[.$N13])/[.$O13]" office:value-type="float" office:value="-0.577089760191713">
            <text:p>-0.5770897602</text:p>
          </table:table-cell>
          <table:table-cell table:formula="of:=([.J13]-[.$N13])/[.$O13]" office:value-type="float" office:value="-0.291962642829632">
            <text:p>-0.2919626428</text:p>
          </table:table-cell>
          <table:table-cell table:formula="of:=([.K13]-[.$N13])/[.$O13]" office:value-type="float" office:value="-0.567055961340262">
            <text:p>-0.5670559613</text:p>
          </table:table-cell>
          <table:table-cell table:formula="of:=([.L13]-[.$N13])/[.$O13]" office:value-type="float" office:value="-0.337637331351344">
            <text:p>-0.3376373314</text:p>
          </table:table-cell>
          <table:table-cell table:formula="of:=([.M13]-[.$N13])/[.$O13]" office:value-type="float" office:value="1.77374569571295">
            <text:p>1.7737456957</text:p>
          </table:table-cell>
          <table:table-cell table:formula="of:=[.I13]/[.$L13]" office:value-type="float" office:value="0.608376068376068">
            <text:p>0.6083760684</text:p>
          </table:table-cell>
          <table:table-cell table:formula="of:=[.J13]/[.$L13]" office:value-type="float" office:value="1.07470085470085">
            <text:p>1.0747008547</text:p>
          </table:table-cell>
          <table:table-cell table:formula="of:=[.K13]/[.$L13]" office:value-type="float" office:value="0.624786324786325">
            <text:p>0.6247863248</text:p>
          </table:table-cell>
          <table:table-cell table:formula="of:=[.M13]/[.$L13]" office:value-type="float" office:value="4.45316239316239">
            <text:p>4.4531623932</text:p>
          </table:table-cell>
          <table:table-cell table:formula="of:=MIN([.U13:.X13])" office:value-type="float" office:value="0.608376068376068">
            <text:p>0.6083760684</text:p>
          </table:table-cell>
          <table:table-cell table:formula="of:=STDEV([.U13];[.V13];[.W13];[.X13])" office:value-type="float" office:value="1.85456640840312">
            <text:p>1.8545664084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400000000009">
            <text:p>0.04</text:p>
          </table:table-cell>
          <table:table-cell table:number-columns-repeated="2" office:value-type="float" office:value="0.0299999999988">
            <text:p>0.03</text:p>
          </table:table-cell>
          <table:table-cell office:value-type="float" office:value="0.0400000000009">
            <text:p>0.04</text:p>
          </table:table-cell>
          <table:table-cell table:formula="of:=AVERAGE([.I14:.M14])" office:value-type="float" office:value="0.03600000000006">
            <text:p>0.036</text:p>
          </table:table-cell>
          <table:table-cell table:formula="of:=STDEV([.I14];[.J14];[.K14];[.L14];[.M14])" office:value-type="float" office:value="0.00547722557620188">
            <text:p>0.0054772256</text:p>
          </table:table-cell>
          <table:table-cell table:formula="of:=([.I14]-[.$N14])/[.$O14]" office:value-type="float" office:value="0.730296743340222">
            <text:p>0.7302967433</text:p>
          </table:table-cell>
          <table:table-cell table:formula="of:=([.J14]-[.$N14])/[.$O14]" office:value-type="float" office:value="0.730296743340222">
            <text:p>0.7302967433</text:p>
          </table:table-cell>
          <table:table-cell table:formula="of:=([.K14]-[.$N14])/[.$O14]" office:value-type="float" office:value="-1.09544511501033">
            <text:p>-1.095445115</text:p>
          </table:table-cell>
          <table:table-cell table:formula="of:=([.L14]-[.$N14])/[.$O14]" office:value-type="float" office:value="-1.09544511501033">
            <text:p>-1.095445115</text:p>
          </table:table-cell>
          <table:table-cell table:formula="of:=([.M14]-[.$N14])/[.$O14]" office:value-type="float" office:value="0.730296743340222">
            <text:p>0.7302967433</text:p>
          </table:table-cell>
          <table:table-cell table:formula="of:=[.I14]/[.$L14]" office:value-type="float" office:value="1.33333333341667">
            <text:p>1.3333333334</text:p>
          </table:table-cell>
          <table:table-cell table:formula="of:=[.J14]/[.$L14]" office:value-type="float" office:value="1.33333333341667">
            <text:p>1.3333333334</text:p>
          </table:table-cell>
          <table:table-cell table:formula="of:=[.K14]/[.$L14]" office:value-type="float" office:value="1">
            <text:p>1</text:p>
          </table:table-cell>
          <table:table-cell table:formula="of:=[.M14]/[.$L14]" office:value-type="float" office:value="1.33333333341667">
            <text:p>1.3333333334</text:p>
          </table:table-cell>
          <table:table-cell table:formula="of:=MIN([.U14:.X14])" office:value-type="float" office:value="1">
            <text:p>1</text:p>
          </table:table-cell>
          <table:table-cell table:formula="of:=STDEV([.U14];[.V14];[.W14];[.X14])" office:value-type="float" office:value="0.166666666708333">
            <text:p>0.16666666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110000000001">
            <text:p>0.11</text:p>
          </table:table-cell>
          <table:table-cell office:value-type="float" office:value="0.0999999999985">
            <text:p>0.1</text:p>
          </table:table-cell>
          <table:table-cell table:number-columns-repeated="2" office:value-type="float" office:value="0.110000000001">
            <text:p>0.11</text:p>
          </table:table-cell>
          <table:table-cell table:formula="of:=AVERAGE([.I15:.M15])" office:value-type="float" office:value="0.1080000000005">
            <text:p>0.108</text:p>
          </table:table-cell>
          <table:table-cell table:formula="of:=STDEV([.I15];[.J15];[.K15];[.L15];[.M15])" office:value-type="float" office:value="0.00447213595611761">
            <text:p>0.004472136</text:p>
          </table:table-cell>
          <table:table-cell table:formula="of:=([.I15]-[.$N15])/[.$O15]" office:value-type="float" office:value="0.447213595499959">
            <text:p>0.4472135955</text:p>
          </table:table-cell>
          <table:table-cell table:formula="of:=([.J15]-[.$N15])/[.$O15]" office:value-type="float" office:value="0.447213595499959">
            <text:p>0.4472135955</text:p>
          </table:table-cell>
          <table:table-cell table:formula="of:=([.K15]-[.$N15])/[.$O15]" office:value-type="float" office:value="-1.78885438199983">
            <text:p>-1.788854382</text:p>
          </table:table-cell>
          <table:table-cell table:formula="of:=([.L15]-[.$N15])/[.$O15]" office:value-type="float" office:value="0.447213595499959">
            <text:p>0.4472135955</text:p>
          </table:table-cell>
          <table:table-cell table:formula="of:=([.M15]-[.$N15])/[.$O15]" office:value-type="float" office:value="0.447213595499959">
            <text:p>0.4472135955</text:p>
          </table:table-cell>
          <table:table-cell table:formula="of:=[.I15]/[.$L15]" office:value-type="float" office:value="1">
            <text:p>1</text:p>
          </table:table-cell>
          <table:table-cell table:formula="of:=[.J15]/[.$L15]" office:value-type="float" office:value="1">
            <text:p>1</text:p>
          </table:table-cell>
          <table:table-cell table:formula="of:=[.K15]/[.$L15]" office:value-type="float" office:value="0.909090909069008">
            <text:p>0.9090909091</text:p>
          </table:table-cell>
          <table:table-cell table:formula="of:=[.M15]/[.$L15]" office:value-type="float" office:value="1">
            <text:p>1</text:p>
          </table:table-cell>
          <table:table-cell table:formula="of:=MIN([.U15:.X15])" office:value-type="float" office:value="0.909090909069008">
            <text:p>0.9090909091</text:p>
          </table:table-cell>
          <table:table-cell table:formula="of:=STDEV([.U15];[.V15];[.W15];[.X15])" office:value-type="float" office:value="0.0454545454654958">
            <text:p>0.045454545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0400000000009">
            <text:p>0.04</text:p>
          </table:table-cell>
          <table:table-cell table:number-columns-repeated="2" office:value-type="float" office:value="0.0299999999988">
            <text:p>0.03</text:p>
          </table:table-cell>
          <table:table-cell office:value-type="float" office:value="0.0400000000009">
            <text:p>0.04</text:p>
          </table:table-cell>
          <table:table-cell table:formula="of:=AVERAGE([.I16:.M16])" office:value-type="float" office:value="0.03600000000006">
            <text:p>0.036</text:p>
          </table:table-cell>
          <table:table-cell table:formula="of:=STDEV([.I16];[.J16];[.K16];[.L16];[.M16])" office:value-type="float" office:value="0.00547722557620188">
            <text:p>0.0054772256</text:p>
          </table:table-cell>
          <table:table-cell table:formula="of:=([.I16]-[.$N16])/[.$O16]" office:value-type="float" office:value="0.730296743340222">
            <text:p>0.7302967433</text:p>
          </table:table-cell>
          <table:table-cell table:formula="of:=([.J16]-[.$N16])/[.$O16]" office:value-type="float" office:value="0.730296743340222">
            <text:p>0.7302967433</text:p>
          </table:table-cell>
          <table:table-cell table:formula="of:=([.K16]-[.$N16])/[.$O16]" office:value-type="float" office:value="-1.09544511501033">
            <text:p>-1.095445115</text:p>
          </table:table-cell>
          <table:table-cell table:formula="of:=([.L16]-[.$N16])/[.$O16]" office:value-type="float" office:value="-1.09544511501033">
            <text:p>-1.095445115</text:p>
          </table:table-cell>
          <table:table-cell table:formula="of:=([.M16]-[.$N16])/[.$O16]" office:value-type="float" office:value="0.730296743340222">
            <text:p>0.7302967433</text:p>
          </table:table-cell>
          <table:table-cell table:formula="of:=[.I16]/[.$L16]" office:value-type="float" office:value="1.33333333341667">
            <text:p>1.3333333334</text:p>
          </table:table-cell>
          <table:table-cell table:formula="of:=[.J16]/[.$L16]" office:value-type="float" office:value="1.33333333341667">
            <text:p>1.3333333334</text:p>
          </table:table-cell>
          <table:table-cell table:formula="of:=[.K16]/[.$L16]" office:value-type="float" office:value="1">
            <text:p>1</text:p>
          </table:table-cell>
          <table:table-cell table:formula="of:=[.M16]/[.$L16]" office:value-type="float" office:value="1.33333333341667">
            <text:p>1.3333333334</text:p>
          </table:table-cell>
          <table:table-cell table:formula="of:=MIN([.U16:.X16])" office:value-type="float" office:value="1">
            <text:p>1</text:p>
          </table:table-cell>
          <table:table-cell table:formula="of:=STDEV([.U16];[.V16];[.W16];[.X16])" office:value-type="float" office:value="0.166666666708333">
            <text:p>0.16666666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239999999998">
            <text:p>0.24</text:p>
          </table:table-cell>
          <table:table-cell office:value-type="float" office:value="0.260000000002">
            <text:p>0.26</text:p>
          </table:table-cell>
          <table:table-cell office:value-type="float" office:value="0.299999999999">
            <text:p>0.3</text:p>
          </table:table-cell>
          <table:table-cell table:formula="of:=AVERAGE([.I17:.M17])" office:value-type="float" office:value="0.2599999999998">
            <text:p>0.26</text:p>
          </table:table-cell>
          <table:table-cell table:formula="of:=STDEV([.I17];[.J17];[.K17];[.L17];[.M17])" office:value-type="float" office:value="0.0234520787991172">
            <text:p>0.0234520788</text:p>
          </table:table-cell>
          <table:table-cell table:formula="of:=([.I17]-[.$N17])/[.$O17]" office:value-type="float" office:value="-0.426401432702693">
            <text:p>-0.4264014327</text:p>
          </table:table-cell>
          <table:table-cell table:formula="of:=([.J17]-[.$N17])/[.$O17]" office:value-type="float" office:value="-0.426401432702693">
            <text:p>-0.4264014327</text:p>
          </table:table-cell>
          <table:table-cell table:formula="of:=([.K17]-[.$N17])/[.$O17]" office:value-type="float" office:value="-0.852802865499194">
            <text:p>-0.8528028655</text:p>
          </table:table-cell>
          <table:table-cell table:formula="of:=([.L17]-[.$N17])/[.$O17]" office:value-type="float" office:value="0.0000000000938090803993047">
            <text:p>9.38090803993047E-011</text:p>
          </table:table-cell>
          <table:table-cell table:formula="of:=([.M17]-[.$N17])/[.$O17]" office:value-type="float" office:value="1.70560573081077">
            <text:p>1.7056057308</text:p>
          </table:table-cell>
          <table:table-cell table:formula="of:=[.I17]/[.$L17]" office:value-type="float" office:value="0.961538461531065">
            <text:p>0.9615384615</text:p>
          </table:table-cell>
          <table:table-cell table:formula="of:=[.J17]/[.$L17]" office:value-type="float" office:value="0.961538461531065">
            <text:p>0.9615384615</text:p>
          </table:table-cell>
          <table:table-cell table:formula="of:=[.K17]/[.$L17]" office:value-type="float" office:value="0.92307692306213">
            <text:p>0.9230769231</text:p>
          </table:table-cell>
          <table:table-cell table:formula="of:=[.M17]/[.$L17]" office:value-type="float" office:value="1.15384615383343">
            <text:p>1.1538461538</text:p>
          </table:table-cell>
          <table:table-cell table:formula="of:=MIN([.U17:.X17])" office:value-type="float" office:value="0.92307692306213">
            <text:p>0.9230769231</text:p>
          </table:table-cell>
          <table:table-cell table:formula="of:=STDEV([.U17];[.V17];[.W17];[.X17])" office:value-type="float" office:value="0.104154338520173">
            <text:p>0.104154338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0299999999988">
            <text:p>0.03</text:p>
          </table:table-cell>
          <table:table-cell office:value-type="float" office:value="0.0300000000025">
            <text:p>0.03</text:p>
          </table:table-cell>
          <table:table-cell office:value-type="float" office:value="0.0400000000009">
            <text:p>0.04</text:p>
          </table:table-cell>
          <table:table-cell office:value-type="float" office:value="0.0299999999988">
            <text:p>0.03</text:p>
          </table:table-cell>
          <table:table-cell office:value-type="float" office:value="0.0400000000009">
            <text:p>0.04</text:p>
          </table:table-cell>
          <table:table-cell table:formula="of:=AVERAGE([.I18:.M18])" office:value-type="float" office:value="0.03400000000038">
            <text:p>0.034</text:p>
          </table:table-cell>
          <table:table-cell table:formula="of:=STDEV([.I18];[.J18];[.K18];[.L18];[.M18])" office:value-type="float" office:value="0.00547722557552636">
            <text:p>0.0054772256</text:p>
          </table:table-cell>
          <table:table-cell table:formula="of:=([.I18]-[.$N18])/[.$O18]" office:value-type="float" office:value="-0.730296743565397">
            <text:p>-0.7302967436</text:p>
          </table:table-cell>
          <table:table-cell table:formula="of:=([.J18]-[.$N18])/[.$O18]" office:value-type="float" office:value="-0.730296742889872">
            <text:p>-0.7302967429</text:p>
          </table:table-cell>
          <table:table-cell table:formula="of:=([.K18]-[.$N18])/[.$O18]" office:value-type="float" office:value="1.09544511501033">
            <text:p>1.095445115</text:p>
          </table:table-cell>
          <table:table-cell table:formula="of:=([.L18]-[.$N18])/[.$O18]" office:value-type="float" office:value="-0.730296743565397">
            <text:p>-0.7302967436</text:p>
          </table:table-cell>
          <table:table-cell table:formula="of:=([.M18]-[.$N18])/[.$O18]" office:value-type="float" office:value="1.09544511501033">
            <text:p>1.095445115</text:p>
          </table:table-cell>
          <table:table-cell table:formula="of:=[.I18]/[.$L18]" office:value-type="float" office:value="1">
            <text:p>1</text:p>
          </table:table-cell>
          <table:table-cell table:formula="of:=[.J18]/[.$L18]" office:value-type="float" office:value="1.00000000012333">
            <text:p>1.0000000001</text:p>
          </table:table-cell>
          <table:table-cell table:formula="of:=[.K18]/[.$L18]" office:value-type="float" office:value="1.33333333341667">
            <text:p>1.3333333334</text:p>
          </table:table-cell>
          <table:table-cell table:formula="of:=[.M18]/[.$L18]" office:value-type="float" office:value="1.33333333341667">
            <text:p>1.3333333334</text:p>
          </table:table-cell>
          <table:table-cell table:formula="of:=MIN([.U18:.X18])" office:value-type="float" office:value="1">
            <text:p>1</text:p>
          </table:table-cell>
          <table:table-cell table:formula="of:=STDEV([.U18];[.V18];[.W18];[.X18])" office:value-type="float" office:value="0.192450089742385">
            <text:p>0.192450089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5.lp</text:p>
          </table:table-cell>
          <table:table-cell office:value-type="string">
            <text:p>761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5">
            <text:p>15</text:p>
          </table:table-cell>
          <table:table-cell office:value-type="float" office:value="330.86">
            <text:p>330.86</text:p>
          </table:table-cell>
          <table:table-cell office:value-type="float" office:value="570.24">
            <text:p>570.24</text:p>
          </table:table-cell>
          <table:table-cell office:value-type="float" office:value="281.54">
            <text:p>281.54</text:p>
          </table:table-cell>
          <table:table-cell office:value-type="float" office:value="186.56">
            <text:p>186.56</text:p>
          </table:table-cell>
          <table:table-cell office:value-type="float" office:value="297.51">
            <text:p>297.51</text:p>
          </table:table-cell>
          <table:table-cell table:formula="of:=AVERAGE([.I19:.M19])" office:value-type="float" office:value="333.342">
            <text:p>333.342</text:p>
          </table:table-cell>
          <table:table-cell table:formula="of:=STDEV([.I19];[.J19];[.K19];[.L19];[.M19])" office:value-type="float" office:value="142.862834285198">
            <text:p>142.8628342852</text:p>
          </table:table-cell>
          <table:table-cell table:formula="of:=([.I19]-[.$N19])/[.$O19]" office:value-type="float" office:value="-0.0173733078474779">
            <text:p>-0.0173733078</text:p>
          </table:table-cell>
          <table:table-cell table:formula="of:=([.J19]-[.$N19])/[.$O19]" office:value-type="float" office:value="1.65821993652372">
            <text:p>1.6582199365</text:p>
          </table:table-cell>
          <table:table-cell table:formula="of:=([.K19]-[.$N19])/[.$O19]" office:value-type="float" office:value="-0.362599554035077">
            <text:p>-0.362599554</text:p>
          </table:table-cell>
          <table:table-cell table:formula="of:=([.L19]-[.$N19])/[.$O19]" office:value-type="float" office:value="-1.02743306707032">
            <text:p>-1.0274330671</text:p>
          </table:table-cell>
          <table:table-cell table:formula="of:=([.M19]-[.$N19])/[.$O19]" office:value-type="float" office:value="-0.250814007570844">
            <text:p>-0.2508140076</text:p>
          </table:table-cell>
          <table:table-cell table:formula="of:=[.I19]/[.$L19]" office:value-type="float" office:value="1.77347770154374">
            <text:p>1.7734777015</text:p>
          </table:table-cell>
          <table:table-cell table:formula="of:=[.J19]/[.$L19]" office:value-type="float" office:value="3.05660377358491">
            <text:p>3.0566037736</text:p>
          </table:table-cell>
          <table:table-cell table:formula="of:=[.K19]/[.$L19]" office:value-type="float" office:value="1.50911234991424">
            <text:p>1.5091123499</text:p>
          </table:table-cell>
          <table:table-cell table:formula="of:=[.M19]/[.$L19]" office:value-type="float" office:value="1.59471483704974">
            <text:p>1.594714837</text:p>
          </table:table-cell>
          <table:table-cell table:formula="of:=MIN([.U19:.X19])" office:value-type="float" office:value="1.50911234991424">
            <text:p>1.5091123499</text:p>
          </table:table-cell>
          <table:table-cell table:formula="of:=STDEV([.U19];[.V19];[.W19];[.X19])" office:value-type="float" office:value="0.723845890165743">
            <text:p>0.723845890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5.lp</text:p>
          </table:table-cell>
          <table:table-cell office:value-type="string">
            <text:p>761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5">
            <text:p>15</text:p>
          </table:table-cell>
          <table:table-cell table:style-name="ce3" office:value-type="float" office:value="10.07">
            <text:p>10.07</text:p>
          </table:table-cell>
          <table:table-cell table:style-name="ce3" office:value-type="float" office:value="10.23">
            <text:p>10.23</text:p>
          </table:table-cell>
          <table:table-cell table:style-name="ce3" office:value-type="float" office:value="10.06">
            <text:p>10.06</text:p>
          </table:table-cell>
          <table:table-cell table:style-name="ce3" office:value-type="float" office:value="9.96">
            <text:p>9.96</text:p>
          </table:table-cell>
          <table:table-cell table:style-name="ce3" office:value-type="float" office:value="16.6">
            <text:p>16.6</text:p>
          </table:table-cell>
          <table:table-cell table:formula="of:=AVERAGE([.I20:.M20])" office:value-type="float" office:value="11.384">
            <text:p>11.384</text:p>
          </table:table-cell>
          <table:table-cell table:formula="of:=STDEV([.I20];[.J20];[.K20];[.L20];[.M20])" office:value-type="float" office:value="2.91743551771072">
            <text:p>2.9174355177</text:p>
          </table:table-cell>
          <table:table-cell table:formula="of:=([.I20]-[.$N20])/[.$O20]" office:value-type="float" office:value="-0.450395558710097">
            <text:p>-0.4503955587</text:p>
          </table:table-cell>
          <table:table-cell table:formula="of:=([.J20]-[.$N20])/[.$O20]" office:value-type="float" office:value="-0.395552872718">
            <text:p>-0.3955528727</text:p>
          </table:table-cell>
          <table:table-cell table:formula="of:=([.K20]-[.$N20])/[.$O20]" office:value-type="float" office:value="-0.453823226584603">
            <text:p>-0.4538232266</text:p>
          </table:table-cell>
          <table:table-cell table:formula="of:=([.L20]-[.$N20])/[.$O20]" office:value-type="float" office:value="-0.488099905329664">
            <text:p>-0.4880999053</text:p>
          </table:table-cell>
          <table:table-cell table:formula="of:=([.M20]-[.$N20])/[.$O20]" office:value-type="float" office:value="1.78787156334236">
            <text:p>1.7878715633</text:p>
          </table:table-cell>
          <table:table-cell table:formula="of:=[.I20]/[.$L20]" office:value-type="float" office:value="1.01104417670683">
            <text:p>1.0110441767</text:p>
          </table:table-cell>
          <table:table-cell table:formula="of:=[.J20]/[.$L20]" office:value-type="float" office:value="1.02710843373494">
            <text:p>1.0271084337</text:p>
          </table:table-cell>
          <table:table-cell table:formula="of:=[.K20]/[.$L20]" office:value-type="float" office:value="1.01004016064257">
            <text:p>1.0100401606</text:p>
          </table:table-cell>
          <table:table-cell table:formula="of:=[.M20]/[.$L20]" office:value-type="float" office:value="1.66666666666667">
            <text:p>1.6666666667</text:p>
          </table:table-cell>
          <table:table-cell table:formula="of:=MIN([.U20:.X20])" office:value-type="float" office:value="1.01004016064257">
            <text:p>1.0100401606</text:p>
          </table:table-cell>
          <table:table-cell table:formula="of:=STDEV([.U20];[.V20];[.W20];[.X20])" office:value-type="float" office:value="0.325395188631427">
            <text:p>0.325395188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table:style-name="ce3" office:value-type="float" office:value="2.34">
            <text:p>2.34</text:p>
          </table:table-cell>
          <table:table-cell office:value-type="float" office:value="2.53000000001">
            <text:p>2.53</text:p>
          </table:table-cell>
          <table:table-cell table:style-name="ce3" office:value-type="float" office:value="2.3">
            <text:p>2.3</text:p>
          </table:table-cell>
          <table:table-cell table:style-name="ce3" office:value-type="float" office:value="2.16">
            <text:p>2.16</text:p>
          </table:table-cell>
          <table:table-cell table:style-name="ce3" office:value-type="float" office:value="2.63">
            <text:p>2.63</text:p>
          </table:table-cell>
          <table:table-cell table:formula="of:=AVERAGE([.I21:.M21])" office:value-type="float" office:value="2.392000000002">
            <text:p>2.392</text:p>
          </table:table-cell>
          <table:table-cell table:formula="of:=STDEV([.I21];[.J21];[.K21];[.L21];[.M21])" office:value-type="float" office:value="0.187536663084022">
            <text:p>0.1875366631</text:p>
          </table:table-cell>
          <table:table-cell table:formula="of:=([.I21]-[.$N21])/[.$O21]" office:value-type="float" office:value="-0.277279115170681">
            <text:p>-0.2772791152</text:p>
          </table:table-cell>
          <table:table-cell table:formula="of:=([.J21]-[.$N21])/[.$O21]" office:value-type="float" office:value="0.735856113351937">
            <text:p>0.7358561134</text:p>
          </table:table-cell>
          <table:table-cell table:formula="of:=([.K21]-[.$N21])/[.$O21]" office:value-type="float" office:value="-0.490570742216849">
            <text:p>-0.4905707422</text:p>
          </table:table-cell>
          <table:table-cell table:formula="of:=([.L21]-[.$N21])/[.$O21]" office:value-type="float" office:value="-1.23709143687843">
            <text:p>-1.2370914369</text:p>
          </table:table-cell>
          <table:table-cell table:formula="of:=([.M21]-[.$N21])/[.$O21]" office:value-type="float" office:value="1.26908518091403">
            <text:p>1.2690851809</text:p>
          </table:table-cell>
          <table:table-cell table:formula="of:=[.I21]/[.$L21]" office:value-type="float" office:value="1.08333333333333">
            <text:p>1.0833333333</text:p>
          </table:table-cell>
          <table:table-cell table:formula="of:=[.J21]/[.$L21]" office:value-type="float" office:value="1.17129629630093">
            <text:p>1.1712962963</text:p>
          </table:table-cell>
          <table:table-cell table:formula="of:=[.K21]/[.$L21]" office:value-type="float" office:value="1.06481481481481">
            <text:p>1.0648148148</text:p>
          </table:table-cell>
          <table:table-cell table:formula="of:=[.M21]/[.$L21]" office:value-type="float" office:value="1.21759259259259">
            <text:p>1.2175925926</text:p>
          </table:table-cell>
          <table:table-cell table:formula="of:=MIN([.U21:.X21])" office:value-type="float" office:value="1.06481481481481">
            <text:p>1.0648148148</text:p>
          </table:table-cell>
          <table:table-cell table:formula="of:=STDEV([.U21];[.V21];[.W21];[.X21])" office:value-type="float" office:value="0.0724158531282588">
            <text:p>0.0724158531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table:style-name="ce3" office:value-type="float" office:value="2.09">
            <text:p>2.09</text:p>
          </table:table-cell>
          <table:table-cell table:style-name="ce3" office:value-type="float" office:value="2.33">
            <text:p>2.33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2.13">
            <text:p>2.13</text:p>
          </table:table-cell>
          <table:table-cell table:style-name="ce3" office:value-type="float" office:value="2.61">
            <text:p>2.61</text:p>
          </table:table-cell>
          <table:table-cell table:formula="of:=AVERAGE([.I22:.M22])" office:value-type="float" office:value="2.248">
            <text:p>2.248</text:p>
          </table:table-cell>
          <table:table-cell table:formula="of:=STDEV([.I22];[.J22];[.K22];[.L22];[.M22])" office:value-type="float" office:value="0.226318359838525">
            <text:p>0.2263183598</text:p>
          </table:table-cell>
          <table:table-cell table:formula="of:=([.I22]-[.$N22])/[.$O22]" office:value-type="float" office:value="-0.698131605905642">
            <text:p>-0.6981316059</text:p>
          </table:table-cell>
          <table:table-cell table:formula="of:=([.J22]-[.$N22])/[.$O22]" office:value-type="float" office:value="0.362321466356091">
            <text:p>0.3623214664</text:p>
          </table:table-cell>
          <table:table-cell table:formula="of:=([.K22]-[.$N22])/[.$O22]" office:value-type="float" office:value="-0.742317150583214">
            <text:p>-0.7423171506</text:p>
          </table:table-cell>
          <table:table-cell table:formula="of:=([.L22]-[.$N22])/[.$O22]" office:value-type="float" office:value="-0.521389427195353">
            <text:p>-0.5213894272</text:p>
          </table:table-cell>
          <table:table-cell table:formula="of:=([.M22]-[.$N22])/[.$O22]" office:value-type="float" office:value="1.59951671732811">
            <text:p>1.5995167173</text:p>
          </table:table-cell>
          <table:table-cell table:formula="of:=[.I22]/[.$L22]" office:value-type="float" office:value="0.981220657276995">
            <text:p>0.9812206573</text:p>
          </table:table-cell>
          <table:table-cell table:formula="of:=[.J22]/[.$L22]" office:value-type="float" office:value="1.09389671361502">
            <text:p>1.0938967136</text:p>
          </table:table-cell>
          <table:table-cell table:formula="of:=[.K22]/[.$L22]" office:value-type="float" office:value="0.976525821596244">
            <text:p>0.9765258216</text:p>
          </table:table-cell>
          <table:table-cell table:formula="of:=[.M22]/[.$L22]" office:value-type="float" office:value="1.22535211267606">
            <text:p>1.2253521127</text:p>
          </table:table-cell>
          <table:table-cell table:formula="of:=MIN([.U22:.X22])" office:value-type="float" office:value="0.976525821596244">
            <text:p>0.9765258216</text:p>
          </table:table-cell>
          <table:table-cell table:formula="of:=STDEV([.U22];[.V22];[.W22];[.X22])" office:value-type="float" office:value="0.117363067031803">
            <text:p>0.1173630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364.68">
            <text:p>364.68</text:p>
          </table:table-cell>
          <table:table-cell office:value-type="float" office:value="422.44">
            <text:p>422.44</text:p>
          </table:table-cell>
          <table:table-cell office:value-type="float" office:value="350.15">
            <text:p>350.15</text:p>
          </table:table-cell>
          <table:table-cell office:value-type="float" office:value="327.98">
            <text:p>327.98</text:p>
          </table:table-cell>
          <table:table-cell office:value-type="float" office:value="589.2">
            <text:p>589.2</text:p>
          </table:table-cell>
          <table:table-cell table:formula="of:=AVERAGE([.I23:.M23])" office:value-type="float" office:value="410.89">
            <text:p>410.89</text:p>
          </table:table-cell>
          <table:table-cell table:formula="of:=STDEV([.I23];[.J23];[.K23];[.L23];[.M23])" office:value-type="float" office:value="105.625089822447">
            <text:p>105.6250898224</text:p>
          </table:table-cell>
          <table:table-cell table:formula="of:=([.I23]-[.$N23])/[.$O23]" office:value-type="float" office:value="-0.43749075222258">
            <text:p>-0.4374907522</text:p>
          </table:table-cell>
          <table:table-cell table:formula="of:=([.J23]-[.$N23])/[.$O23]" office:value-type="float" office:value="0.10934901943672">
            <text:p>0.1093490194</text:p>
          </table:table-cell>
          <table:table-cell table:formula="of:=([.K23]-[.$N23])/[.$O23]" office:value-type="float" office:value="-0.575052765418731">
            <text:p>-0.5750527654</text:p>
          </table:table-cell>
          <table:table-cell table:formula="of:=([.L23]-[.$N23])/[.$O23]" office:value-type="float" office:value="-0.78494607805181">
            <text:p>-0.7849460781</text:p>
          </table:table-cell>
          <table:table-cell table:formula="of:=([.M23]-[.$N23])/[.$O23]" office:value-type="float" office:value="1.6881405762564">
            <text:p>1.6881405763</text:p>
          </table:table-cell>
          <table:table-cell table:formula="of:=[.I23]/[.$L23]" office:value-type="float" office:value="1.11189706689432">
            <text:p>1.1118970669</text:p>
          </table:table-cell>
          <table:table-cell table:formula="of:=[.J23]/[.$L23]" office:value-type="float" office:value="1.28800536618086">
            <text:p>1.2880053662</text:p>
          </table:table-cell>
          <table:table-cell table:formula="of:=[.K23]/[.$L23]" office:value-type="float" office:value="1.06759558509665">
            <text:p>1.0675955851</text:p>
          </table:table-cell>
          <table:table-cell table:formula="of:=[.M23]/[.$L23]" office:value-type="float" office:value="1.79645100310995">
            <text:p>1.7964510031</text:p>
          </table:table-cell>
          <table:table-cell table:formula="of:=MIN([.U23:.X23])" office:value-type="float" office:value="1.06759558509665">
            <text:p>1.0675955851</text:p>
          </table:table-cell>
          <table:table-cell table:formula="of:=STDEV([.U23];[.V23];[.W23];[.X23])" office:value-type="float" office:value="0.33415546576812">
            <text:p>0.3341554658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0.159999999996">
            <text:p>0.16</text:p>
          </table:table-cell>
          <table:table-cell office:value-type="float" office:value="0.150000000001">
            <text:p>0.15</text:p>
          </table:table-cell>
          <table:table-cell office:value-type="float" office:value="0.160000000003">
            <text:p>0.16</text:p>
          </table:table-cell>
          <table:table-cell office:value-type="float" office:value="0.159999999996">
            <text:p>0.16</text:p>
          </table:table-cell>
          <table:table-cell office:value-type="float" office:value="0.160000000003">
            <text:p>0.16</text:p>
          </table:table-cell>
          <table:table-cell table:formula="of:=AVERAGE([.I24:.M24])" office:value-type="float" office:value="0.1579999999998">
            <text:p>0.158</text:p>
          </table:table-cell>
          <table:table-cell table:formula="of:=STDEV([.I24];[.J24];[.K24];[.L24];[.M24])" office:value-type="float" office:value="0.00447213595432876">
            <text:p>0.004472136</text:p>
          </table:table-cell>
          <table:table-cell table:formula="of:=([.I24]-[.$N24])/[.$O24]" office:value-type="float" office:value="0.447213594717337">
            <text:p>0.4472135947</text:p>
          </table:table-cell>
          <table:table-cell table:formula="of:=([.J24]-[.$N24])/[.$O24]" office:value-type="float" office:value="-1.78885438199983">
            <text:p>-1.788854382</text:p>
          </table:table-cell>
          <table:table-cell table:formula="of:=([.K24]-[.$N24])/[.$O24]" office:value-type="float" office:value="0.447213596282581">
            <text:p>0.4472135963</text:p>
          </table:table-cell>
          <table:table-cell table:formula="of:=([.L24]-[.$N24])/[.$O24]" office:value-type="float" office:value="0.447213594717337">
            <text:p>0.4472135947</text:p>
          </table:table-cell>
          <table:table-cell table:formula="of:=([.M24]-[.$N24])/[.$O24]" office:value-type="float" office:value="0.447213596282581">
            <text:p>0.4472135963</text:p>
          </table:table-cell>
          <table:table-cell table:formula="of:=[.I24]/[.$L24]" office:value-type="float" office:value="1">
            <text:p>1</text:p>
          </table:table-cell>
          <table:table-cell table:formula="of:=[.J24]/[.$L24]" office:value-type="float" office:value="0.937500000029687">
            <text:p>0.9375</text:p>
          </table:table-cell>
          <table:table-cell table:formula="of:=[.K24]/[.$L24]" office:value-type="float" office:value="1.00000000004375">
            <text:p>1</text:p>
          </table:table-cell>
          <table:table-cell table:formula="of:=[.M24]/[.$L24]" office:value-type="float" office:value="1.00000000004375">
            <text:p>1</text:p>
          </table:table-cell>
          <table:table-cell table:formula="of:=MIN([.U24:.X24])" office:value-type="float" office:value="0.937500000029687">
            <text:p>0.9375</text:p>
          </table:table-cell>
          <table:table-cell table:formula="of:=STDEV([.U24];[.V24];[.W24];[.X24])" office:value-type="float" office:value="0.0312499999997396">
            <text:p>0.0312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.63">
            <text:p>1.63</text:p>
          </table:table-cell>
          <table:table-cell table:style-name="ce3" office:value-type="float" office:value="1.61">
            <text:p>1.61</text:p>
          </table:table-cell>
          <table:table-cell office:value-type="float" office:value="1.60999999999">
            <text:p>1.61</text:p>
          </table:table-cell>
          <table:table-cell office:value-type="float" office:value="1.64000000001">
            <text:p>1.64</text:p>
          </table:table-cell>
          <table:table-cell table:formula="of:=AVERAGE([.I25:.M25])" office:value-type="float" office:value="1.616">
            <text:p>1.616</text:p>
          </table:table-cell>
          <table:table-cell table:formula="of:=STDEV([.I25];[.J25];[.K25];[.L25];[.M25])" office:value-type="float" office:value="0.0194935886934654">
            <text:p>0.0194935887</text:p>
          </table:table-cell>
          <table:table-cell table:formula="of:=([.I25]-[.$N25])/[.$O25]" office:value-type="float" office:value="-1.33377185744746">
            <text:p>-1.3337718574</text:p>
          </table:table-cell>
          <table:table-cell table:formula="of:=([.J25]-[.$N25])/[.$O25]" office:value-type="float" office:value="0.718184846317847">
            <text:p>0.7181848463</text:p>
          </table:table-cell>
          <table:table-cell table:formula="of:=([.K25]-[.$N25])/[.$O25]" office:value-type="float" office:value="-0.307793505564808">
            <text:p>-0.3077935056</text:p>
          </table:table-cell>
          <table:table-cell table:formula="of:=([.L25]-[.$N25])/[.$O25]" office:value-type="float" office:value="-0.307793506077797">
            <text:p>-0.3077935061</text:p>
          </table:table-cell>
          <table:table-cell table:formula="of:=([.M25]-[.$N25])/[.$O25]" office:value-type="float" office:value="1.23117402277217">
            <text:p>1.2311740228</text:p>
          </table:table-cell>
          <table:table-cell table:formula="of:=[.I25]/[.$L25]" office:value-type="float" office:value="0.987577639757687">
            <text:p>0.9875776398</text:p>
          </table:table-cell>
          <table:table-cell table:formula="of:=[.J25]/[.$L25]" office:value-type="float" office:value="1.01242236025474">
            <text:p>1.0124223603</text:p>
          </table:table-cell>
          <table:table-cell table:formula="of:=[.K25]/[.$L25]" office:value-type="float" office:value="1.00000000000621">
            <text:p>1</text:p>
          </table:table-cell>
          <table:table-cell table:formula="of:=[.M25]/[.$L25]" office:value-type="float" office:value="1.01863354038521">
            <text:p>1.0186335404</text:p>
          </table:table-cell>
          <table:table-cell table:formula="of:=MIN([.U25:.X25])" office:value-type="float" office:value="0.987577639757687">
            <text:p>0.9875776398</text:p>
          </table:table-cell>
          <table:table-cell table:formula="of:=STDEV([.U25];[.V25];[.W25];[.X25])" office:value-type="float" office:value="0.0137723961674557">
            <text:p>0.013772396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0.129999999997">
            <text:p>0.13</text:p>
          </table:table-cell>
          <table:table-cell office:value-type="float" office:value="0.159999999996">
            <text:p>0.16</text:p>
          </table:table-cell>
          <table:table-cell office:value-type="float" office:value="0.130000000005">
            <text:p>0.13</text:p>
          </table:table-cell>
          <table:table-cell office:value-type="float" office:value="0.150000000001">
            <text:p>0.15</text:p>
          </table:table-cell>
          <table:table-cell office:value-type="float" office:value="0.149999999994">
            <text:p>0.15</text:p>
          </table:table-cell>
          <table:table-cell table:formula="of:=AVERAGE([.I26:.M26])" office:value-type="float" office:value="0.1439999999986">
            <text:p>0.144</text:p>
          </table:table-cell>
          <table:table-cell table:formula="of:=STDEV([.I26];[.J26];[.K26];[.L26];[.M26])" office:value-type="float" office:value="0.0134164078627254">
            <text:p>0.0134164079</text:p>
          </table:table-cell>
          <table:table-cell table:formula="of:=([.I26]-[.$N26])/[.$O26]" office:value-type="float" office:value="-1.04349838979597">
            <text:p>-1.0434983898</text:p>
          </table:table-cell>
          <table:table-cell table:formula="of:=([.J26]-[.$N26])/[.$O26]" office:value-type="float" office:value="1.19256958800817">
            <text:p>1.192569588</text:p>
          </table:table-cell>
          <table:table-cell table:formula="of:=([.K26]-[.$N26])/[.$O26]" office:value-type="float" office:value="-1.04349838919969">
            <text:p>-1.0434983892</text:p>
          </table:table-cell>
          <table:table-cell table:formula="of:=([.L26]-[.$N26])/[.$O26]" office:value-type="float" office:value="0.447213595754623">
            <text:p>0.4472135958</text:p>
          </table:table-cell>
          <table:table-cell table:formula="of:=([.M26]-[.$N26])/[.$O26]" office:value-type="float" office:value="0.447213595232873">
            <text:p>0.4472135952</text:p>
          </table:table-cell>
          <table:table-cell table:formula="of:=[.I26]/[.$L26]" office:value-type="float" office:value="0.866666666640889">
            <text:p>0.8666666666</text:p>
          </table:table-cell>
          <table:table-cell table:formula="of:=[.J26]/[.$L26]" office:value-type="float" office:value="1.06666666663289">
            <text:p>1.0666666666</text:p>
          </table:table-cell>
          <table:table-cell table:formula="of:=[.K26]/[.$L26]" office:value-type="float" office:value="0.866666666694222">
            <text:p>0.8666666667</text:p>
          </table:table-cell>
          <table:table-cell table:formula="of:=[.M26]/[.$L26]" office:value-type="float" office:value="0.999999999953333">
            <text:p>1</text:p>
          </table:table-cell>
          <table:table-cell table:formula="of:=MIN([.U26:.X26])" office:value-type="float" office:value="0.866666666640889">
            <text:p>0.8666666666</text:p>
          </table:table-cell>
          <table:table-cell table:formula="of:=STDEV([.U26];[.V26];[.W26];[.X26])" office:value-type="float" office:value="0.0999999999785927">
            <text:p>0.1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4.78000000001">
            <text:p>4.78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4.85">
            <text:p>4.85</text:p>
          </table:table-cell>
          <table:table-cell table:style-name="ce3" office:value-type="float" office:value="4.81">
            <text:p>4.81</text:p>
          </table:table-cell>
          <table:table-cell table:style-name="ce3" office:value-type="float" office:value="4.75">
            <text:p>4.75</text:p>
          </table:table-cell>
          <table:table-cell table:formula="of:=AVERAGE([.I27:.M27])" office:value-type="float" office:value="4.778000000002">
            <text:p>4.778</text:p>
          </table:table-cell>
          <table:table-cell table:formula="of:=STDEV([.I27];[.J27];[.K27];[.L27];[.M27])" office:value-type="float" office:value="0.0571839138220705">
            <text:p>0.0571839138</text:p>
          </table:table-cell>
          <table:table-cell table:formula="of:=([.I27]-[.$N27])/[.$O27]" office:value-type="float" office:value="0.0349748709789881">
            <text:p>0.034974871</text:p>
          </table:table-cell>
          <table:table-cell table:formula="of:=([.J27]-[.$N27])/[.$O27]" office:value-type="float" office:value="-1.36401996275909">
            <text:p>-1.3640199628</text:p>
          </table:table-cell>
          <table:table-cell table:formula="of:=([.K27]-[.$N27])/[.$O27]" office:value-type="float" office:value="1.2590953501719">
            <text:p>1.2590953502</text:p>
          </table:table-cell>
          <table:table-cell table:formula="of:=([.L27]-[.$N27])/[.$O27]" office:value-type="float" office:value="0.559597933390319">
            <text:p>0.5595979334</text:p>
          </table:table-cell>
          <table:table-cell table:formula="of:=([.M27]-[.$N27])/[.$O27]" office:value-type="float" office:value="-0.489648191782091">
            <text:p>-0.4896481918</text:p>
          </table:table-cell>
          <table:table-cell table:formula="of:=[.I27]/[.$L27]" office:value-type="float" office:value="0.993762993765073">
            <text:p>0.9937629938</text:p>
          </table:table-cell>
          <table:table-cell table:formula="of:=[.J27]/[.$L27]" office:value-type="float" office:value="0.977130977130977">
            <text:p>0.9771309771</text:p>
          </table:table-cell>
          <table:table-cell table:formula="of:=[.K27]/[.$L27]" office:value-type="float" office:value="1.00831600831601">
            <text:p>1.0083160083</text:p>
          </table:table-cell>
          <table:table-cell table:formula="of:=[.M27]/[.$L27]" office:value-type="float" office:value="0.987525987525987">
            <text:p>0.9875259875</text:p>
          </table:table-cell>
          <table:table-cell table:formula="of:=MIN([.U27:.X27])" office:value-type="float" office:value="0.977130977130977">
            <text:p>0.9771309771</text:p>
          </table:table-cell>
          <table:table-cell table:formula="of:=STDEV([.U27];[.V27];[.W27];[.X27])" office:value-type="float" office:value="0.0130387302303438">
            <text:p>0.013038730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0.260000000002">
            <text:p>0.26</text:p>
          </table:table-cell>
          <table:table-cell office:value-type="float" office:value="0.239999999998">
            <text:p>0.24</text:p>
          </table:table-cell>
          <table:table-cell office:value-type="float" office:value="0.240000000005">
            <text:p>0.24</text:p>
          </table:table-cell>
          <table:table-cell office:value-type="float" office:value="0.25">
            <text:p>0.25</text:p>
          </table:table-cell>
          <table:table-cell office:value-type="float" office:value="0.259999999995">
            <text:p>0.26</text:p>
          </table:table-cell>
          <table:table-cell table:formula="of:=AVERAGE([.I28:.M28])" office:value-type="float" office:value="0.25">
            <text:p>0.25</text:p>
          </table:table-cell>
          <table:table-cell table:formula="of:=STDEV([.I28];[.J28];[.K28];[.L28];[.M28])" office:value-type="float" office:value="0.00999999999850001">
            <text:p>0.01</text:p>
          </table:table-cell>
          <table:table-cell table:formula="of:=([.I28]-[.$N28])/[.$O28]" office:value-type="float" office:value="1.00000000035">
            <text:p>1.0000000004</text:p>
          </table:table-cell>
          <table:table-cell table:formula="of:=([.J28]-[.$N28])/[.$O28]" office:value-type="float" office:value="-1.00000000035">
            <text:p>-1.0000000004</text:p>
          </table:table-cell>
          <table:table-cell table:formula="of:=([.K28]-[.$N28])/[.$O28]" office:value-type="float" office:value="-0.99999999965">
            <text:p>-0.9999999997</text:p>
          </table:table-cell>
          <table:table-cell table:formula="of:=([.L28]-[.$N28])/[.$O28]" office:value-type="float" office:value="0">
            <text:p>0</text:p>
          </table:table-cell>
          <table:table-cell table:formula="of:=([.M28]-[.$N28])/[.$O28]" office:value-type="float" office:value="0.99999999965">
            <text:p>0.9999999997</text:p>
          </table:table-cell>
          <table:table-cell table:formula="of:=[.I28]/[.$L28]" office:value-type="float" office:value="1.040000000008">
            <text:p>1.04</text:p>
          </table:table-cell>
          <table:table-cell table:formula="of:=[.J28]/[.$L28]" office:value-type="float" office:value="0.959999999992">
            <text:p>0.96</text:p>
          </table:table-cell>
          <table:table-cell table:formula="of:=[.K28]/[.$L28]" office:value-type="float" office:value="0.96000000002">
            <text:p>0.96</text:p>
          </table:table-cell>
          <table:table-cell table:formula="of:=[.M28]/[.$L28]" office:value-type="float" office:value="1.03999999998">
            <text:p>1.04</text:p>
          </table:table-cell>
          <table:table-cell table:formula="of:=MIN([.U28:.X28])" office:value-type="float" office:value="0.959999999992">
            <text:p>0.96</text:p>
          </table:table-cell>
          <table:table-cell table:formula="of:=STDEV([.U28];[.V28];[.W28];[.X28])" office:value-type="float" office:value="0.0461880215282419">
            <text:p>0.046188021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0_20.lp</text:p>
          </table:table-cell>
          <table:table-cell office:value-type="float" office:value="2016">
            <text:p>2016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20">
            <text:p>20</text:p>
          </table:table-cell>
          <table:table-cell table:style-name="ce3" office:value-type="float" office:value="3.11">
            <text:p>3.11</text:p>
          </table:table-cell>
          <table:table-cell table:style-name="ce3" office:value-type="float" office:value="3.8">
            <text:p>3.8</text:p>
          </table:table-cell>
          <table:table-cell table:style-name="ce3" office:value-type="float" office:value="3.11">
            <text:p>3.11</text:p>
          </table:table-cell>
          <table:table-cell table:style-name="ce3" office:value-type="float" office:value="3.42">
            <text:p>3.42</text:p>
          </table:table-cell>
          <table:table-cell table:style-name="ce3" office:value-type="float" office:value="3.47">
            <text:p>3.47</text:p>
          </table:table-cell>
          <table:table-cell table:formula="of:=AVERAGE([.I29:.M29])" office:value-type="float" office:value="3.382">
            <text:p>3.382</text:p>
          </table:table-cell>
          <table:table-cell table:formula="of:=STDEV([.I29];[.J29];[.K29];[.L29];[.M29])" office:value-type="float" office:value="0.288045135352083">
            <text:p>0.2880451354</text:p>
          </table:table-cell>
          <table:table-cell table:formula="of:=([.I29]-[.$N29])/[.$O29]" office:value-type="float" office:value="-0.94429645433008">
            <text:p>-0.9442964543</text:p>
          </table:table-cell>
          <table:table-cell table:formula="of:=([.J29]-[.$N29])/[.$O29]" office:value-type="float" office:value="1.45116146290431">
            <text:p>1.4511614629</text:p>
          </table:table-cell>
          <table:table-cell table:formula="of:=([.K29]-[.$N29])/[.$O29]" office:value-type="float" office:value="-0.94429645433008">
            <text:p>-0.9442964543</text:p>
          </table:table-cell>
          <table:table-cell table:formula="of:=([.L29]-[.$N29])/[.$O29]" office:value-type="float" office:value="0.131923769354937">
            <text:p>0.1319237694</text:p>
          </table:table-cell>
          <table:table-cell table:formula="of:=([.M29]-[.$N29])/[.$O29]" office:value-type="float" office:value="0.305507676400908">
            <text:p>0.3055076764</text:p>
          </table:table-cell>
          <table:table-cell table:formula="of:=[.I29]/[.$L29]" office:value-type="float" office:value="0.909356725146199">
            <text:p>0.9093567251</text:p>
          </table:table-cell>
          <table:table-cell table:formula="of:=[.J29]/[.$L29]" office:value-type="float" office:value="1.11111111111111">
            <text:p>1.1111111111</text:p>
          </table:table-cell>
          <table:table-cell table:formula="of:=[.K29]/[.$L29]" office:value-type="float" office:value="0.909356725146199">
            <text:p>0.9093567251</text:p>
          </table:table-cell>
          <table:table-cell table:formula="of:=[.M29]/[.$L29]" office:value-type="float" office:value="1.01461988304094">
            <text:p>1.014619883</text:p>
          </table:table-cell>
          <table:table-cell table:formula="of:=MIN([.U29:.X29])" office:value-type="float" office:value="0.909356725146199">
            <text:p>0.9093567251</text:p>
          </table:table-cell>
          <table:table-cell table:formula="of:=STDEV([.U29];[.V29];[.W29];[.X29])" office:value-type="float" office:value="0.0969883525767368">
            <text:p>0.096988352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0_20.lp</text:p>
          </table:table-cell>
          <table:table-cell office:value-type="float" office:value="2016">
            <text:p>2016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0">
            <text:p>20</text:p>
          </table:table-cell>
          <table:table-cell office:value-type="float" office:value="52.38">
            <text:p>52.38</text:p>
          </table:table-cell>
          <table:table-cell office:value-type="float" office:value="49.01">
            <text:p>49.01</text:p>
          </table:table-cell>
          <table:table-cell office:value-type="float" office:value="52.05">
            <text:p>52.05</text:p>
          </table:table-cell>
          <table:table-cell office:value-type="float" office:value="49.41">
            <text:p>49.41</text:p>
          </table:table-cell>
          <table:table-cell office:value-type="float" office:value="55.88">
            <text:p>55.88</text:p>
          </table:table-cell>
          <table:table-cell table:formula="of:=AVERAGE([.I30:.M30])" office:value-type="float" office:value="51.746">
            <text:p>51.746</text:p>
          </table:table-cell>
          <table:table-cell table:formula="of:=STDEV([.I30];[.J30];[.K30];[.L30];[.M30])" office:value-type="float" office:value="2.76255859666361">
            <text:p>2.7625585967</text:p>
          </table:table-cell>
          <table:table-cell table:formula="of:=([.I30]-[.$N30])/[.$O30]" office:value-type="float" office:value="0.229497394468191">
            <text:p>0.2294973945</text:p>
          </table:table-cell>
          <table:table-cell table:formula="of:=([.J30]-[.$N30])/[.$O30]" office:value-type="float" office:value="-0.990386232279134">
            <text:p>-0.9903862323</text:p>
          </table:table-cell>
          <table:table-cell table:formula="of:=([.K30]-[.$N30])/[.$O30]" office:value-type="float" office:value="0.11004291469768">
            <text:p>0.1100429147</text:p>
          </table:table-cell>
          <table:table-cell table:formula="of:=([.L30]-[.$N30])/[.$O30]" office:value-type="float" office:value="-0.845592923466396">
            <text:p>-0.8455929235</text:p>
          </table:table-cell>
          <table:table-cell table:formula="of:=([.M30]-[.$N30])/[.$O30]" office:value-type="float" office:value="1.49643884657965">
            <text:p>1.4964388466</text:p>
          </table:table-cell>
          <table:table-cell table:formula="of:=[.I30]/[.$L30]" office:value-type="float" office:value="1.06010928961749">
            <text:p>1.0601092896</text:p>
          </table:table-cell>
          <table:table-cell table:formula="of:=[.J30]/[.$L30]" office:value-type="float" office:value="0.99190447277879">
            <text:p>0.9919044728</text:p>
          </table:table-cell>
          <table:table-cell table:formula="of:=[.K30]/[.$L30]" office:value-type="float" office:value="1.05343047965999">
            <text:p>1.0534304797</text:p>
          </table:table-cell>
          <table:table-cell table:formula="of:=[.M30]/[.$L30]" office:value-type="float" office:value="1.13094515280308">
            <text:p>1.1309451528</text:p>
          </table:table-cell>
          <table:table-cell table:formula="of:=MIN([.U30:.X30])" office:value-type="float" office:value="0.99190447277879">
            <text:p>0.9919044728</text:p>
          </table:table-cell>
          <table:table-cell table:formula="of:=STDEV([.U30];[.V30];[.W30];[.X30])" office:value-type="float" office:value="0.0568920819274948">
            <text:p>0.056892081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0499999999884">
            <text:p>0.05</text:p>
          </table:table-cell>
          <table:table-cell office:value-type="float" office:value="0.0500000000029">
            <text:p>0.05</text:p>
          </table:table-cell>
          <table:table-cell office:value-type="float" office:value="0.0599999999977">
            <text:p>0.06</text:p>
          </table:table-cell>
          <table:table-cell office:value-type="float" office:value="0.0500000000029">
            <text:p>0.05</text:p>
          </table:table-cell>
          <table:table-cell office:value-type="float" office:value="0.0599999999977">
            <text:p>0.06</text:p>
          </table:table-cell>
          <table:table-cell table:formula="of:=AVERAGE([.I31:.M31])" office:value-type="float" office:value="0.05399999999792">
            <text:p>0.054</text:p>
          </table:table-cell>
          <table:table-cell table:formula="of:=STDEV([.I31];[.J31];[.K31];[.L31];[.M31])" office:value-type="float" office:value="0.00547722557485083">
            <text:p>0.0054772256</text:p>
          </table:table-cell>
          <table:table-cell table:formula="of:=([.I31]-[.$N31])/[.$O31]" office:value-type="float" office:value="-0.730296745105105">
            <text:p>-0.7302967451</text:p>
          </table:table-cell>
          <table:table-cell table:formula="of:=([.J31]-[.$N31])/[.$O31]" office:value-type="float" office:value="-0.73029674245778">
            <text:p>-0.7302967425</text:p>
          </table:table-cell>
          <table:table-cell table:formula="of:=([.K31]-[.$N31])/[.$O31]" office:value-type="float" office:value="1.09544511501033">
            <text:p>1.095445115</text:p>
          </table:table-cell>
          <table:table-cell table:formula="of:=([.L31]-[.$N31])/[.$O31]" office:value-type="float" office:value="-0.73029674245778">
            <text:p>-0.7302967425</text:p>
          </table:table-cell>
          <table:table-cell table:formula="of:=([.M31]-[.$N31])/[.$O31]" office:value-type="float" office:value="1.09544511501033">
            <text:p>1.095445115</text:p>
          </table:table-cell>
          <table:table-cell table:formula="of:=[.I31]/[.$L31]" office:value-type="float" office:value="0.99999999971">
            <text:p>0.9999999997</text:p>
          </table:table-cell>
          <table:table-cell table:formula="of:=[.J31]/[.$L31]" office:value-type="float" office:value="1">
            <text:p>1</text:p>
          </table:table-cell>
          <table:table-cell table:formula="of:=[.K31]/[.$L31]" office:value-type="float" office:value="1.1999999998844">
            <text:p>1.1999999999</text:p>
          </table:table-cell>
          <table:table-cell table:formula="of:=[.M31]/[.$L31]" office:value-type="float" office:value="1.1999999998844">
            <text:p>1.1999999999</text:p>
          </table:table-cell>
          <table:table-cell table:formula="of:=MIN([.U31:.X31])" office:value-type="float" office:value="0.99999999971">
            <text:p>0.9999999997</text:p>
          </table:table-cell>
          <table:table-cell table:formula="of:=STDEV([.U31];[.V31];[.W31];[.X31])" office:value-type="float" office:value="0.115470053854899">
            <text:p>0.115470053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2" office:value-type="float" office:value="0.100000000006">
            <text:p>0.1</text:p>
          </table:table-cell>
          <table:table-cell office:value-type="float" office:value="0.0999999999913">
            <text:p>0.1</text:p>
          </table:table-cell>
          <table:table-cell office:value-type="float" office:value="0.100000000006">
            <text:p>0.1</text:p>
          </table:table-cell>
          <table:table-cell office:value-type="float" office:value="0.110000000001">
            <text:p>0.11</text:p>
          </table:table-cell>
          <table:table-cell table:formula="of:=AVERAGE([.I32:.M32])" office:value-type="float" office:value="0.10200000000206">
            <text:p>0.102</text:p>
          </table:table-cell>
          <table:table-cell table:formula="of:=STDEV([.I32];[.J32];[.K32];[.L32];[.M32])" office:value-type="float" office:value="0.00447213595440702">
            <text:p>0.004472136</text:p>
          </table:table-cell>
          <table:table-cell table:formula="of:=([.I32]-[.$N32])/[.$O32]" office:value-type="float" office:value="-0.447213594678204">
            <text:p>-0.4472135947</text:p>
          </table:table-cell>
          <table:table-cell table:formula="of:=([.J32]-[.$N32])/[.$O32]" office:value-type="float" office:value="-0.447213594678204">
            <text:p>-0.4472135947</text:p>
          </table:table-cell>
          <table:table-cell table:formula="of:=([.K32]-[.$N32])/[.$O32]" office:value-type="float" office:value="-0.447213597965221">
            <text:p>-0.447213598</text:p>
          </table:table-cell>
          <table:table-cell table:formula="of:=([.L32]-[.$N32])/[.$O32]" office:value-type="float" office:value="-0.447213594678204">
            <text:p>-0.4472135947</text:p>
          </table:table-cell>
          <table:table-cell table:formula="of:=([.M32]-[.$N32])/[.$O32]" office:value-type="float" office:value="1.78885438199983">
            <text:p>1.788854382</text:p>
          </table:table-cell>
          <table:table-cell table:formula="of:=[.I32]/[.$L32]" office:value-type="float" office:value="1">
            <text:p>1</text:p>
          </table:table-cell>
          <table:table-cell table:formula="of:=[.J32]/[.$L32]" office:value-type="float" office:value="1">
            <text:p>1</text:p>
          </table:table-cell>
          <table:table-cell table:formula="of:=[.K32]/[.$L32]" office:value-type="float" office:value="0.999999999853">
            <text:p>0.9999999999</text:p>
          </table:table-cell>
          <table:table-cell table:formula="of:=[.M32]/[.$L32]" office:value-type="float" office:value="1.099999999944">
            <text:p>1.0999999999</text:p>
          </table:table-cell>
          <table:table-cell table:formula="of:=MIN([.U32:.X32])" office:value-type="float" office:value="0.999999999853">
            <text:p>0.9999999999</text:p>
          </table:table-cell>
          <table:table-cell table:formula="of:=STDEV([.U32];[.V32];[.W32];[.X32])" office:value-type="float" office:value="0.0499999999965">
            <text:p>0.0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0500000000029">
            <text:p>0.05</text:p>
          </table:table-cell>
          <table:table-cell office:value-type="float" office:value="0.0499999999884">
            <text:p>0.05</text:p>
          </table:table-cell>
          <table:table-cell office:value-type="float" office:value="0.0599999999977">
            <text:p>0.06</text:p>
          </table:table-cell>
          <table:table-cell office:value-type="float" office:value="0.0400000000081">
            <text:p>0.04</text:p>
          </table:table-cell>
          <table:table-cell office:value-type="float" office:value="0.0500000000029">
            <text:p>0.05</text:p>
          </table:table-cell>
          <table:table-cell table:formula="of:=AVERAGE([.I33:.M33])" office:value-type="float" office:value="0.05">
            <text:p>0.05</text:p>
          </table:table-cell>
          <table:table-cell table:formula="of:=STDEV([.I33];[.J33];[.K33];[.L33];[.M33])" office:value-type="float" office:value="0.00707106780818852">
            <text:p>0.0070710678</text:p>
          </table:table-cell>
          <table:table-cell table:formula="of:=([.I33]-[.$N33])/[.$O33]" office:value-type="float" office:value="0.000000000410121888730479">
            <text:p>4.10121888730479E-010</text:p>
          </table:table-cell>
          <table:table-cell table:formula="of:=([.J33]-[.$N33])/[.$O33]" office:value-type="float" office:value="-0.00000000164048755492192">
            <text:p>-1.64048755492192E-009</text:p>
          </table:table-cell>
          <table:table-cell table:formula="of:=([.K33]-[.$N33])/[.$O33]" office:value-type="float" office:value="1.41421356278322">
            <text:p>1.4142135628</text:p>
          </table:table-cell>
          <table:table-cell table:formula="of:=([.L33]-[.$N33])/[.$O33]" office:value-type="float" office:value="-1.41421356196297">
            <text:p>-1.414213562</text:p>
          </table:table-cell>
          <table:table-cell table:formula="of:=([.M33]-[.$N33])/[.$O33]" office:value-type="float" office:value="0.000000000410121888730479">
            <text:p>4.10121888730479E-010</text:p>
          </table:table-cell>
          <table:table-cell table:formula="of:=[.I33]/[.$L33]" office:value-type="float" office:value="1.24999999981938">
            <text:p>1.2499999998</text:p>
          </table:table-cell>
          <table:table-cell table:formula="of:=[.J33]/[.$L33]" office:value-type="float" office:value="1.24999999945688">
            <text:p>1.2499999995</text:p>
          </table:table-cell>
          <table:table-cell table:formula="of:=[.K33]/[.$L33]" office:value-type="float" office:value="1.49999999963875">
            <text:p>1.4999999996</text:p>
          </table:table-cell>
          <table:table-cell table:formula="of:=[.M33]/[.$L33]" office:value-type="float" office:value="1.24999999981938">
            <text:p>1.2499999998</text:p>
          </table:table-cell>
          <table:table-cell table:formula="of:=MIN([.U33:.X33])" office:value-type="float" office:value="1.24999999945688">
            <text:p>1.2499999995</text:p>
          </table:table-cell>
          <table:table-cell table:formula="of:=STDEV([.U33];[.V33];[.W33];[.X33])" office:value-type="float" office:value="0.124999999970104">
            <text:p>0.12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2" office:value-type="float" office:value="0.119999999995">
            <text:p>0.12</text:p>
          </table:table-cell>
          <table:table-cell table:number-columns-repeated="2" office:value-type="float" office:value="0.130000000005">
            <text:p>0.13</text:p>
          </table:table-cell>
          <table:table-cell office:value-type="float" office:value="0.119999999995">
            <text:p>0.12</text:p>
          </table:table-cell>
          <table:table-cell table:formula="of:=AVERAGE([.I34:.M34])" office:value-type="float" office:value="0.123999999999">
            <text:p>0.124</text:p>
          </table:table-cell>
          <table:table-cell table:formula="of:=STDEV([.I34];[.J34];[.K34];[.L34];[.M34])" office:value-type="float" office:value="0.00547722558052889">
            <text:p>0.0054772256</text:p>
          </table:table-cell>
          <table:table-cell table:formula="of:=([.I34]-[.$N34])/[.$O34]" office:value-type="float" office:value="-0.73029674334022">
            <text:p>-0.7302967433</text:p>
          </table:table-cell>
          <table:table-cell table:formula="of:=([.J34]-[.$N34])/[.$O34]" office:value-type="float" office:value="-0.73029674334022">
            <text:p>-0.7302967433</text:p>
          </table:table-cell>
          <table:table-cell table:formula="of:=([.K34]-[.$N34])/[.$O34]" office:value-type="float" office:value="1.09544511501033">
            <text:p>1.095445115</text:p>
          </table:table-cell>
          <table:table-cell table:formula="of:=([.L34]-[.$N34])/[.$O34]" office:value-type="float" office:value="1.09544511501033">
            <text:p>1.095445115</text:p>
          </table:table-cell>
          <table:table-cell table:formula="of:=([.M34]-[.$N34])/[.$O34]" office:value-type="float" office:value="-0.73029674334022">
            <text:p>-0.7302967433</text:p>
          </table:table-cell>
          <table:table-cell table:formula="of:=[.I34]/[.$L34]" office:value-type="float" office:value="0.923076923002959">
            <text:p>0.923076923</text:p>
          </table:table-cell>
          <table:table-cell table:formula="of:=[.J34]/[.$L34]" office:value-type="float" office:value="0.923076923002959">
            <text:p>0.923076923</text:p>
          </table:table-cell>
          <table:table-cell table:formula="of:=[.K34]/[.$L34]" office:value-type="float" office:value="1">
            <text:p>1</text:p>
          </table:table-cell>
          <table:table-cell table:formula="of:=[.M34]/[.$L34]" office:value-type="float" office:value="0.923076923002959">
            <text:p>0.923076923</text:p>
          </table:table-cell>
          <table:table-cell table:formula="of:=MIN([.U34:.X34])" office:value-type="float" office:value="0.923076923002959">
            <text:p>0.923076923</text:p>
          </table:table-cell>
          <table:table-cell table:formula="of:=STDEV([.U34];[.V34];[.W34];[.X34])" office:value-type="float" office:value="0.0384615384985207">
            <text:p>0.038461538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0.070000000007">
            <text:p>0.07</text:p>
          </table:table-cell>
          <table:table-cell office:value-type="float" office:value="0.0699999999924">
            <text:p>0.07</text:p>
          </table:table-cell>
          <table:table-cell office:value-type="float" office:value="0.070000000007">
            <text:p>0.07</text:p>
          </table:table-cell>
          <table:table-cell office:value-type="float" office:value="0.0599999999977">
            <text:p>0.06</text:p>
          </table:table-cell>
          <table:table-cell office:value-type="float" office:value="0.0800000000017">
            <text:p>0.08</text:p>
          </table:table-cell>
          <table:table-cell table:formula="of:=AVERAGE([.I35:.M35])" office:value-type="float" office:value="0.07000000000116">
            <text:p>0.07</text:p>
          </table:table-cell>
          <table:table-cell table:formula="of:=STDEV([.I35];[.J35];[.K35];[.L35];[.M35])" office:value-type="float" office:value="0.00707106781327969">
            <text:p>0.0070710678</text:p>
          </table:table-cell>
          <table:table-cell table:formula="of:=([.I35]-[.$N35])/[.$O35]" office:value-type="float" office:value="0.000000000825901997567232">
            <text:p>8.25901997567232E-010</text:p>
          </table:table-cell>
          <table:table-cell table:formula="of:=([.J35]-[.$N35])/[.$O35]" office:value-type="float" office:value="-0.00000000123885005242749">
            <text:p>-1.23885005242749E-009</text:p>
          </table:table-cell>
          <table:table-cell table:formula="of:=([.K35]-[.$N35])/[.$O35]" office:value-type="float" office:value="0.000000000825901997567232">
            <text:p>8.25901997567232E-010</text:p>
          </table:table-cell>
          <table:table-cell table:formula="of:=([.L35]-[.$N35])/[.$O35]" office:value-type="float" office:value="-1.41421356257957">
            <text:p>-1.4142135626</text:p>
          </table:table-cell>
          <table:table-cell table:formula="of:=([.M35]-[.$N35])/[.$O35]" office:value-type="float" office:value="1.41421356216662">
            <text:p>1.4142135622</text:p>
          </table:table-cell>
          <table:table-cell table:formula="of:=[.I35]/[.$L35]" office:value-type="float" office:value="1.16666666682806">
            <text:p>1.1666666668</text:p>
          </table:table-cell>
          <table:table-cell table:formula="of:=[.J35]/[.$L35]" office:value-type="float" office:value="1.16666666658472">
            <text:p>1.1666666666</text:p>
          </table:table-cell>
          <table:table-cell table:formula="of:=[.K35]/[.$L35]" office:value-type="float" office:value="1.16666666682806">
            <text:p>1.1666666668</text:p>
          </table:table-cell>
          <table:table-cell table:formula="of:=[.M35]/[.$L35]" office:value-type="float" office:value="1.33333333341278">
            <text:p>1.3333333334</text:p>
          </table:table-cell>
          <table:table-cell table:formula="of:=MIN([.U35:.X35])" office:value-type="float" office:value="1.16666666658472">
            <text:p>1.1666666666</text:p>
          </table:table-cell>
          <table:table-cell table:formula="of:=STDEV([.U35];[.V35];[.W35];[.X35])" office:value-type="float" office:value="0.0833333333329166">
            <text:p>0.0833333333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0_10.lp</text:p>
          </table:table-cell>
          <table:table-cell office:value-type="string">
            <text:p>636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0.37000000001">
            <text:p>0.37</text:p>
          </table:table-cell>
          <table:table-cell office:value-type="float" office:value="0.309999999998">
            <text:p>0.31</text:p>
          </table:table-cell>
          <table:table-cell office:value-type="float" office:value="0.319999999992">
            <text:p>0.32</text:p>
          </table:table-cell>
          <table:table-cell office:value-type="float" office:value="0.300000000003">
            <text:p>0.3</text:p>
          </table:table-cell>
          <table:table-cell office:value-type="float" office:value="0.330000000002">
            <text:p>0.33</text:p>
          </table:table-cell>
          <table:table-cell table:formula="of:=AVERAGE([.I36:.M36])" office:value-type="float" office:value="0.326000000001">
            <text:p>0.326</text:p>
          </table:table-cell>
          <table:table-cell table:formula="of:=STDEV([.I36];[.J36];[.K36];[.L36];[.M36])" office:value-type="float" office:value="0.0270185121763764">
            <text:p>0.0270185122</text:p>
          </table:table-cell>
          <table:table-cell table:formula="of:=([.I36]-[.$N36])/[.$O36]" office:value-type="float" office:value="1.62851306251687">
            <text:p>1.6285130625</text:p>
          </table:table-cell>
          <table:table-cell table:formula="of:=([.J36]-[.$N36])/[.$O36]" office:value-type="float" office:value="-0.592186568177858">
            <text:p>-0.5921865682</text:p>
          </table:table-cell>
          <table:table-cell table:formula="of:=([.K36]-[.$N36])/[.$O36]" office:value-type="float" office:value="-0.222069963358162">
            <text:p>-0.2220699634</text:p>
          </table:table-cell>
          <table:table-cell table:formula="of:=([.L36]-[.$N36])/[.$O36]" office:value-type="float" office:value="-0.962303173034564">
            <text:p>-0.962303173</text:p>
          </table:table-cell>
          <table:table-cell table:formula="of:=([.M36]-[.$N36])/[.$O36]" office:value-type="float" office:value="0.148046642053717">
            <text:p>0.1480466421</text:p>
          </table:table-cell>
          <table:table-cell table:formula="of:=[.I36]/[.$L36]" office:value-type="float" office:value="1.23333333335433">
            <text:p>1.2333333334</text:p>
          </table:table-cell>
          <table:table-cell table:formula="of:=[.J36]/[.$L36]" office:value-type="float" office:value="1.03333333331633">
            <text:p>1.0333333333</text:p>
          </table:table-cell>
          <table:table-cell table:formula="of:=[.K36]/[.$L36]" office:value-type="float" office:value="1.06666666662933">
            <text:p>1.0666666666</text:p>
          </table:table-cell>
          <table:table-cell table:formula="of:=[.M36]/[.$L36]" office:value-type="float" office:value="1.09999999999567">
            <text:p>1.1</text:p>
          </table:table-cell>
          <table:table-cell table:formula="of:=MIN([.U36:.X36])" office:value-type="float" office:value="1.03333333331633">
            <text:p>1.0333333333</text:p>
          </table:table-cell>
          <table:table-cell table:formula="of:=STDEV([.U36];[.V36];[.W36];[.X36])" office:value-type="float" office:value="0.0876651880101007">
            <text:p>0.087665188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0_10.lp</text:p>
          </table:table-cell>
          <table:table-cell office:value-type="string">
            <text:p>636.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office:value-type="float" office:value="0.369999999995">
            <text:p>0.37</text:p>
          </table:table-cell>
          <table:table-cell office:value-type="float" office:value="0.37000000001">
            <text:p>0.37</text:p>
          </table:table-cell>
          <table:table-cell table:number-columns-repeated="2" office:value-type="float" office:value="0.369999999995">
            <text:p>0.37</text:p>
          </table:table-cell>
          <table:table-cell office:value-type="float" office:value="0.37000000001">
            <text:p>0.37</text:p>
          </table:table-cell>
          <table:table-cell table:formula="of:=AVERAGE([.I37:.M37])" office:value-type="float" office:value="0.370000000001">
            <text:p>0.37</text:p>
          </table:table-cell>
          <table:table-cell table:formula="of:=STDEV([.I37];[.J37];[.K37];[.L37];[.M37])" office:value-type="float" office:value="0.0000000000082158390424434">
            <text:p>8.2158390424434E-012</text:p>
          </table:table-cell>
          <table:table-cell table:formula="of:=([.I37]-[.$N37])/[.$O37]" office:value-type="float" office:value="-0.730300797293681">
            <text:p>-0.7303007973</text:p>
          </table:table-cell>
          <table:table-cell table:formula="of:=([.J37]-[.$N37])/[.$O37]" office:value-type="float" office:value="1.09544106103812">
            <text:p>1.095441061</text:p>
          </table:table-cell>
          <table:table-cell table:formula="of:=([.K37]-[.$N37])/[.$O37]" office:value-type="float" office:value="-0.730300797293681">
            <text:p>-0.7303007973</text:p>
          </table:table-cell>
          <table:table-cell table:formula="of:=([.L37]-[.$N37])/[.$O37]" office:value-type="float" office:value="-0.730300797293681">
            <text:p>-0.7303007973</text:p>
          </table:table-cell>
          <table:table-cell table:formula="of:=([.M37]-[.$N37])/[.$O37]" office:value-type="float" office:value="1.09544106103812">
            <text:p>1.095441061</text:p>
          </table:table-cell>
          <table:table-cell table:formula="of:=[.I37]/[.$L37]" office:value-type="float" office:value="1">
            <text:p>1</text:p>
          </table:table-cell>
          <table:table-cell table:formula="of:=[.J37]/[.$L37]" office:value-type="float" office:value="1.00000000004054">
            <text:p>1</text:p>
          </table:table-cell>
          <table:table-cell table:formula="of:=[.K37]/[.$L37]" office:value-type="float" office:value="1">
            <text:p>1</text:p>
          </table:table-cell>
          <table:table-cell table:formula="of:=[.M37]/[.$L37]" office:value-type="float" office:value="1.00000000004054">
            <text:p>1</text:p>
          </table:table-cell>
          <table:table-cell table:formula="of:=MIN([.U37:.X37])" office:value-type="float" office:value="1">
            <text:p>1</text:p>
          </table:table-cell>
          <table:table-cell table:formula="of:=STDEV([.U37];[.V37];[.W37];[.X37])" office:value-type="float" office:value="0.0000000000234060454236359">
            <text:p>2.34060454236359E-011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0_10.lp</text:p>
          </table:table-cell>
          <table:table-cell office:value-type="string">
            <text:p>636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0">
            <text:p>10</text:p>
          </table:table-cell>
          <table:table-cell table:number-columns-repeated="2" office:value-type="float" office:value="0.309999999998">
            <text:p>0.31</text:p>
          </table:table-cell>
          <table:table-cell office:value-type="float" office:value="0.320000000007">
            <text:p>0.32</text:p>
          </table:table-cell>
          <table:table-cell office:value-type="float" office:value="0.309999999998">
            <text:p>0.31</text:p>
          </table:table-cell>
          <table:table-cell office:value-type="float" office:value="0.330000000002">
            <text:p>0.33</text:p>
          </table:table-cell>
          <table:table-cell table:formula="of:=AVERAGE([.I38:.M38])" office:value-type="float" office:value="0.3160000000006">
            <text:p>0.316</text:p>
          </table:table-cell>
          <table:table-cell table:formula="of:=STDEV([.I38];[.J38];[.K38];[.L38];[.M38])" office:value-type="float" office:value="0.00894427191257063">
            <text:p>0.0089442719</text:p>
          </table:table-cell>
          <table:table-cell table:formula="of:=([.I38]-[.$N38])/[.$O38]" office:value-type="float" office:value="-0.670820393347763">
            <text:p>-0.6708203933</text:p>
          </table:table-cell>
          <table:table-cell table:formula="of:=([.J38]-[.$N38])/[.$O38]" office:value-type="float" office:value="-0.670820393347763">
            <text:p>-0.6708203933</text:p>
          </table:table-cell>
          <table:table-cell table:formula="of:=([.K38]-[.$N38])/[.$O38]" office:value-type="float" office:value="0.447213596086932">
            <text:p>0.4472135961</text:p>
          </table:table-cell>
          <table:table-cell table:formula="of:=([.L38]-[.$N38])/[.$O38]" office:value-type="float" office:value="-0.670820393347763">
            <text:p>-0.6708203933</text:p>
          </table:table-cell>
          <table:table-cell table:formula="of:=([.M38]-[.$N38])/[.$O38]" office:value-type="float" office:value="1.56524758395637">
            <text:p>1.565247584</text:p>
          </table:table-cell>
          <table:table-cell table:formula="of:=[.I38]/[.$L38]" office:value-type="float" office:value="1">
            <text:p>1</text:p>
          </table:table-cell>
          <table:table-cell table:formula="of:=[.J38]/[.$L38]" office:value-type="float" office:value="1">
            <text:p>1</text:p>
          </table:table-cell>
          <table:table-cell table:formula="of:=[.K38]/[.$L38]" office:value-type="float" office:value="1.03225806454537">
            <text:p>1.0322580645</text:p>
          </table:table-cell>
          <table:table-cell table:formula="of:=[.M38]/[.$L38]" office:value-type="float" office:value="1.06451612904558">
            <text:p>1.064516129</text:p>
          </table:table-cell>
          <table:table-cell table:formula="of:=MIN([.U38:.X38])" office:value-type="float" office:value="1">
            <text:p>1</text:p>
          </table:table-cell>
          <table:table-cell table:formula="of:=STDEV([.U38];[.V38];[.W38];[.X38])" office:value-type="float" office:value="0.0308847454198364">
            <text:p>0.0308847454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5_20.lp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9">
            <text:p>19</text:p>
          </table:table-cell>
          <table:table-cell office:value-type="float" office:value="135.82">
            <text:p>135.82</text:p>
          </table:table-cell>
          <table:table-cell office:value-type="float" office:value="136.24">
            <text:p>136.24</text:p>
          </table:table-cell>
          <table:table-cell office:value-type="float" office:value="136.21">
            <text:p>136.21</text:p>
          </table:table-cell>
          <table:table-cell office:value-type="float" office:value="135.01">
            <text:p>135.01</text:p>
          </table:table-cell>
          <table:table-cell office:value-type="float" office:value="137.11">
            <text:p>137.11</text:p>
          </table:table-cell>
          <table:table-cell table:formula="of:=AVERAGE([.I39:.M39])" office:value-type="float" office:value="136.078">
            <text:p>136.078</text:p>
          </table:table-cell>
          <table:table-cell table:formula="of:=STDEV([.I39];[.J39];[.K39];[.L39];[.M39])" office:value-type="float" office:value="0.760900781968329">
            <text:p>0.760900782</text:p>
          </table:table-cell>
          <table:table-cell table:formula="of:=([.I39]-[.$N39])/[.$O39]" office:value-type="float" office:value="-0.33907180293945">
            <text:p>-0.3390718029</text:p>
          </table:table-cell>
          <table:table-cell table:formula="of:=([.J39]-[.$N39])/[.$O39]" office:value-type="float" office:value="0.212905550682849">
            <text:p>0.2129055507</text:p>
          </table:table-cell>
          <table:table-cell table:formula="of:=([.K39]-[.$N39])/[.$O39]" office:value-type="float" office:value="0.173478596852685">
            <text:p>0.1734785969</text:p>
          </table:table-cell>
          <table:table-cell table:formula="of:=([.L39]-[.$N39])/[.$O39]" office:value-type="float" office:value="-1.40359955635385">
            <text:p>-1.4035995564</text:p>
          </table:table-cell>
          <table:table-cell table:formula="of:=([.M39]-[.$N39])/[.$O39]" office:value-type="float" office:value="1.35628721175757">
            <text:p>1.3562872118</text:p>
          </table:table-cell>
          <table:table-cell table:formula="of:=[.I39]/[.$L39]" office:value-type="float" office:value="1.00599955558847">
            <text:p>1.0059995556</text:p>
          </table:table-cell>
          <table:table-cell table:formula="of:=[.J39]/[.$L39]" office:value-type="float" office:value="1.00911043626398">
            <text:p>1.0091104363</text:p>
          </table:table-cell>
          <table:table-cell table:formula="of:=[.K39]/[.$L39]" office:value-type="float" office:value="1.00888823050144">
            <text:p>1.0088882305</text:p>
          </table:table-cell>
          <table:table-cell table:formula="of:=[.M39]/[.$L39]" office:value-type="float" office:value="1.01555440337753">
            <text:p>1.0155544034</text:p>
          </table:table-cell>
          <table:table-cell table:formula="of:=MIN([.U39:.X39])" office:value-type="float" office:value="1.00599955558847">
            <text:p>1.0059995556</text:p>
          </table:table-cell>
          <table:table-cell table:formula="of:=STDEV([.U39];[.V39];[.W39];[.X39])" office:value-type="float" office:value="0.0040345289478991">
            <text:p>0.0040345289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0_12.lp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1">
            <text:p>11</text:p>
          </table:table-cell>
          <table:table-cell office:value-type="float" office:value="10.16">
            <text:p>10.16</text:p>
          </table:table-cell>
          <table:table-cell office:value-type="float" office:value="50.59">
            <text:p>50.59</text:p>
          </table:table-cell>
          <table:table-cell office:value-type="float" office:value="10.1">
            <text:p>10.1</text:p>
          </table:table-cell>
          <table:table-cell office:value-type="float" office:value="22.27">
            <text:p>22.27</text:p>
          </table:table-cell>
          <table:table-cell office:value-type="float" office:value="16.15">
            <text:p>16.15</text:p>
          </table:table-cell>
          <table:table-cell table:formula="of:=AVERAGE([.I40:.M40])" office:value-type="float" office:value="21.854">
            <text:p>21.854</text:p>
          </table:table-cell>
          <table:table-cell table:formula="of:=STDEV([.I40];[.J40];[.K40];[.L40];[.M40])" office:value-type="float" office:value="16.8327992324509">
            <text:p>16.8327992325</text:p>
          </table:table-cell>
          <table:table-cell table:formula="of:=([.I40]-[.$N40])/[.$O40]" office:value-type="float" office:value="-0.694715111759657">
            <text:p>-0.6947151118</text:p>
          </table:table-cell>
          <table:table-cell table:formula="of:=([.J40]-[.$N40])/[.$O40]" office:value-type="float" office:value="1.70714327445917">
            <text:p>1.7071432745</text:p>
          </table:table-cell>
          <table:table-cell table:formula="of:=([.K40]-[.$N40])/[.$O40]" office:value-type="float" office:value="-0.698279581291518">
            <text:p>-0.6982795813</text:p>
          </table:table-cell>
          <table:table-cell table:formula="of:=([.L40]-[.$N40])/[.$O40]" office:value-type="float" office:value="0.0247136554209009">
            <text:p>0.0247136554</text:p>
          </table:table-cell>
          <table:table-cell table:formula="of:=([.M40]-[.$N40])/[.$O40]" office:value-type="float" office:value="-0.338862236828894">
            <text:p>-0.3388622368</text:p>
          </table:table-cell>
          <table:table-cell table:formula="of:=[.I40]/[.$L40]" office:value-type="float" office:value="0.456219128872923">
            <text:p>0.4562191289</text:p>
          </table:table-cell>
          <table:table-cell table:formula="of:=[.J40]/[.$L40]" office:value-type="float" office:value="2.27166591827571">
            <text:p>2.2716659183</text:p>
          </table:table-cell>
          <table:table-cell table:formula="of:=[.K40]/[.$L40]" office:value-type="float" office:value="0.453524921418949">
            <text:p>0.4535249214</text:p>
          </table:table-cell>
          <table:table-cell table:formula="of:=[.M40]/[.$L40]" office:value-type="float" office:value="0.725190839694657">
            <text:p>0.7251908397</text:p>
          </table:table-cell>
          <table:table-cell table:formula="of:=MIN([.U40:.X40])" office:value-type="float" office:value="0.453524921418949">
            <text:p>0.4535249214</text:p>
          </table:table-cell>
          <table:table-cell table:formula="of:=STDEV([.U40];[.V40];[.W40];[.X40])" office:value-type="float" office:value="0.872698129815669">
            <text:p>0.8726981298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0_12.lp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1">
            <text:p>11</text:p>
          </table:table-cell>
          <table:table-cell office:value-type="float" office:value="8.84">
            <text:p>8.84</text:p>
          </table:table-cell>
          <table:table-cell office:value-type="float" office:value="43.47">
            <text:p>43.47</text:p>
          </table:table-cell>
          <table:table-cell office:value-type="float" office:value="8.82">
            <text:p>8.82</text:p>
          </table:table-cell>
          <table:table-cell office:value-type="float" office:value="20.2">
            <text:p>20.2</text:p>
          </table:table-cell>
          <table:table-cell office:value-type="float" office:value="52.48">
            <text:p>52.48</text:p>
          </table:table-cell>
          <table:table-cell table:formula="of:=AVERAGE([.I41:.M41])" office:value-type="float" office:value="26.762">
            <text:p>26.762</text:p>
          </table:table-cell>
          <table:table-cell table:formula="of:=STDEV([.I41];[.J41];[.K41];[.L41];[.M41])" office:value-type="float" office:value="20.1664701918804">
            <text:p>20.1664701919</text:p>
          </table:table-cell>
          <table:table-cell table:formula="of:=([.I41]-[.$N41])/[.$O41]" office:value-type="float" office:value="-0.888702873109441">
            <text:p>-0.8887028731</text:p>
          </table:table-cell>
          <table:table-cell table:formula="of:=([.J41]-[.$N41])/[.$O41]" office:value-type="float" office:value="0.828503939510799">
            <text:p>0.8285039395</text:p>
          </table:table-cell>
          <table:table-cell table:formula="of:=([.K41]-[.$N41])/[.$O41]" office:value-type="float" office:value="-0.88969461830876">
            <text:p>-0.8896946183</text:p>
          </table:table-cell>
          <table:table-cell table:formula="of:=([.L41]-[.$N41])/[.$O41]" office:value-type="float" office:value="-0.325391599896449">
            <text:p>-0.3253915999</text:p>
          </table:table-cell>
          <table:table-cell table:formula="of:=([.M41]-[.$N41])/[.$O41]" office:value-type="float" office:value="1.27528515180385">
            <text:p>1.2752851518</text:p>
          </table:table-cell>
          <table:table-cell table:formula="of:=[.I41]/[.$L41]" office:value-type="float" office:value="0.437623762376238">
            <text:p>0.4376237624</text:p>
          </table:table-cell>
          <table:table-cell table:formula="of:=[.J41]/[.$L41]" office:value-type="float" office:value="2.1519801980198">
            <text:p>2.151980198</text:p>
          </table:table-cell>
          <table:table-cell table:formula="of:=[.K41]/[.$L41]" office:value-type="float" office:value="0.436633663366337">
            <text:p>0.4366336634</text:p>
          </table:table-cell>
          <table:table-cell table:formula="of:=[.M41]/[.$L41]" office:value-type="float" office:value="2.5980198019802">
            <text:p>2.598019802</text:p>
          </table:table-cell>
          <table:table-cell table:formula="of:=MIN([.U41:.X41])" office:value-type="float" office:value="0.436633663366337">
            <text:p>0.4366336634</text:p>
          </table:table-cell>
          <table:table-cell table:formula="of:=STDEV([.U41];[.V41];[.W41];[.X41])" office:value-type="float" office:value="1.13355212786716">
            <text:p>1.1335521279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0_12.lp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1">
            <text:p>11</text:p>
          </table:table-cell>
          <table:table-cell office:value-type="float" office:value="2.99">
            <text:p>2.99</text:p>
          </table:table-cell>
          <table:table-cell office:value-type="float" office:value="2.96">
            <text:p>2.96</text:p>
          </table:table-cell>
          <table:table-cell office:value-type="float" office:value="2.97">
            <text:p>2.97</text:p>
          </table:table-cell>
          <table:table-cell office:value-type="float" office:value="2.95">
            <text:p>2.95</text:p>
          </table:table-cell>
          <table:table-cell office:value-type="float" office:value="3.03">
            <text:p>3.03</text:p>
          </table:table-cell>
          <table:table-cell table:formula="of:=AVERAGE([.I42:.M42])" office:value-type="float" office:value="2.98">
            <text:p>2.98</text:p>
          </table:table-cell>
          <table:table-cell table:formula="of:=STDEV([.I42];[.J42];[.K42];[.L42];[.M42])" office:value-type="float" office:value="0.0316227766016837">
            <text:p>0.0316227766</text:p>
          </table:table-cell>
          <table:table-cell table:formula="of:=([.I42]-[.$N42])/[.$O42]" office:value-type="float" office:value="0.31622776601686">
            <text:p>0.316227766</text:p>
          </table:table-cell>
          <table:table-cell table:formula="of:=([.J42]-[.$N42])/[.$O42]" office:value-type="float" office:value="-0.632455532033664">
            <text:p>-0.632455532</text:p>
          </table:table-cell>
          <table:table-cell table:formula="of:=([.K42]-[.$N42])/[.$O42]" office:value-type="float" office:value="-0.316227766016832">
            <text:p>-0.316227766</text:p>
          </table:table-cell>
          <table:table-cell table:formula="of:=([.L42]-[.$N42])/[.$O42]" office:value-type="float" office:value="-0.948683298050496">
            <text:p>-0.9486832981</text:p>
          </table:table-cell>
          <table:table-cell table:formula="of:=([.M42]-[.$N42])/[.$O42]" office:value-type="float" office:value="1.5811388300842">
            <text:p>1.5811388301</text:p>
          </table:table-cell>
          <table:table-cell table:formula="of:=[.I42]/[.$L42]" office:value-type="float" office:value="1.0135593220339">
            <text:p>1.013559322</text:p>
          </table:table-cell>
          <table:table-cell table:formula="of:=[.J42]/[.$L42]" office:value-type="float" office:value="1.00338983050847">
            <text:p>1.0033898305</text:p>
          </table:table-cell>
          <table:table-cell table:formula="of:=[.K42]/[.$L42]" office:value-type="float" office:value="1.00677966101695">
            <text:p>1.006779661</text:p>
          </table:table-cell>
          <table:table-cell table:formula="of:=[.M42]/[.$L42]" office:value-type="float" office:value="1.0271186440678">
            <text:p>1.0271186441</text:p>
          </table:table-cell>
          <table:table-cell table:formula="of:=MIN([.U42:.X42])" office:value-type="float" office:value="1.00338983050847">
            <text:p>1.0033898305</text:p>
          </table:table-cell>
          <table:table-cell table:formula="of:=STDEV([.U42];[.V42];[.W42];[.X42])" office:value-type="float" office:value="0.0104938845316422">
            <text:p>0.0104938845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0_16.lp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6">
            <text:p>16</text:p>
          </table:table-cell>
          <table:table-cell office:value-type="float" office:value="98.31">
            <text:p>98.31</text:p>
          </table:table-cell>
          <table:table-cell office:value-type="float" office:value="80.95">
            <text:p>80.95</text:p>
          </table:table-cell>
          <table:table-cell office:value-type="float" office:value="96.44">
            <text:p>96.44</text:p>
          </table:table-cell>
          <table:table-cell office:value-type="float" office:value="112.73">
            <text:p>112.73</text:p>
          </table:table-cell>
          <table:table-cell office:value-type="float" office:value="524.35">
            <text:p>524.35</text:p>
          </table:table-cell>
          <table:table-cell table:formula="of:=AVERAGE([.I43:.M43])" office:value-type="float" office:value="182.556">
            <text:p>182.556</text:p>
          </table:table-cell>
          <table:table-cell table:formula="of:=STDEV([.I43];[.J43];[.K43];[.L43];[.M43])" office:value-type="float" office:value="191.400066562162">
            <text:p>191.4000665622</text:p>
          </table:table-cell>
          <table:table-cell table:formula="of:=([.I43]-[.$N43])/[.$O43]" office:value-type="float" office:value="-0.440156586740993">
            <text:p>-0.4401565867</text:p>
          </table:table-cell>
          <table:table-cell table:formula="of:=([.J43]-[.$N43])/[.$O43]" office:value-type="float" office:value="-0.530856659691918">
            <text:p>-0.5308566597</text:p>
          </table:table-cell>
          <table:table-cell table:formula="of:=([.K43]-[.$N43])/[.$O43]" office:value-type="float" office:value="-0.449926698285822">
            <text:p>-0.4499266983</text:p>
          </table:table-cell>
          <table:table-cell table:formula="of:=([.L43]-[.$N43])/[.$O43]" office:value-type="float" office:value="-0.364817010015627">
            <text:p>-0.36481701</text:p>
          </table:table-cell>
          <table:table-cell table:formula="of:=([.M43]-[.$N43])/[.$O43]" office:value-type="float" office:value="1.78575695473436">
            <text:p>1.7857569547</text:p>
          </table:table-cell>
          <table:table-cell table:formula="of:=[.I43]/[.$L43]" office:value-type="float" office:value="0.872083739909518">
            <text:p>0.8720837399</text:p>
          </table:table-cell>
          <table:table-cell table:formula="of:=[.J43]/[.$L43]" office:value-type="float" office:value="0.718087465625832">
            <text:p>0.7180874656</text:p>
          </table:table-cell>
          <table:table-cell table:formula="of:=[.K43]/[.$L43]" office:value-type="float" office:value="0.85549543156214">
            <text:p>0.8554954316</text:p>
          </table:table-cell>
          <table:table-cell table:formula="of:=[.M43]/[.$L43]" office:value-type="float" office:value="4.65137940211124">
            <text:p>4.6513794021</text:p>
          </table:table-cell>
          <table:table-cell table:formula="of:=MIN([.U43:.X43])" office:value-type="float" office:value="0.718087465625832">
            <text:p>0.7180874656</text:p>
          </table:table-cell>
          <table:table-cell table:formula="of:=STDEV([.U43];[.V43];[.W43];[.X43])" office:value-type="float" office:value="1.91931991539102">
            <text:p>1.9193199154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0_16.lp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6">
            <text:p>16</text:p>
          </table:table-cell>
          <table:table-cell office:value-type="float" office:value="54.22">
            <text:p>54.22</text:p>
          </table:table-cell>
          <table:table-cell office:value-type="float" office:value="46.85">
            <text:p>46.85</text:p>
          </table:table-cell>
          <table:table-cell office:value-type="float" office:value="56.49">
            <text:p>56.49</text:p>
          </table:table-cell>
          <table:table-cell office:value-type="float" office:value="45.8">
            <text:p>45.8</text:p>
          </table:table-cell>
          <table:table-cell office:value-type="float" office:value="427.29">
            <text:p>427.29</text:p>
          </table:table-cell>
          <table:table-cell table:formula="of:=AVERAGE([.I44:.M44])" office:value-type="float" office:value="126.13">
            <text:p>126.13</text:p>
          </table:table-cell>
          <table:table-cell table:formula="of:=STDEV([.I44];[.J44];[.K44];[.L44];[.M44])" office:value-type="float" office:value="168.416411462779">
            <text:p>168.4164114628</text:p>
          </table:table-cell>
          <table:table-cell table:formula="of:=([.I44]-[.$N44])/[.$O44]" office:value-type="float" office:value="-0.426977391190244">
            <text:p>-0.4269773912</text:p>
          </table:table-cell>
          <table:table-cell table:formula="of:=([.J44]-[.$N44])/[.$O44]" office:value-type="float" office:value="-0.470737972097936">
            <text:p>-0.4707379721</text:p>
          </table:table-cell>
          <table:table-cell table:formula="of:=([.K44]-[.$N44])/[.$O44]" office:value-type="float" office:value="-0.41349889476413">
            <text:p>-0.4134988948</text:p>
          </table:table-cell>
          <table:table-cell table:formula="of:=([.L44]-[.$N44])/[.$O44]" office:value-type="float" office:value="-0.476972518902967">
            <text:p>-0.4769725189</text:p>
          </table:table-cell>
          <table:table-cell table:formula="of:=([.M44]-[.$N44])/[.$O44]" office:value-type="float" office:value="1.78818677695528">
            <text:p>1.788186777</text:p>
          </table:table-cell>
          <table:table-cell table:formula="of:=[.I44]/[.$L44]" office:value-type="float" office:value="1.18384279475983">
            <text:p>1.1838427948</text:p>
          </table:table-cell>
          <table:table-cell table:formula="of:=[.J44]/[.$L44]" office:value-type="float" office:value="1.02292576419214">
            <text:p>1.0229257642</text:p>
          </table:table-cell>
          <table:table-cell table:formula="of:=[.K44]/[.$L44]" office:value-type="float" office:value="1.23340611353712">
            <text:p>1.2334061135</text:p>
          </table:table-cell>
          <table:table-cell table:formula="of:=[.M44]/[.$L44]" office:value-type="float" office:value="9.32947598253275">
            <text:p>9.3294759825</text:p>
          </table:table-cell>
          <table:table-cell table:formula="of:=MIN([.U44:.X44])" office:value-type="float" office:value="1.02292576419214">
            <text:p>1.0229257642</text:p>
          </table:table-cell>
          <table:table-cell table:formula="of:=STDEV([.U44];[.V44];[.W44];[.X44])" office:value-type="float" office:value="4.09236195729288">
            <text:p>4.0923619573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0_8.lp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31">
            <text:p>0.31</text:p>
          </table:table-cell>
          <table:table-cell table:formula="of:=AVERAGE([.I45:.M45])" office:value-type="float" office:value="0.272">
            <text:p>0.272</text:p>
          </table:table-cell>
          <table:table-cell table:formula="of:=STDEV([.I45];[.J45];[.K45];[.L45];[.M45])" office:value-type="float" office:value="0.0216794833886788">
            <text:p>0.0216794834</text:p>
          </table:table-cell>
          <table:table-cell table:formula="of:=([.I45]-[.$N45])/[.$O45]" office:value-type="float" office:value="-0.553518724817332">
            <text:p>-0.5535187248</text:p>
          </table:table-cell>
          <table:table-cell table:formula="of:=([.J45]-[.$N45])/[.$O45]" office:value-type="float" office:value="-0.0922531208028886">
            <text:p>-0.0922531208</text:p>
          </table:table-cell>
          <table:table-cell table:formula="of:=([.K45]-[.$N45])/[.$O45]" office:value-type="float" office:value="-0.553518724817332">
            <text:p>-0.5535187248</text:p>
          </table:table-cell>
          <table:table-cell table:formula="of:=([.L45]-[.$N45])/[.$O45]" office:value-type="float" office:value="-0.553518724817332">
            <text:p>-0.5535187248</text:p>
          </table:table-cell>
          <table:table-cell table:formula="of:=([.M45]-[.$N45])/[.$O45]" office:value-type="float" office:value="1.75280929525488">
            <text:p>1.7528092953</text:p>
          </table:table-cell>
          <table:table-cell table:formula="of:=[.I45]/[.$L45]" office:value-type="float" office:value="1">
            <text:p>1</text:p>
          </table:table-cell>
          <table:table-cell table:formula="of:=[.J45]/[.$L45]" office:value-type="float" office:value="1.03846153846154">
            <text:p>1.0384615385</text:p>
          </table:table-cell>
          <table:table-cell table:formula="of:=[.K45]/[.$L45]" office:value-type="float" office:value="1">
            <text:p>1</text:p>
          </table:table-cell>
          <table:table-cell table:formula="of:=[.M45]/[.$L45]" office:value-type="float" office:value="1.19230769230769">
            <text:p>1.1923076923</text:p>
          </table:table-cell>
          <table:table-cell table:formula="of:=MIN([.U45:.X45])" office:value-type="float" office:value="1">
            <text:p>1</text:p>
          </table:table-cell>
          <table:table-cell table:formula="of:=STDEV([.U45];[.V45];[.W45];[.X45])" office:value-type="float" office:value="0.0915567747249083">
            <text:p>0.0915567747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0_8.lp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27">
            <text:p>0.27</text:p>
          </table:table-cell>
          <table:table-cell office:value-type="float" office:value="0.32">
            <text:p>0.32</text:p>
          </table:table-cell>
          <table:table-cell table:formula="of:=AVERAGE([.I46:.M46])" office:value-type="float" office:value="0.28">
            <text:p>0.28</text:p>
          </table:table-cell>
          <table:table-cell table:formula="of:=STDEV([.I46];[.J46];[.K46];[.L46];[.M46])" office:value-type="float" office:value="0.0223606797749979">
            <text:p>0.0223606798</text:p>
          </table:table-cell>
          <table:table-cell table:formula="of:=([.I46]-[.$N46])/[.$O46]" office:value-type="float" office:value="-0.447213595499958">
            <text:p>-0.4472135955</text:p>
          </table:table-cell>
          <table:table-cell table:formula="of:=([.J46]-[.$N46])/[.$O46]" office:value-type="float" office:value="-0.447213595499958">
            <text:p>-0.4472135955</text:p>
          </table:table-cell>
          <table:table-cell table:formula="of:=([.K46]-[.$N46])/[.$O46]" office:value-type="float" office:value="-0.447213595499958">
            <text:p>-0.4472135955</text:p>
          </table:table-cell>
          <table:table-cell table:formula="of:=([.L46]-[.$N46])/[.$O46]" office:value-type="float" office:value="-0.447213595499958">
            <text:p>-0.4472135955</text:p>
          </table:table-cell>
          <table:table-cell table:formula="of:=([.M46]-[.$N46])/[.$O46]" office:value-type="float" office:value="1.78885438199983">
            <text:p>1.788854382</text:p>
          </table:table-cell>
          <table:table-cell table:formula="of:=[.I46]/[.$L46]" office:value-type="float" office:value="1">
            <text:p>1</text:p>
          </table:table-cell>
          <table:table-cell table:formula="of:=[.J46]/[.$L46]" office:value-type="float" office:value="1">
            <text:p>1</text:p>
          </table:table-cell>
          <table:table-cell table:formula="of:=[.K46]/[.$L46]" office:value-type="float" office:value="1">
            <text:p>1</text:p>
          </table:table-cell>
          <table:table-cell table:formula="of:=[.M46]/[.$L46]" office:value-type="float" office:value="1.18518518518519">
            <text:p>1.1851851852</text:p>
          </table:table-cell>
          <table:table-cell table:formula="of:=MIN([.U46:.X46])" office:value-type="float" office:value="1">
            <text:p>1</text:p>
          </table:table-cell>
          <table:table-cell table:formula="of:=STDEV([.U46];[.V46];[.W46];[.X46])" office:value-type="float" office:value="0.0925925925925926">
            <text:p>0.0925925926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0_8.lp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office:value-type="float" office:value="297.53">
            <text:p>297.53</text:p>
          </table:table-cell>
          <table:table-cell office:value-type="float" office:value="290.05">
            <text:p>290.05</text:p>
          </table:table-cell>
          <table:table-cell office:value-type="float" office:value="297.87">
            <text:p>297.87</text:p>
          </table:table-cell>
          <table:table-cell office:value-type="float" office:value="291.29">
            <text:p>291.29</text:p>
          </table:table-cell>
          <table:table-cell office:value-type="float" office:value="457.41">
            <text:p>457.41</text:p>
          </table:table-cell>
          <table:table-cell table:formula="of:=AVERAGE([.I47:.M47])" office:value-type="float" office:value="326.83">
            <text:p>326.83</text:p>
          </table:table-cell>
          <table:table-cell table:formula="of:=STDEV([.I47];[.J47];[.K47];[.L47];[.M47])" office:value-type="float" office:value="73.0824329096945">
            <text:p>73.0824329097</text:p>
          </table:table-cell>
          <table:table-cell table:formula="of:=([.I47]-[.$N47])/[.$O47]" office:value-type="float" office:value="-0.400917140186139">
            <text:p>-0.4009171402</text:p>
          </table:table-cell>
          <table:table-cell table:formula="of:=([.J47]-[.$N47])/[.$O47]" office:value-type="float" office:value="-0.503267317953794">
            <text:p>-0.503267318</text:p>
          </table:table-cell>
          <table:table-cell table:formula="of:=([.K47]-[.$N47])/[.$O47]" office:value-type="float" office:value="-0.396264859378517">
            <text:p>-0.3962648594</text:p>
          </table:table-cell>
          <table:table-cell table:formula="of:=([.L47]-[.$N47])/[.$O47]" office:value-type="float" office:value="-0.486300176184824">
            <text:p>-0.4863001762</text:p>
          </table:table-cell>
          <table:table-cell table:formula="of:=([.M47]-[.$N47])/[.$O47]" office:value-type="float" office:value="1.78674949370327">
            <text:p>1.7867494937</text:p>
          </table:table-cell>
          <table:table-cell table:formula="of:=[.I47]/[.$L47]" office:value-type="float" office:value="1.02142195063339">
            <text:p>1.0214219506</text:p>
          </table:table-cell>
          <table:table-cell table:formula="of:=[.J47]/[.$L47]" office:value-type="float" office:value="0.995743073912596">
            <text:p>0.9957430739</text:p>
          </table:table-cell>
          <table:table-cell table:formula="of:=[.K47]/[.$L47]" office:value-type="float" office:value="1.02258917230252">
            <text:p>1.0225891723</text:p>
          </table:table-cell>
          <table:table-cell table:formula="of:=[.M47]/[.$L47]" office:value-type="float" office:value="1.57029077551581">
            <text:p>1.5702907755</text:p>
          </table:table-cell>
          <table:table-cell table:formula="of:=MIN([.U47:.X47])" office:value-type="float" office:value="0.995743073912596">
            <text:p>0.9957430739</text:p>
          </table:table-cell>
          <table:table-cell table:formula="of:=STDEV([.U47];[.V47];[.W47];[.X47])" office:value-type="float" office:value="0.278795112137716">
            <text:p>0.2787951121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0_8.lp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7">
            <text:p>7</text:p>
          </table:table-cell>
          <table:table-cell table:number-columns-repeated="4" office:value-type="float" office:value="0.16">
            <text:p>0.16</text:p>
          </table:table-cell>
          <table:table-cell office:value-type="float" office:value="0.17">
            <text:p>0.17</text:p>
          </table:table-cell>
          <table:table-cell table:formula="of:=AVERAGE([.I48:.M48])" office:value-type="float" office:value="0.162">
            <text:p>0.162</text:p>
          </table:table-cell>
          <table:table-cell table:formula="of:=STDEV([.I48];[.J48];[.K48];[.L48];[.M48])" office:value-type="float" office:value="0.00447213595499958">
            <text:p>0.004472136</text:p>
          </table:table-cell>
          <table:table-cell table:formula="of:=([.I48]-[.$N48])/[.$O48]" office:value-type="float" office:value="-0.447213595499958">
            <text:p>-0.4472135955</text:p>
          </table:table-cell>
          <table:table-cell table:formula="of:=([.J48]-[.$N48])/[.$O48]" office:value-type="float" office:value="-0.447213595499958">
            <text:p>-0.4472135955</text:p>
          </table:table-cell>
          <table:table-cell table:formula="of:=([.K48]-[.$N48])/[.$O48]" office:value-type="float" office:value="-0.447213595499958">
            <text:p>-0.4472135955</text:p>
          </table:table-cell>
          <table:table-cell table:formula="of:=([.L48]-[.$N48])/[.$O48]" office:value-type="float" office:value="-0.447213595499958">
            <text:p>-0.4472135955</text:p>
          </table:table-cell>
          <table:table-cell table:formula="of:=([.M48]-[.$N48])/[.$O48]" office:value-type="float" office:value="1.78885438199983">
            <text:p>1.788854382</text:p>
          </table:table-cell>
          <table:table-cell table:formula="of:=[.I48]/[.$L48]" office:value-type="float" office:value="1">
            <text:p>1</text:p>
          </table:table-cell>
          <table:table-cell table:formula="of:=[.J48]/[.$L48]" office:value-type="float" office:value="1">
            <text:p>1</text:p>
          </table:table-cell>
          <table:table-cell table:formula="of:=[.K48]/[.$L48]" office:value-type="float" office:value="1">
            <text:p>1</text:p>
          </table:table-cell>
          <table:table-cell table:formula="of:=[.M48]/[.$L48]" office:value-type="float" office:value="1.0625">
            <text:p>1.0625</text:p>
          </table:table-cell>
          <table:table-cell table:formula="of:=MIN([.U48:.X48])" office:value-type="float" office:value="1">
            <text:p>1</text:p>
          </table:table-cell>
          <table:table-cell table:formula="of:=STDEV([.U48];[.V48];[.W48];[.X48])" office:value-type="float" office:value="0.03125">
            <text:p>0.03125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0_4.lp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4" office:value-type="float" office:value="0.02">
            <text:p>0.02</text:p>
          </table:table-cell>
          <table:table-cell table:formula="of:=AVERAGE([.I49:.M49])" office:value-type="float" office:value="0.022">
            <text:p>0.022</text:p>
          </table:table-cell>
          <table:table-cell table:formula="of:=STDEV([.I49];[.J49];[.K49];[.L49];[.M49])" office:value-type="float" office:value="0.00447213595499958">
            <text:p>0.004472136</text:p>
          </table:table-cell>
          <table:table-cell table:formula="of:=([.I49]-[.$N49])/[.$O49]" office:value-type="float" office:value="1.78885438199983">
            <text:p>1.788854382</text:p>
          </table:table-cell>
          <table:table-cell table:formula="of:=([.J49]-[.$N49])/[.$O49]" office:value-type="float" office:value="-0.447213595499958">
            <text:p>-0.4472135955</text:p>
          </table:table-cell>
          <table:table-cell table:formula="of:=([.K49]-[.$N49])/[.$O49]" office:value-type="float" office:value="-0.447213595499958">
            <text:p>-0.4472135955</text:p>
          </table:table-cell>
          <table:table-cell table:formula="of:=([.L49]-[.$N49])/[.$O49]" office:value-type="float" office:value="-0.447213595499958">
            <text:p>-0.4472135955</text:p>
          </table:table-cell>
          <table:table-cell table:formula="of:=([.M49]-[.$N49])/[.$O49]" office:value-type="float" office:value="-0.447213595499958">
            <text:p>-0.4472135955</text:p>
          </table:table-cell>
          <table:table-cell table:formula="of:=[.I49]/[.$L49]" office:value-type="float" office:value="1.5">
            <text:p>1.5</text:p>
          </table:table-cell>
          <table:table-cell table:formula="of:=[.J49]/[.$L49]" office:value-type="float" office:value="1">
            <text:p>1</text:p>
          </table:table-cell>
          <table:table-cell table:formula="of:=[.K49]/[.$L49]" office:value-type="float" office:value="1">
            <text:p>1</text:p>
          </table:table-cell>
          <table:table-cell table:formula="of:=[.M49]/[.$L49]" office:value-type="float" office:value="1">
            <text:p>1</text:p>
          </table:table-cell>
          <table:table-cell table:formula="of:=MIN([.U49:.X49])" office:value-type="float" office:value="1">
            <text:p>1</text:p>
          </table:table-cell>
          <table:table-cell table:formula="of:=STDEV([.U49];[.V49];[.W49];[.X49])" office:value-type="float" office:value="0.25">
            <text:p>0.25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0_4.lp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95.54">
            <text:p>95.54</text:p>
          </table:table-cell>
          <table:table-cell office:value-type="float" office:value="95.45">
            <text:p>95.45</text:p>
          </table:table-cell>
          <table:table-cell office:value-type="float" office:value="94.57">
            <text:p>94.57</text:p>
          </table:table-cell>
          <table:table-cell office:value-type="float" office:value="95.94">
            <text:p>95.94</text:p>
          </table:table-cell>
          <table:table-cell office:value-type="float" office:value="111.33">
            <text:p>111.33</text:p>
          </table:table-cell>
          <table:table-cell table:formula="of:=AVERAGE([.I50:.M50])" office:value-type="float" office:value="98.566">
            <text:p>98.566</text:p>
          </table:table-cell>
          <table:table-cell table:formula="of:=STDEV([.I50];[.J50];[.K50];[.L50];[.M50])" office:value-type="float" office:value="7.15279176266162">
            <text:p>7.1527917627</text:p>
          </table:table-cell>
          <table:table-cell table:formula="of:=([.I50]-[.$N50])/[.$O50]" office:value-type="float" office:value="-0.423051600047419">
            <text:p>-0.4230516</text:p>
          </table:table-cell>
          <table:table-cell table:formula="of:=([.J50]-[.$N50])/[.$O50]" office:value-type="float" office:value="-0.43563409971836">
            <text:p>-0.4356340997</text:p>
          </table:table-cell>
          <table:table-cell table:formula="of:=([.K50]-[.$N50])/[.$O50]" office:value-type="float" office:value="-0.558662985389786">
            <text:p>-0.5586629854</text:p>
          </table:table-cell>
          <table:table-cell table:formula="of:=([.L50]-[.$N50])/[.$O50]" office:value-type="float" office:value="-0.367129379287682">
            <text:p>-0.3671293793</text:p>
          </table:table-cell>
          <table:table-cell table:formula="of:=([.M50]-[.$N50])/[.$O50]" office:value-type="float" office:value="1.78447806444324">
            <text:p>1.7844780644</text:p>
          </table:table-cell>
          <table:table-cell table:formula="of:=[.I50]/[.$L50]" office:value-type="float" office:value="0.995830727538045">
            <text:p>0.9958307275</text:p>
          </table:table-cell>
          <table:table-cell table:formula="of:=[.J50]/[.$L50]" office:value-type="float" office:value="0.994892641234105">
            <text:p>0.9948926412</text:p>
          </table:table-cell>
          <table:table-cell table:formula="of:=[.K50]/[.$L50]" office:value-type="float" office:value="0.985720241817803">
            <text:p>0.9857202418</text:p>
          </table:table-cell>
          <table:table-cell table:formula="of:=[.M50]/[.$L50]" office:value-type="float" office:value="1.16041275797373">
            <text:p>1.160412758</text:p>
          </table:table-cell>
          <table:table-cell table:formula="of:=MIN([.U50:.X50])" office:value-type="float" office:value="0.985720241817803">
            <text:p>0.9857202418</text:p>
          </table:table-cell>
          <table:table-cell table:formula="of:=STDEV([.U50];[.V50];[.W50];[.X50])" office:value-type="float" office:value="0.0842559907994626">
            <text:p>0.0842559908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5_6.lp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table:number-columns-repeated="4"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f:=AVERAGE([.I51:.M51])" office:value-type="float" office:value="0.052">
            <text:p>0.052</text:p>
          </table:table-cell>
          <table:table-cell table:formula="of:=STDEV([.I51];[.J51];[.K51];[.L51];[.M51])" office:value-type="float" office:value="0.00447213595499958">
            <text:p>0.004472136</text:p>
          </table:table-cell>
          <table:table-cell table:formula="of:=([.I51]-[.$N51])/[.$O51]" office:value-type="float" office:value="-0.447213595499959">
            <text:p>-0.4472135955</text:p>
          </table:table-cell>
          <table:table-cell table:formula="of:=([.J51]-[.$N51])/[.$O51]" office:value-type="float" office:value="-0.447213595499959">
            <text:p>-0.4472135955</text:p>
          </table:table-cell>
          <table:table-cell table:formula="of:=([.K51]-[.$N51])/[.$O51]" office:value-type="float" office:value="-0.447213595499959">
            <text:p>-0.4472135955</text:p>
          </table:table-cell>
          <table:table-cell table:formula="of:=([.L51]-[.$N51])/[.$O51]" office:value-type="float" office:value="-0.447213595499959">
            <text:p>-0.4472135955</text:p>
          </table:table-cell>
          <table:table-cell table:formula="of:=([.M51]-[.$N51])/[.$O51]" office:value-type="float" office:value="1.78885438199983">
            <text:p>1.788854382</text:p>
          </table:table-cell>
          <table:table-cell table:formula="of:=[.I51]/[.$L51]" office:value-type="float" office:value="1">
            <text:p>1</text:p>
          </table:table-cell>
          <table:table-cell table:formula="of:=[.J51]/[.$L51]" office:value-type="float" office:value="1">
            <text:p>1</text:p>
          </table:table-cell>
          <table:table-cell table:formula="of:=[.K51]/[.$L51]" office:value-type="float" office:value="1">
            <text:p>1</text:p>
          </table:table-cell>
          <table:table-cell table:formula="of:=[.M51]/[.$L51]" office:value-type="float" office:value="1.2">
            <text:p>1.2</text:p>
          </table:table-cell>
          <table:table-cell table:formula="of:=MIN([.U51:.X51])" office:value-type="float" office:value="1">
            <text:p>1</text:p>
          </table:table-cell>
          <table:table-cell table:formula="of:=STDEV([.U51];[.V51];[.W51];[.X51])" office:value-type="float" office:value="0.1">
            <text:p>0.1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5_6.lp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134.3">
            <text:p>134.3</text:p>
          </table:table-cell>
          <table:table-cell office:value-type="float" office:value="134.75">
            <text:p>134.75</text:p>
          </table:table-cell>
          <table:table-cell office:value-type="float" office:value="134.27">
            <text:p>134.27</text:p>
          </table:table-cell>
          <table:table-cell office:value-type="float" office:value="134.81">
            <text:p>134.81</text:p>
          </table:table-cell>
          <table:table-cell office:value-type="float" office:value="164.24">
            <text:p>164.24</text:p>
          </table:table-cell>
          <table:table-cell table:formula="of:=AVERAGE([.I52:.M52])" office:value-type="float" office:value="140.474">
            <text:p>140.474</text:p>
          </table:table-cell>
          <table:table-cell table:formula="of:=STDEV([.I52];[.J52];[.K52];[.L52];[.M52])" office:value-type="float" office:value="13.2879242171229">
            <text:p>13.2879242171</text:p>
          </table:table-cell>
          <table:table-cell table:formula="of:=([.I52]-[.$N52])/[.$O52]" office:value-type="float" office:value="-0.464632390967744">
            <text:p>-0.464632391</text:p>
          </table:table-cell>
          <table:table-cell table:formula="of:=([.J52]-[.$N52])/[.$O52]" office:value-type="float" office:value="-0.430767056349104">
            <text:p>-0.4307670563</text:p>
          </table:table-cell>
          <table:table-cell table:formula="of:=([.K52]-[.$N52])/[.$O52]" office:value-type="float" office:value="-0.46689007994232">
            <text:p>-0.4668900799</text:p>
          </table:table-cell>
          <table:table-cell table:formula="of:=([.L52]-[.$N52])/[.$O52]" office:value-type="float" office:value="-0.426251678399952">
            <text:p>-0.4262516784</text:p>
          </table:table-cell>
          <table:table-cell table:formula="of:=([.M52]-[.$N52])/[.$O52]" office:value-type="float" office:value="1.78854120565913">
            <text:p>1.7885412057</text:p>
          </table:table-cell>
          <table:table-cell table:formula="of:=[.I52]/[.$L52]" office:value-type="float" office:value="0.996216897856242">
            <text:p>0.9962168979</text:p>
          </table:table-cell>
          <table:table-cell table:formula="of:=[.J52]/[.$L52]" office:value-type="float" office:value="0.999554929159558">
            <text:p>0.9995549292</text:p>
          </table:table-cell>
          <table:table-cell table:formula="of:=[.K52]/[.$L52]" office:value-type="float" office:value="0.995994362436021">
            <text:p>0.9959943624</text:p>
          </table:table-cell>
          <table:table-cell table:formula="of:=[.M52]/[.$L52]" office:value-type="float" office:value="1.21830724723685">
            <text:p>1.2183072472</text:p>
          </table:table-cell>
          <table:table-cell table:formula="of:=MIN([.U52:.X52])" office:value-type="float" office:value="0.995994362436021">
            <text:p>0.9959943624</text:p>
          </table:table-cell>
          <table:table-cell table:formula="of:=STDEV([.U52];[.V52];[.W52];[.X52])" office:value-type="float" office:value="0.110537922720005">
            <text:p>0.1105379227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5_6.lp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formula="of:=AVERAGE([.I53:.M53])" office:value-type="float" office:value="0.034">
            <text:p>0.034</text:p>
          </table:table-cell>
          <table:table-cell table:formula="of:=STDEV([.I53];[.J53];[.K53];[.L53];[.M53])" office:value-type="float" office:value="0.00547722557505166">
            <text:p>0.0054772256</text:p>
          </table:table-cell>
          <table:table-cell table:formula="of:=([.I53]-[.$N53])/[.$O53]" office:value-type="float" office:value="1.09544511501033">
            <text:p>1.095445115</text:p>
          </table:table-cell>
          <table:table-cell table:formula="of:=([.J53]-[.$N53])/[.$O53]" office:value-type="float" office:value="-0.730296743340222">
            <text:p>-0.7302967433</text:p>
          </table:table-cell>
          <table:table-cell table:formula="of:=([.K53]-[.$N53])/[.$O53]" office:value-type="float" office:value="-0.730296743340222">
            <text:p>-0.7302967433</text:p>
          </table:table-cell>
          <table:table-cell table:formula="of:=([.L53]-[.$N53])/[.$O53]" office:value-type="float" office:value="-0.730296743340222">
            <text:p>-0.7302967433</text:p>
          </table:table-cell>
          <table:table-cell table:formula="of:=([.M53]-[.$N53])/[.$O53]" office:value-type="float" office:value="1.09544511501033">
            <text:p>1.095445115</text:p>
          </table:table-cell>
          <table:table-cell table:formula="of:=[.I53]/[.$L53]" office:value-type="float" office:value="1.33333333333333">
            <text:p>1.3333333333</text:p>
          </table:table-cell>
          <table:table-cell table:formula="of:=[.J53]/[.$L53]" office:value-type="float" office:value="1">
            <text:p>1</text:p>
          </table:table-cell>
          <table:table-cell table:formula="of:=[.K53]/[.$L53]" office:value-type="float" office:value="1">
            <text:p>1</text:p>
          </table:table-cell>
          <table:table-cell table:formula="of:=[.M53]/[.$L53]" office:value-type="float" office:value="1.33333333333333">
            <text:p>1.3333333333</text:p>
          </table:table-cell>
          <table:table-cell table:formula="of:=MIN([.U53:.X53])" office:value-type="float" office:value="1">
            <text:p>1</text:p>
          </table:table-cell>
          <table:table-cell table:formula="of:=STDEV([.U53];[.V53];[.W53];[.X53])" office:value-type="float" office:value="0.192450089729875">
            <text:p>0.1924500897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5_5.lp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table:formula="of:=AVERAGE([.I54:.M54])" office:value-type="float" office:value="0.18">
            <text:p>0.18</text:p>
          </table:table-cell>
          <table:table-cell table:formula="of:=STDEV([.I54];[.J54];[.K54];[.L54];[.M54])" office:value-type="float" office:value="0.0122474487139159">
            <text:p>0.0122474487</text:p>
          </table:table-cell>
          <table:table-cell table:formula="of:=([.I54]-[.$N54])/[.$O54]" office:value-type="float" office:value="-0.816496580927725">
            <text:p>-0.8164965809</text:p>
          </table:table-cell>
          <table:table-cell table:formula="of:=([.J54]-[.$N54])/[.$O54]" office:value-type="float" office:value="0">
            <text:p>0</text:p>
          </table:table-cell>
          <table:table-cell table:formula="of:=([.K54]-[.$N54])/[.$O54]" office:value-type="float" office:value="-0.816496580927725">
            <text:p>-0.8164965809</text:p>
          </table:table-cell>
          <table:table-cell table:formula="of:=([.L54]-[.$N54])/[.$O54]" office:value-type="float" office:value="0">
            <text:p>0</text:p>
          </table:table-cell>
          <table:table-cell table:formula="of:=([.M54]-[.$N54])/[.$O54]" office:value-type="float" office:value="1.63299316185545">
            <text:p>1.6329931619</text:p>
          </table:table-cell>
          <table:table-cell table:formula="of:=[.I54]/[.$L54]" office:value-type="float" office:value="0.944444444444444">
            <text:p>0.9444444444</text:p>
          </table:table-cell>
          <table:table-cell table:formula="of:=[.J54]/[.$L54]" office:value-type="float" office:value="1">
            <text:p>1</text:p>
          </table:table-cell>
          <table:table-cell table:formula="of:=[.K54]/[.$L54]" office:value-type="float" office:value="0.944444444444444">
            <text:p>0.9444444444</text:p>
          </table:table-cell>
          <table:table-cell table:formula="of:=[.M54]/[.$L54]" office:value-type="float" office:value="1.11111111111111">
            <text:p>1.1111111111</text:p>
          </table:table-cell>
          <table:table-cell table:formula="of:=MIN([.U54:.X54])" office:value-type="float" office:value="0.944444444444444">
            <text:p>0.9444444444</text:p>
          </table:table-cell>
          <table:table-cell table:formula="of:=STDEV([.U54];[.V54];[.W54];[.X54])" office:value-type="float" office:value="0.0785674201318386">
            <text:p>0.0785674201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5_5.lp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2">
            <text:p>2</text:p>
          </table:table-cell>
          <table:table-cell office:value-type="float" office:value="104.41">
            <text:p>104.41</text:p>
          </table:table-cell>
          <table:table-cell office:value-type="float" office:value="104.77">
            <text:p>104.77</text:p>
          </table:table-cell>
          <table:table-cell office:value-type="float" office:value="104.43">
            <text:p>104.43</text:p>
          </table:table-cell>
          <table:table-cell office:value-type="float" office:value="104.82">
            <text:p>104.82</text:p>
          </table:table-cell>
          <table:table-cell office:value-type="float" office:value="113.97">
            <text:p>113.97</text:p>
          </table:table-cell>
          <table:table-cell table:formula="of:=AVERAGE([.I55:.M55])" office:value-type="float" office:value="106.48">
            <text:p>106.48</text:p>
          </table:table-cell>
          <table:table-cell table:formula="of:=STDEV([.I55];[.J55];[.K55];[.L55];[.M55])" office:value-type="float" office:value="4.19127665514936">
            <text:p>4.1912766551</text:p>
          </table:table-cell>
          <table:table-cell table:formula="of:=([.I55]-[.$N55])/[.$O55]" office:value-type="float" office:value="-0.493882931220208">
            <text:p>-0.4938829312</text:p>
          </table:table-cell>
          <table:table-cell table:formula="of:=([.J55]-[.$N55])/[.$O55]" office:value-type="float" office:value="-0.407990247529737">
            <text:p>-0.4079902475</text:p>
          </table:table-cell>
          <table:table-cell table:formula="of:=([.K55]-[.$N55])/[.$O55]" office:value-type="float" office:value="-0.489111115459624">
            <text:p>-0.4891111155</text:p>
          </table:table-cell>
          <table:table-cell table:formula="of:=([.L55]-[.$N55])/[.$O55]" office:value-type="float" office:value="-0.396060708128283">
            <text:p>-0.3960607081</text:p>
          </table:table-cell>
          <table:table-cell table:formula="of:=([.M55]-[.$N55])/[.$O55]" office:value-type="float" office:value="1.78704500233786">
            <text:p>1.7870450023</text:p>
          </table:table-cell>
          <table:table-cell table:formula="of:=[.I55]/[.$L55]" office:value-type="float" office:value="0.996088532722763">
            <text:p>0.9960885327</text:p>
          </table:table-cell>
          <table:table-cell table:formula="of:=[.J55]/[.$L55]" office:value-type="float" office:value="0.999522991795459">
            <text:p>0.9995229918</text:p>
          </table:table-cell>
          <table:table-cell table:formula="of:=[.K55]/[.$L55]" office:value-type="float" office:value="0.996279336004579">
            <text:p>0.996279336</text:p>
          </table:table-cell>
          <table:table-cell table:formula="of:=[.M55]/[.$L55]" office:value-type="float" office:value="1.08729250143102">
            <text:p>1.0872925014</text:p>
          </table:table-cell>
          <table:table-cell table:formula="of:=MIN([.U55:.X55])" office:value-type="float" office:value="0.996088532722763">
            <text:p>0.9960885327</text:p>
          </table:table-cell>
          <table:table-cell table:formula="of:=STDEV([.U55];[.V55];[.W55];[.X55])" office:value-type="float" office:value="0.0450253634342641">
            <text:p>0.0450253634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5_5.lp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table:formula="of:=AVERAGE([.I56:.M56])" office:value-type="float" office:value="0.056">
            <text:p>0.056</text:p>
          </table:table-cell>
          <table:table-cell table:formula="of:=STDEV([.I56];[.J56];[.K56];[.L56];[.M56])" office:value-type="float" office:value="0.00547722557505166">
            <text:p>0.0054772256</text:p>
          </table:table-cell>
          <table:table-cell table:formula="of:=([.I56]-[.$N56])/[.$O56]" office:value-type="float" office:value="0.73029674334022">
            <text:p>0.7302967433</text:p>
          </table:table-cell>
          <table:table-cell table:formula="of:=([.J56]-[.$N56])/[.$O56]" office:value-type="float" office:value="-1.09544511501033">
            <text:p>-1.095445115</text:p>
          </table:table-cell>
          <table:table-cell table:formula="of:=([.K56]-[.$N56])/[.$O56]" office:value-type="float" office:value="0.73029674334022">
            <text:p>0.7302967433</text:p>
          </table:table-cell>
          <table:table-cell table:formula="of:=([.L56]-[.$N56])/[.$O56]" office:value-type="float" office:value="-1.09544511501033">
            <text:p>-1.095445115</text:p>
          </table:table-cell>
          <table:table-cell table:formula="of:=([.M56]-[.$N56])/[.$O56]" office:value-type="float" office:value="0.73029674334022">
            <text:p>0.7302967433</text:p>
          </table:table-cell>
          <table:table-cell table:formula="of:=[.I56]/[.$L56]" office:value-type="float" office:value="1.2">
            <text:p>1.2</text:p>
          </table:table-cell>
          <table:table-cell table:formula="of:=[.J56]/[.$L56]" office:value-type="float" office:value="1">
            <text:p>1</text:p>
          </table:table-cell>
          <table:table-cell table:formula="of:=[.K56]/[.$L56]" office:value-type="float" office:value="1.2">
            <text:p>1.2</text:p>
          </table:table-cell>
          <table:table-cell table:formula="of:=[.M56]/[.$L56]" office:value-type="float" office:value="1.2">
            <text:p>1.2</text:p>
          </table:table-cell>
          <table:table-cell table:formula="of:=MIN([.U56:.X56])" office:value-type="float" office:value="1">
            <text:p>1</text:p>
          </table:table-cell>
          <table:table-cell table:formula="of:=STDEV([.U56];[.V56];[.W56];[.X56])" office:value-type="float" office:value="0.1">
            <text:p>0.1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0_2.lp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26">
            <text:p>0.26</text:p>
          </table:table-cell>
          <table:table-cell table:formula="of:=AVERAGE([.I57:.M57])" office:value-type="float" office:value="0.256">
            <text:p>0.256</text:p>
          </table:table-cell>
          <table:table-cell table:formula="of:=STDEV([.I57];[.J57];[.K57];[.L57];[.M57])" office:value-type="float" office:value="0.00547722557505167">
            <text:p>0.0054772256</text:p>
          </table:table-cell>
          <table:table-cell table:formula="of:=([.I57]-[.$N57])/[.$O57]" office:value-type="float" office:value="-1.09544511501033">
            <text:p>-1.095445115</text:p>
          </table:table-cell>
          <table:table-cell table:formula="of:=([.J57]-[.$N57])/[.$O57]" office:value-type="float" office:value="0.730296743340222">
            <text:p>0.7302967433</text:p>
          </table:table-cell>
          <table:table-cell table:formula="of:=([.K57]-[.$N57])/[.$O57]" office:value-type="float" office:value="-1.09544511501033">
            <text:p>-1.095445115</text:p>
          </table:table-cell>
          <table:table-cell table:formula="of:=([.L57]-[.$N57])/[.$O57]" office:value-type="float" office:value="0.730296743340222">
            <text:p>0.7302967433</text:p>
          </table:table-cell>
          <table:table-cell table:formula="of:=([.M57]-[.$N57])/[.$O57]" office:value-type="float" office:value="0.730296743340222">
            <text:p>0.7302967433</text:p>
          </table:table-cell>
          <table:table-cell table:formula="of:=[.I57]/[.$L57]" office:value-type="float" office:value="0.961538461538461">
            <text:p>0.9615384615</text:p>
          </table:table-cell>
          <table:table-cell table:formula="of:=[.J57]/[.$L57]" office:value-type="float" office:value="1">
            <text:p>1</text:p>
          </table:table-cell>
          <table:table-cell table:formula="of:=[.K57]/[.$L57]" office:value-type="float" office:value="0.961538461538461">
            <text:p>0.9615384615</text:p>
          </table:table-cell>
          <table:table-cell table:formula="of:=[.M57]/[.$L57]" office:value-type="float" office:value="1">
            <text:p>1</text:p>
          </table:table-cell>
          <table:table-cell table:formula="of:=MIN([.U57:.X57])" office:value-type="float" office:value="0.961538461538461">
            <text:p>0.9615384615</text:p>
          </table:table-cell>
          <table:table-cell table:formula="of:=STDEV([.U57];[.V57];[.W57];[.X57])" office:value-type="float" office:value="0.0222057795842164">
            <text:p>0.0222057796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5_9.lp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4" office:value-type="float" office:value="0.16">
            <text:p>0.16</text:p>
          </table:table-cell>
          <table:table-cell office:value-type="float" office:value="0.18">
            <text:p>0.18</text:p>
          </table:table-cell>
          <table:table-cell table:formula="of:=AVERAGE([.I58:.M58])" office:value-type="float" office:value="0.164">
            <text:p>0.164</text:p>
          </table:table-cell>
          <table:table-cell table:formula="of:=STDEV([.I58];[.J58];[.K58];[.L58];[.M58])" office:value-type="float" office:value="0.00894427190999915">
            <text:p>0.0089442719</text:p>
          </table:table-cell>
          <table:table-cell table:formula="of:=([.I58]-[.$N58])/[.$O58]" office:value-type="float" office:value="-0.447213595499956">
            <text:p>-0.4472135955</text:p>
          </table:table-cell>
          <table:table-cell table:formula="of:=([.J58]-[.$N58])/[.$O58]" office:value-type="float" office:value="-0.447213595499956">
            <text:p>-0.4472135955</text:p>
          </table:table-cell>
          <table:table-cell table:formula="of:=([.K58]-[.$N58])/[.$O58]" office:value-type="float" office:value="-0.447213595499956">
            <text:p>-0.4472135955</text:p>
          </table:table-cell>
          <table:table-cell table:formula="of:=([.L58]-[.$N58])/[.$O58]" office:value-type="float" office:value="-0.447213595499956">
            <text:p>-0.4472135955</text:p>
          </table:table-cell>
          <table:table-cell table:formula="of:=([.M58]-[.$N58])/[.$O58]" office:value-type="float" office:value="1.78885438199983">
            <text:p>1.788854382</text:p>
          </table:table-cell>
          <table:table-cell table:formula="of:=[.I58]/[.$L58]" office:value-type="float" office:value="1">
            <text:p>1</text:p>
          </table:table-cell>
          <table:table-cell table:formula="of:=[.J58]/[.$L58]" office:value-type="float" office:value="1">
            <text:p>1</text:p>
          </table:table-cell>
          <table:table-cell table:formula="of:=[.K58]/[.$L58]" office:value-type="float" office:value="1">
            <text:p>1</text:p>
          </table:table-cell>
          <table:table-cell table:formula="of:=[.M58]/[.$L58]" office:value-type="float" office:value="1.125">
            <text:p>1.125</text:p>
          </table:table-cell>
          <table:table-cell table:formula="of:=MIN([.U58:.X58])" office:value-type="float" office:value="1">
            <text:p>1</text:p>
          </table:table-cell>
          <table:table-cell table:formula="of:=STDEV([.U58];[.V58];[.W58];[.X58])" office:value-type="float" office:value="0.0625">
            <text:p>0.0625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5_9.lp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table:number-columns-repeated="4"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I59:.M59])" office:value-type="float" office:value="0.132">
            <text:p>0.132</text:p>
          </table:table-cell>
          <table:table-cell table:formula="of:=STDEV([.I59];[.J59];[.K59];[.L59];[.M59])" office:value-type="float" office:value="0.00447213595499958">
            <text:p>0.004472136</text:p>
          </table:table-cell>
          <table:table-cell table:formula="of:=([.I59]-[.$N59])/[.$O59]" office:value-type="float" office:value="-0.447213595499958">
            <text:p>-0.4472135955</text:p>
          </table:table-cell>
          <table:table-cell table:formula="of:=([.J59]-[.$N59])/[.$O59]" office:value-type="float" office:value="-0.447213595499958">
            <text:p>-0.4472135955</text:p>
          </table:table-cell>
          <table:table-cell table:formula="of:=([.K59]-[.$N59])/[.$O59]" office:value-type="float" office:value="-0.447213595499958">
            <text:p>-0.4472135955</text:p>
          </table:table-cell>
          <table:table-cell table:formula="of:=([.L59]-[.$N59])/[.$O59]" office:value-type="float" office:value="-0.447213595499958">
            <text:p>-0.4472135955</text:p>
          </table:table-cell>
          <table:table-cell table:formula="of:=([.M59]-[.$N59])/[.$O59]" office:value-type="float" office:value="1.78885438199983">
            <text:p>1.788854382</text:p>
          </table:table-cell>
          <table:table-cell table:formula="of:=[.I59]/[.$L59]" office:value-type="float" office:value="1">
            <text:p>1</text:p>
          </table:table-cell>
          <table:table-cell table:formula="of:=[.J59]/[.$L59]" office:value-type="float" office:value="1">
            <text:p>1</text:p>
          </table:table-cell>
          <table:table-cell table:formula="of:=[.K59]/[.$L59]" office:value-type="float" office:value="1">
            <text:p>1</text:p>
          </table:table-cell>
          <table:table-cell table:formula="of:=[.M59]/[.$L59]" office:value-type="float" office:value="1.07692307692308">
            <text:p>1.0769230769</text:p>
          </table:table-cell>
          <table:table-cell table:formula="of:=MIN([.U59:.X59])" office:value-type="float" office:value="1">
            <text:p>1</text:p>
          </table:table-cell>
          <table:table-cell table:formula="of:=STDEV([.U59];[.V59];[.W59];[.X59])" office:value-type="float" office:value="0.0384615384615385">
            <text:p>0.0384615385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5_9.lp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8">
            <text:p>8</text:p>
          </table:table-cell>
          <table:table-cell office:value-type="float" office:value="370.39">
            <text:p>370.39</text:p>
          </table:table-cell>
          <table:table-cell office:value-type="float" office:value="392.06">
            <text:p>392.06</text:p>
          </table:table-cell>
          <table:table-cell office:value-type="float" office:value="369.71">
            <text:p>369.71</text:p>
          </table:table-cell>
          <table:table-cell office:value-type="float" office:value="394.52">
            <text:p>394.52</text:p>
          </table:table-cell>
          <table:table-cell office:value-type="float" office:value="399.81">
            <text:p>399.81</text:p>
          </table:table-cell>
          <table:table-cell table:formula="of:=AVERAGE([.I60:.M60])" office:value-type="float" office:value="385.298">
            <text:p>385.298</text:p>
          </table:table-cell>
          <table:table-cell table:formula="of:=STDEV([.I60];[.J60];[.K60];[.L60];[.M60])" office:value-type="float" office:value="14.2003721782213">
            <text:p>14.2003721782</text:p>
          </table:table-cell>
          <table:table-cell table:formula="of:=([.I60]-[.$N60])/[.$O60]" office:value-type="float" office:value="-1.04983163912168">
            <text:p>-1.0498316391</text:p>
          </table:table-cell>
          <table:table-cell table:formula="of:=([.J60]-[.$N60])/[.$O60]" office:value-type="float" office:value="0.476184702424262">
            <text:p>0.4761847024</text:p>
          </table:table-cell>
          <table:table-cell table:formula="of:=([.K60]-[.$N60])/[.$O60]" office:value-type="float" office:value="-1.09771770798422">
            <text:p>-1.097717708</text:p>
          </table:table-cell>
          <table:table-cell table:formula="of:=([.L60]-[.$N60])/[.$O60]" office:value-type="float" office:value="0.649419598603449">
            <text:p>0.6494195986</text:p>
          </table:table-cell>
          <table:table-cell table:formula="of:=([.M60]-[.$N60])/[.$O60]" office:value-type="float" office:value="1.02194504607821">
            <text:p>1.0219450461</text:p>
          </table:table-cell>
          <table:table-cell table:formula="of:=[.I60]/[.$L60]" office:value-type="float" office:value="0.938837067829261">
            <text:p>0.9388370678</text:p>
          </table:table-cell>
          <table:table-cell table:formula="of:=[.J60]/[.$L60]" office:value-type="float" office:value="0.99376457467302">
            <text:p>0.9937645747</text:p>
          </table:table-cell>
          <table:table-cell table:formula="of:=[.K60]/[.$L60]" office:value-type="float" office:value="0.937113454324242">
            <text:p>0.9371134543</text:p>
          </table:table-cell>
          <table:table-cell table:formula="of:=[.M60]/[.$L60]" office:value-type="float" office:value="1.01340869917875">
            <text:p>1.0134086992</text:p>
          </table:table-cell>
          <table:table-cell table:formula="of:=MIN([.U60:.X60])" office:value-type="float" office:value="0.937113454324242">
            <text:p>0.9371134543</text:p>
          </table:table-cell>
          <table:table-cell table:formula="of:=STDEV([.U60];[.V60];[.W60];[.X60])" office:value-type="float" office:value="0.0387267516340313">
            <text:p>0.0387267516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0_6.lp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f:=AVERAGE([.I61:.M61])" office:value-type="float" office:value="0.024">
            <text:p>0.024</text:p>
          </table:table-cell>
          <table:table-cell table:formula="of:=STDEV([.I61];[.J61];[.K61];[.L61];[.M61])" office:value-type="float" office:value="0.00547722557505166">
            <text:p>0.0054772256</text:p>
          </table:table-cell>
          <table:table-cell table:formula="of:=([.I61]-[.$N61])/[.$O61]" office:value-type="float" office:value="1.09544511501033">
            <text:p>1.095445115</text:p>
          </table:table-cell>
          <table:table-cell table:formula="of:=([.J61]-[.$N61])/[.$O61]" office:value-type="float" office:value="-0.730296743340222">
            <text:p>-0.7302967433</text:p>
          </table:table-cell>
          <table:table-cell table:formula="of:=([.K61]-[.$N61])/[.$O61]" office:value-type="float" office:value="-0.730296743340222">
            <text:p>-0.7302967433</text:p>
          </table:table-cell>
          <table:table-cell table:formula="of:=([.L61]-[.$N61])/[.$O61]" office:value-type="float" office:value="-0.730296743340222">
            <text:p>-0.7302967433</text:p>
          </table:table-cell>
          <table:table-cell table:formula="of:=([.M61]-[.$N61])/[.$O61]" office:value-type="float" office:value="1.09544511501033">
            <text:p>1.095445115</text:p>
          </table:table-cell>
          <table:table-cell table:formula="of:=[.I61]/[.$L61]" office:value-type="float" office:value="1.5">
            <text:p>1.5</text:p>
          </table:table-cell>
          <table:table-cell table:formula="of:=[.J61]/[.$L61]" office:value-type="float" office:value="1">
            <text:p>1</text:p>
          </table:table-cell>
          <table:table-cell table:formula="of:=[.K61]/[.$L61]" office:value-type="float" office:value="1">
            <text:p>1</text:p>
          </table:table-cell>
          <table:table-cell table:formula="of:=[.M61]/[.$L61]" office:value-type="float" office:value="1.5">
            <text:p>1.5</text:p>
          </table:table-cell>
          <table:table-cell table:formula="of:=MIN([.U61:.X61])" office:value-type="float" office:value="1">
            <text:p>1</text:p>
          </table:table-cell>
          <table:table-cell table:formula="of:=STDEV([.U61];[.V61];[.W61];[.X61])" office:value-type="float" office:value="0.288675134594813">
            <text:p>0.2886751346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0_6.lp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6">
            <text:p>6</text:p>
          </table:table-cell>
          <table:table-cell office:value-type="float" office:value="170.28">
            <text:p>170.28</text:p>
          </table:table-cell>
          <table:table-cell office:value-type="float" office:value="172.71">
            <text:p>172.71</text:p>
          </table:table-cell>
          <table:table-cell office:value-type="float" office:value="172.03">
            <text:p>172.03</text:p>
          </table:table-cell>
          <table:table-cell office:value-type="float" office:value="172.88">
            <text:p>172.88</text:p>
          </table:table-cell>
          <table:table-cell office:value-type="float" office:value="184.18">
            <text:p>184.18</text:p>
          </table:table-cell>
          <table:table-cell table:formula="of:=AVERAGE([.I62:.M62])" office:value-type="float" office:value="174.416">
            <text:p>174.416</text:p>
          </table:table-cell>
          <table:table-cell table:formula="of:=STDEV([.I62];[.J62];[.K62];[.L62];[.M62])" office:value-type="float" office:value="5.55438835516567">
            <text:p>5.5543883552</text:p>
          </table:table-cell>
          <table:table-cell table:formula="of:=([.I62]-[.$N62])/[.$O62]" office:value-type="float" office:value="-0.744636445190846">
            <text:p>-0.7446364452</text:p>
          </table:table-cell>
          <table:table-cell table:formula="of:=([.J62]-[.$N62])/[.$O62]" office:value-type="float" office:value="-0.307144529858698">
            <text:p>-0.3071445299</text:p>
          </table:table-cell>
          <table:table-cell table:formula="of:=([.K62]-[.$N62])/[.$O62]" office:value-type="float" office:value="-0.429570251021605">
            <text:p>-0.429570251</text:p>
          </table:table-cell>
          <table:table-cell table:formula="of:=([.L62]-[.$N62])/[.$O62]" office:value-type="float" office:value="-0.276538099567974">
            <text:p>-0.2765380996</text:p>
          </table:table-cell>
          <table:table-cell table:formula="of:=([.M62]-[.$N62])/[.$O62]" office:value-type="float" office:value="1.75788932563913">
            <text:p>1.7578893256</text:p>
          </table:table-cell>
          <table:table-cell table:formula="of:=[.I62]/[.$L62]" office:value-type="float" office:value="0.984960666358167">
            <text:p>0.9849606664</text:p>
          </table:table-cell>
          <table:table-cell table:formula="of:=[.J62]/[.$L62]" office:value-type="float" office:value="0.999016658954188">
            <text:p>0.999016659</text:p>
          </table:table-cell>
          <table:table-cell table:formula="of:=[.K62]/[.$L62]" office:value-type="float" office:value="0.995083294770939">
            <text:p>0.9950832948</text:p>
          </table:table-cell>
          <table:table-cell table:formula="of:=[.M62]/[.$L62]" office:value-type="float" office:value="1.06536325775104">
            <text:p>1.0653632578</text:p>
          </table:table-cell>
          <table:table-cell table:formula="of:=MIN([.U62:.X62])" office:value-type="float" office:value="0.984960666358167">
            <text:p>0.9849606664</text:p>
          </table:table-cell>
          <table:table-cell table:formula="of:=STDEV([.U62];[.V62];[.W62];[.X62])" office:value-type="float" office:value="0.0366529113881433">
            <text:p>0.0366529114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5_12.lp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table:number-columns-repeated="4"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I63:.M63])" office:value-type="float" office:value="0.232">
            <text:p>0.232</text:p>
          </table:table-cell>
          <table:table-cell table:formula="of:=STDEV([.I63];[.J63];[.K63];[.L63];[.M63])" office:value-type="float" office:value="0.00447213595499957">
            <text:p>0.004472136</text:p>
          </table:table-cell>
          <table:table-cell table:formula="of:=([.I63]-[.$N63])/[.$O63]" office:value-type="float" office:value="-0.447213595499965">
            <text:p>-0.4472135955</text:p>
          </table:table-cell>
          <table:table-cell table:formula="of:=([.J63]-[.$N63])/[.$O63]" office:value-type="float" office:value="-0.447213595499965">
            <text:p>-0.4472135955</text:p>
          </table:table-cell>
          <table:table-cell table:formula="of:=([.K63]-[.$N63])/[.$O63]" office:value-type="float" office:value="-0.447213595499965">
            <text:p>-0.4472135955</text:p>
          </table:table-cell>
          <table:table-cell table:formula="of:=([.L63]-[.$N63])/[.$O63]" office:value-type="float" office:value="-0.447213595499965">
            <text:p>-0.4472135955</text:p>
          </table:table-cell>
          <table:table-cell table:formula="of:=([.M63]-[.$N63])/[.$O63]" office:value-type="float" office:value="1.78885438199982">
            <text:p>1.788854382</text:p>
          </table:table-cell>
          <table:table-cell table:formula="of:=[.I63]/[.$L63]" office:value-type="float" office:value="1">
            <text:p>1</text:p>
          </table:table-cell>
          <table:table-cell table:formula="of:=[.J63]/[.$L63]" office:value-type="float" office:value="1">
            <text:p>1</text:p>
          </table:table-cell>
          <table:table-cell table:formula="of:=[.K63]/[.$L63]" office:value-type="float" office:value="1">
            <text:p>1</text:p>
          </table:table-cell>
          <table:table-cell table:formula="of:=[.M63]/[.$L63]" office:value-type="float" office:value="1.04347826086957">
            <text:p>1.0434782609</text:p>
          </table:table-cell>
          <table:table-cell table:formula="of:=MIN([.U63:.X63])" office:value-type="float" office:value="1">
            <text:p>1</text:p>
          </table:table-cell>
          <table:table-cell table:formula="of:=STDEV([.U63];[.V63];[.W63];[.X63])" office:value-type="float" office:value="0.0217391304347826">
            <text:p>0.0217391304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5_15.lp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4">
            <text:p>14</text:p>
          </table:table-cell>
          <table:table-cell office:value-type="float" office:value="427.06">
            <text:p>427.06</text:p>
          </table:table-cell>
          <table:table-cell office:value-type="float" office:value="1092.42">
            <text:p>1092.42</text:p>
          </table:table-cell>
          <table:table-cell office:value-type="float" office:value="433.23">
            <text:p>433.23</text:p>
          </table:table-cell>
          <table:table-cell office:value-type="float" office:value="494.9">
            <text:p>494.9</text:p>
          </table:table-cell>
          <table:table-cell office:value-type="float" office:value="545.15">
            <text:p>545.15</text:p>
          </table:table-cell>
          <table:table-cell table:formula="of:=AVERAGE([.I64:.M64])" office:value-type="float" office:value="598.552">
            <text:p>598.552</text:p>
          </table:table-cell>
          <table:table-cell table:formula="of:=STDEV([.I64];[.J64];[.K64];[.L64];[.M64])" office:value-type="float" office:value="280.286452526696">
            <text:p>280.2864525267</text:p>
          </table:table-cell>
          <table:table-cell table:formula="of:=([.I64]-[.$N64])/[.$O64]" office:value-type="float" office:value="-0.611845483269178">
            <text:p>-0.6118454833</text:p>
          </table:table-cell>
          <table:table-cell table:formula="of:=([.J64]-[.$N64])/[.$O64]" office:value-type="float" office:value="1.76201166894772">
            <text:p>1.7620116689</text:p>
          </table:table-cell>
          <table:table-cell table:formula="of:=([.K64]-[.$N64])/[.$O64]" office:value-type="float" office:value="-0.589832289465555">
            <text:p>-0.5898322895</text:p>
          </table:table-cell>
          <table:table-cell table:formula="of:=([.L64]-[.$N64])/[.$O64]" office:value-type="float" office:value="-0.369807384786561">
            <text:p>-0.3698073848</text:p>
          </table:table-cell>
          <table:table-cell table:formula="of:=([.M64]-[.$N64])/[.$O64]" office:value-type="float" office:value="-0.190526511426426">
            <text:p>-0.1905265114</text:p>
          </table:table-cell>
          <table:table-cell table:formula="of:=[.I64]/[.$L64]" office:value-type="float" office:value="0.86292180238432">
            <text:p>0.8629218024</text:p>
          </table:table-cell>
          <table:table-cell table:formula="of:=[.J64]/[.$L64]" office:value-type="float" office:value="2.20735502121641">
            <text:p>2.2073550212</text:p>
          </table:table-cell>
          <table:table-cell table:formula="of:=[.K64]/[.$L64]" office:value-type="float" office:value="0.875388967468176">
            <text:p>0.8753889675</text:p>
          </table:table-cell>
          <table:table-cell table:formula="of:=[.M64]/[.$L64]" office:value-type="float" office:value="1.10153566377046">
            <text:p>1.1015356638</text:p>
          </table:table-cell>
          <table:table-cell table:formula="of:=MIN([.U64:.X64])" office:value-type="float" office:value="0.86292180238432">
            <text:p>0.8629218024</text:p>
          </table:table-cell>
          <table:table-cell table:formula="of:=STDEV([.U64];[.V64];[.W64];[.X64])" office:value-type="float" office:value="0.639837546624029">
            <text:p>0.6398375466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5_15.lp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4">
            <text:p>14</text:p>
          </table:table-cell>
          <table:table-cell office:value-type="float" office:value="381.96">
            <text:p>381.96</text:p>
          </table:table-cell>
          <table:table-cell office:value-type="float" office:value="836.76">
            <text:p>836.76</text:p>
          </table:table-cell>
          <table:table-cell office:value-type="float" office:value="377.97">
            <text:p>377.97</text:p>
          </table:table-cell>
          <table:table-cell office:value-type="float" office:value="371.9">
            <text:p>371.9</text:p>
          </table:table-cell>
          <table:table-cell office:value-type="float" office:value="-100">
            <text:p>-100</text:p>
          </table:table-cell>
          <table:table-cell table:formula="of:=AVERAGE([.I65:.M65])" office:value-type="float" office:value="373.718">
            <text:p>373.718</text:p>
          </table:table-cell>
          <table:table-cell table:formula="of:=STDEV([.I65];[.J65];[.K65];[.L65];[.M65])" office:value-type="float" office:value="331.249887728283">
            <text:p>331.2498877283</text:p>
          </table:table-cell>
          <table:table-cell table:formula="of:=([.I65]-[.$N65])/[.$O65]" office:value-type="float" office:value="0.0248815178671417">
            <text:p>0.0248815179</text:p>
          </table:table-cell>
          <table:table-cell table:formula="of:=([.J65]-[.$N65])/[.$O65]" office:value-type="float" office:value="1.39786311529205">
            <text:p>1.3978631153</text:p>
          </table:table-cell>
          <table:table-cell table:formula="of:=([.K65]-[.$N65])/[.$O65]" office:value-type="float" office:value="0.0128362307657228">
            <text:p>0.0128362308</text:p>
          </table:table-cell>
          <table:table-cell table:formula="of:=([.L65]-[.$N65])/[.$O65]" office:value-type="float" office:value="-0.0054883037469625">
            <text:p>-0.0054883037</text:p>
          </table:table-cell>
          <table:table-cell table:formula="of:=([.M65]-[.$N65])/[.$O65]" office:value-type="float" office:value="-1.43009256017795">
            <text:p>-1.4300925602</text:p>
          </table:table-cell>
          <table:table-cell table:formula="of:=[.I65]/[.$L65]" office:value-type="float" office:value="1.02705028233396">
            <text:p>1.0270502823</text:p>
          </table:table-cell>
          <table:table-cell table:formula="of:=[.J65]/[.$L65]" office:value-type="float" office:value="2.24995966657704">
            <text:p>2.2499596666</text:p>
          </table:table-cell>
          <table:table-cell table:formula="of:=[.K65]/[.$L65]" office:value-type="float" office:value="1.01632159182576">
            <text:p>1.0163215918</text:p>
          </table:table-cell>
          <table:table-cell table:formula="of:=[.M65]/[.$L65]" office:value-type="float" office:value="-0.268889486421081">
            <text:p>-0.2688894864</text:p>
          </table:table-cell>
          <table:table-cell table:formula="of:=MIN([.U65:.X65])" office:value-type="float" office:value="-0.268889486421081">
            <text:p>-0.2688894864</text:p>
          </table:table-cell>
          <table:table-cell table:formula="of:=STDEV([.U65];[.V65];[.W65];[.X65])" office:value-type="float" office:value="1.02848245090337">
            <text:p>1.0284824509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5_15.lp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4">
            <text:p>14</text:p>
          </table:table-cell>
          <table:table-cell office:value-type="float" office:value="35.22">
            <text:p>35.22</text:p>
          </table:table-cell>
          <table:table-cell office:value-type="float" office:value="35.15">
            <text:p>35.15</text:p>
          </table:table-cell>
          <table:table-cell office:value-type="float" office:value="35.27">
            <text:p>35.27</text:p>
          </table:table-cell>
          <table:table-cell office:value-type="float" office:value="35.13">
            <text:p>35.13</text:p>
          </table:table-cell>
          <table:table-cell office:value-type="float" office:value="35.68">
            <text:p>35.68</text:p>
          </table:table-cell>
          <table:table-cell table:formula="of:=AVERAGE([.I66:.M66])" office:value-type="float" office:value="35.29">
            <text:p>35.29</text:p>
          </table:table-cell>
          <table:table-cell table:formula="of:=STDEV([.I66];[.J66];[.K66];[.L66];[.M66])" office:value-type="float" office:value="0.225055548698538">
            <text:p>0.2250555487</text:p>
          </table:table-cell>
          <table:table-cell table:formula="of:=([.I66]-[.$N66])/[.$O66]" office:value-type="float" office:value="-0.31103432199209">
            <text:p>-0.311034322</text:p>
          </table:table-cell>
          <table:table-cell table:formula="of:=([.J66]-[.$N66])/[.$O66]" office:value-type="float" office:value="-0.622068643984148">
            <text:p>-0.622068644</text:p>
          </table:table-cell>
          <table:table-cell table:formula="of:=([.K66]-[.$N66])/[.$O66]" office:value-type="float" office:value="-0.0888669491406016">
            <text:p>-0.0888669491</text:p>
          </table:table-cell>
          <table:table-cell table:formula="of:=([.L66]-[.$N66])/[.$O66]" office:value-type="float" office:value="-0.710935593124718">
            <text:p>-0.7109355931</text:p>
          </table:table-cell>
          <table:table-cell table:formula="of:=([.M66]-[.$N66])/[.$O66]" office:value-type="float" office:value="1.73290550824143">
            <text:p>1.7329055082</text:p>
          </table:table-cell>
          <table:table-cell table:formula="of:=[.I66]/[.$L66]" office:value-type="float" office:value="1.00256191289496">
            <text:p>1.0025619129</text:p>
          </table:table-cell>
          <table:table-cell table:formula="of:=[.J66]/[.$L66]" office:value-type="float" office:value="1.00056931397666">
            <text:p>1.000569314</text:p>
          </table:table-cell>
          <table:table-cell table:formula="of:=[.K66]/[.$L66]" office:value-type="float" office:value="1.00398519783661">
            <text:p>1.0039851978</text:p>
          </table:table-cell>
          <table:table-cell table:formula="of:=[.M66]/[.$L66]" office:value-type="float" office:value="1.0156561343581">
            <text:p>1.0156561344</text:p>
          </table:table-cell>
          <table:table-cell table:formula="of:=MIN([.U66:.X66])" office:value-type="float" office:value="1.00056931397666">
            <text:p>1.000569314</text:p>
          </table:table-cell>
          <table:table-cell table:formula="of:=STDEV([.U66];[.V66];[.W66];[.X66])" office:value-type="float" office:value="0.00678813914888311">
            <text:p>0.0067881391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5_2.lp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0.01">
            <text:p>0.01</text:p>
          </table:table-cell>
          <table:table-cell table:formula="of:=AVERAGE([.I67:.M67])" office:value-type="float" office:value="0.008">
            <text:p>0.008</text:p>
          </table:table-cell>
          <table:table-cell table:formula="of:=STDEV([.I67];[.J67];[.K67];[.L67];[.M67])" office:value-type="float" office:value="0.00447213595499958">
            <text:p>0.004472136</text:p>
          </table:table-cell>
          <table:table-cell table:formula="of:=([.I67]-[.$N67])/[.$O67]" office:value-type="float" office:value="-1.78885438199983">
            <text:p>-1.788854382</text:p>
          </table:table-cell>
          <table:table-cell table:formula="of:=([.J67]-[.$N67])/[.$O67]" office:value-type="float" office:value="0.447213595499958">
            <text:p>0.4472135955</text:p>
          </table:table-cell>
          <table:table-cell table:formula="of:=([.K67]-[.$N67])/[.$O67]" office:value-type="float" office:value="0.447213595499958">
            <text:p>0.4472135955</text:p>
          </table:table-cell>
          <table:table-cell table:formula="of:=([.L67]-[.$N67])/[.$O67]" office:value-type="float" office:value="0.447213595499958">
            <text:p>0.4472135955</text:p>
          </table:table-cell>
          <table:table-cell table:formula="of:=([.M67]-[.$N67])/[.$O67]" office:value-type="float" office:value="0.447213595499958">
            <text:p>0.4472135955</text:p>
          </table:table-cell>
          <table:table-cell table:formula="of:=[.I67]/[.$L67]" office:value-type="float" office:value="0">
            <text:p>0</text:p>
          </table:table-cell>
          <table:table-cell table:formula="of:=[.J67]/[.$L67]" office:value-type="float" office:value="1">
            <text:p>1</text:p>
          </table:table-cell>
          <table:table-cell table:formula="of:=[.K67]/[.$L67]" office:value-type="float" office:value="1">
            <text:p>1</text:p>
          </table:table-cell>
          <table:table-cell table:formula="of:=[.M67]/[.$L67]" office:value-type="float" office:value="1">
            <text:p>1</text:p>
          </table:table-cell>
          <table:table-cell table:formula="of:=MIN([.U67:.X67])" office:value-type="float" office:value="0">
            <text:p>0</text:p>
          </table:table-cell>
          <table:table-cell table:formula="of:=STDEV([.U67];[.V67];[.W67];[.X67])" office:value-type="float" office:value="0.5">
            <text:p>0.5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5_4.lp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formula="of:=AVERAGE([.I68:.M68])" office:value-type="float" office:value="0.004">
            <text:p>0.004</text:p>
          </table:table-cell>
          <table:table-cell table:formula="of:=STDEV([.I68];[.J68];[.K68];[.L68];[.M68])" office:value-type="float" office:value="0.00547722557505166">
            <text:p>0.0054772256</text:p>
          </table:table-cell>
          <table:table-cell table:formula="of:=([.I68]-[.$N68])/[.$O68]" office:value-type="float" office:value="-0.730296743340221">
            <text:p>-0.7302967433</text:p>
          </table:table-cell>
          <table:table-cell table:formula="of:=([.J68]-[.$N68])/[.$O68]" office:value-type="float" office:value="-0.730296743340221">
            <text:p>-0.7302967433</text:p>
          </table:table-cell>
          <table:table-cell table:formula="of:=([.K68]-[.$N68])/[.$O68]" office:value-type="float" office:value="1.09544511501033">
            <text:p>1.095445115</text:p>
          </table:table-cell>
          <table:table-cell table:formula="of:=([.L68]-[.$N68])/[.$O68]" office:value-type="float" office:value="-0.730296743340221">
            <text:p>-0.7302967433</text:p>
          </table:table-cell>
          <table:table-cell table:formula="of:=([.M68]-[.$N68])/[.$O68]" office:value-type="float" office:value="1.09544511501033">
            <text:p>1.095445115</text:p>
          </table:table-cell>
          <table:table-cell table:formula="of:=[.I68]/[.$L68]" office:value-type="float" office:value="0">
            <text:p>#DIV/0!</text:p>
          </table:table-cell>
          <table:table-cell table:formula="of:=[.J68]/[.$L68]" office:value-type="float" office:value="0">
            <text:p>#DIV/0!</text:p>
          </table:table-cell>
          <table:table-cell table:formula="of:=[.K68]/[.$L68]" office:value-type="float" office:value="0">
            <text:p>#DIV/0!</text:p>
          </table:table-cell>
          <table:table-cell table:formula="of:=[.M68]/[.$L68]" office:value-type="float" office:value="0">
            <text:p>#DIV/0!</text:p>
          </table:table-cell>
          <table:table-cell table:formula="of:=MIN([.U68:.X68])" office:value-type="float" office:value="0">
            <text:p>#DIV/0!</text:p>
          </table:table-cell>
          <table:table-cell table:formula="of:=STDEV([.U68];[.V68];[.W68];[.X68])" office:value-type="float" office:value="0">
            <text:p>#DIV/0!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5_1.lp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formula="of:=AVERAGE([.I69:.M69])" office:value-type="float" office:value="0.006">
            <text:p>0.006</text:p>
          </table:table-cell>
          <table:table-cell table:formula="of:=STDEV([.I69];[.J69];[.K69];[.L69];[.M69])" office:value-type="float" office:value="0.00547722557505166">
            <text:p>0.0054772256</text:p>
          </table:table-cell>
          <table:table-cell table:formula="of:=([.I69]-[.$N69])/[.$O69]" office:value-type="float" office:value="-1.09544511501033">
            <text:p>-1.095445115</text:p>
          </table:table-cell>
          <table:table-cell table:formula="of:=([.J69]-[.$N69])/[.$O69]" office:value-type="float" office:value="0.730296743340221">
            <text:p>0.7302967433</text:p>
          </table:table-cell>
          <table:table-cell table:formula="of:=([.K69]-[.$N69])/[.$O69]" office:value-type="float" office:value="0.730296743340221">
            <text:p>0.7302967433</text:p>
          </table:table-cell>
          <table:table-cell table:formula="of:=([.L69]-[.$N69])/[.$O69]" office:value-type="float" office:value="0.730296743340221">
            <text:p>0.7302967433</text:p>
          </table:table-cell>
          <table:table-cell table:formula="of:=([.M69]-[.$N69])/[.$O69]" office:value-type="float" office:value="-1.09544511501033">
            <text:p>-1.095445115</text:p>
          </table:table-cell>
          <table:table-cell table:formula="of:=[.I69]/[.$L69]" office:value-type="float" office:value="0">
            <text:p>0</text:p>
          </table:table-cell>
          <table:table-cell table:formula="of:=[.J69]/[.$L69]" office:value-type="float" office:value="1">
            <text:p>1</text:p>
          </table:table-cell>
          <table:table-cell table:formula="of:=[.K69]/[.$L69]" office:value-type="float" office:value="1">
            <text:p>1</text:p>
          </table:table-cell>
          <table:table-cell table:formula="of:=[.M69]/[.$L69]" office:value-type="float" office:value="0">
            <text:p>0</text:p>
          </table:table-cell>
          <table:table-cell table:formula="of:=MIN([.U69:.X69])" office:value-type="float" office:value="0">
            <text:p>0</text:p>
          </table:table-cell>
          <table:table-cell table:formula="of:=STDEV([.U69];[.V69];[.W69];[.X69])" office:value-type="float" office:value="0.577350269189626">
            <text:p>0.5773502692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0_4.lp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126.48">
            <text:p>126.48</text:p>
          </table:table-cell>
          <table:table-cell office:value-type="float" office:value="127.21">
            <text:p>127.21</text:p>
          </table:table-cell>
          <table:table-cell office:value-type="float" office:value="125.06">
            <text:p>125.06</text:p>
          </table:table-cell>
          <table:table-cell office:value-type="float" office:value="127.19">
            <text:p>127.19</text:p>
          </table:table-cell>
          <table:table-cell office:value-type="float" office:value="142.11">
            <text:p>142.11</text:p>
          </table:table-cell>
          <table:table-cell table:formula="of:=AVERAGE([.I70:.M70])" office:value-type="float" office:value="129.61">
            <text:p>129.61</text:p>
          </table:table-cell>
          <table:table-cell table:formula="of:=STDEV([.I70];[.J70];[.K70];[.L70];[.M70])" office:value-type="float" office:value="7.04211970929209">
            <text:p>7.0421197093</text:p>
          </table:table-cell>
          <table:table-cell table:formula="of:=([.I70]-[.$N70])/[.$O70]" office:value-type="float" office:value="-0.444468445469614">
            <text:p>-0.4444684455</text:p>
          </table:table-cell>
          <table:table-cell table:formula="of:=([.J70]-[.$N70])/[.$O70]" office:value-type="float" office:value="-0.340806475759449">
            <text:p>-0.3408064758</text:p>
          </table:table-cell>
          <table:table-cell table:formula="of:=([.K70]-[.$N70])/[.$O70]" office:value-type="float" office:value="-0.646112276960622">
            <text:p>-0.646112277</text:p>
          </table:table-cell>
          <table:table-cell table:formula="of:=([.L70]-[.$N70])/[.$O70]" office:value-type="float" office:value="-0.34364652972411">
            <text:p>-0.3436465297</text:p>
          </table:table-cell>
          <table:table-cell table:formula="of:=([.M70]-[.$N70])/[.$O70]" office:value-type="float" office:value="1.77503372791381">
            <text:p>1.7750337279</text:p>
          </table:table-cell>
          <table:table-cell table:formula="of:=[.I70]/[.$L70]" office:value-type="float" office:value="0.994417800141521">
            <text:p>0.9944178001</text:p>
          </table:table-cell>
          <table:table-cell table:formula="of:=[.J70]/[.$L70]" office:value-type="float" office:value="1.00015724506644">
            <text:p>1.0001572451</text:p>
          </table:table-cell>
          <table:table-cell table:formula="of:=[.K70]/[.$L70]" office:value-type="float" office:value="0.983253400424562">
            <text:p>0.9832534004</text:p>
          </table:table-cell>
          <table:table-cell table:formula="of:=[.M70]/[.$L70]" office:value-type="float" office:value="1.11730481956129">
            <text:p>1.1173048196</text:p>
          </table:table-cell>
          <table:table-cell table:formula="of:=MIN([.U70:.X70])" office:value-type="float" office:value="0.983253400424562">
            <text:p>0.9832534004</text:p>
          </table:table-cell>
          <table:table-cell table:formula="of:=STDEV([.U70];[.V70];[.W70];[.X70])" office:value-type="float" office:value="0.0627414547549659">
            <text:p>0.0627414548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0_4.lp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.01">
            <text:p>0.01</text:p>
          </table:table-cell>
          <table:table-cell table:formula="of:=AVERAGE([.I71:.M71])" office:value-type="float" office:value="0.012">
            <text:p>0.012</text:p>
          </table:table-cell>
          <table:table-cell table:formula="of:=STDEV([.I71];[.J71];[.K71];[.L71];[.M71])" office:value-type="float" office:value="0.00447213595499958">
            <text:p>0.004472136</text:p>
          </table:table-cell>
          <table:table-cell table:formula="of:=([.I71]-[.$N71])/[.$O71]" office:value-type="float" office:value="1.78885438199983">
            <text:p>1.788854382</text:p>
          </table:table-cell>
          <table:table-cell table:formula="of:=([.J71]-[.$N71])/[.$O71]" office:value-type="float" office:value="-0.447213595499958">
            <text:p>-0.4472135955</text:p>
          </table:table-cell>
          <table:table-cell table:formula="of:=([.K71]-[.$N71])/[.$O71]" office:value-type="float" office:value="-0.447213595499958">
            <text:p>-0.4472135955</text:p>
          </table:table-cell>
          <table:table-cell table:formula="of:=([.L71]-[.$N71])/[.$O71]" office:value-type="float" office:value="-0.447213595499958">
            <text:p>-0.4472135955</text:p>
          </table:table-cell>
          <table:table-cell table:formula="of:=([.M71]-[.$N71])/[.$O71]" office:value-type="float" office:value="-0.447213595499958">
            <text:p>-0.4472135955</text:p>
          </table:table-cell>
          <table:table-cell table:formula="of:=[.I71]/[.$L71]" office:value-type="float" office:value="2">
            <text:p>2</text:p>
          </table:table-cell>
          <table:table-cell table:formula="of:=[.J71]/[.$L71]" office:value-type="float" office:value="1">
            <text:p>1</text:p>
          </table:table-cell>
          <table:table-cell table:formula="of:=[.K71]/[.$L71]" office:value-type="float" office:value="1">
            <text:p>1</text:p>
          </table:table-cell>
          <table:table-cell table:formula="of:=[.M71]/[.$L71]" office:value-type="float" office:value="1">
            <text:p>1</text:p>
          </table:table-cell>
          <table:table-cell table:formula="of:=MIN([.U71:.X71])" office:value-type="float" office:value="1">
            <text:p>1</text:p>
          </table:table-cell>
          <table:table-cell table:formula="of:=STDEV([.U71];[.V71];[.W71];[.X71])" office:value-type="float" office:value="0.5">
            <text:p>0.5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0_8.lp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4.02">
            <text:p>4.02</text:p>
          </table:table-cell>
          <table:table-cell office:value-type="float" office:value="3.97">
            <text:p>3.97</text:p>
          </table:table-cell>
          <table:table-cell office:value-type="float" office:value="4.02">
            <text:p>4.02</text:p>
          </table:table-cell>
          <table:table-cell office:value-type="float" office:value="4">
            <text:p>4</text:p>
          </table:table-cell>
          <table:table-cell office:value-type="float" office:value="3.98">
            <text:p>3.98</text:p>
          </table:table-cell>
          <table:table-cell table:formula="of:=AVERAGE([.I72:.M72])" office:value-type="float" office:value="3.998">
            <text:p>3.998</text:p>
          </table:table-cell>
          <table:table-cell table:formula="of:=STDEV([.I72];[.J72];[.K72];[.L72];[.M72])" office:value-type="float" office:value="0.0228035085019826">
            <text:p>0.0228035085</text:p>
          </table:table-cell>
          <table:table-cell table:formula="of:=([.I72]-[.$N72])/[.$O72]" office:value-type="float" office:value="0.964763821237729">
            <text:p>0.9647638212</text:p>
          </table:table-cell>
          <table:table-cell table:formula="of:=([.J72]-[.$N72])/[.$O72]" office:value-type="float" office:value="-1.22788122702985">
            <text:p>-1.227881227</text:p>
          </table:table-cell>
          <table:table-cell table:formula="of:=([.K72]-[.$N72])/[.$O72]" office:value-type="float" office:value="0.964763821237729">
            <text:p>0.9647638212</text:p>
          </table:table-cell>
          <table:table-cell table:formula="of:=([.L72]-[.$N72])/[.$O72]" office:value-type="float" office:value="0.0877058019307132">
            <text:p>0.0877058019</text:p>
          </table:table-cell>
          <table:table-cell table:formula="of:=([.M72]-[.$N72])/[.$O72]" office:value-type="float" office:value="-0.789352217376322">
            <text:p>-0.7893522174</text:p>
          </table:table-cell>
          <table:table-cell table:formula="of:=[.I72]/[.$L72]" office:value-type="float" office:value="1.005">
            <text:p>1.005</text:p>
          </table:table-cell>
          <table:table-cell table:formula="of:=[.J72]/[.$L72]" office:value-type="float" office:value="0.9925">
            <text:p>0.9925</text:p>
          </table:table-cell>
          <table:table-cell table:formula="of:=[.K72]/[.$L72]" office:value-type="float" office:value="1.005">
            <text:p>1.005</text:p>
          </table:table-cell>
          <table:table-cell table:formula="of:=[.M72]/[.$L72]" office:value-type="float" office:value="0.995">
            <text:p>0.995</text:p>
          </table:table-cell>
          <table:table-cell table:formula="of:=MIN([.U72:.X72])" office:value-type="float" office:value="0.9925">
            <text:p>0.9925</text:p>
          </table:table-cell>
          <table:table-cell table:formula="of:=STDEV([.U72];[.V72];[.W72];[.X72])" office:value-type="float" office:value="0.00657488909919142">
            <text:p>0.0065748891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0_8.lp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office:value-type="float" office:value="192.95">
            <text:p>192.95</text:p>
          </table:table-cell>
          <table:table-cell office:value-type="float" office:value="192.83">
            <text:p>192.83</text:p>
          </table:table-cell>
          <table:table-cell office:value-type="float" office:value="192.67">
            <text:p>192.67</text:p>
          </table:table-cell>
          <table:table-cell office:value-type="float" office:value="192.57">
            <text:p>192.57</text:p>
          </table:table-cell>
          <table:table-cell office:value-type="float" office:value="193.53">
            <text:p>193.53</text:p>
          </table:table-cell>
          <table:table-cell table:formula="of:=AVERAGE([.I73:.M73])" office:value-type="float" office:value="192.91">
            <text:p>192.91</text:p>
          </table:table-cell>
          <table:table-cell table:formula="of:=STDEV([.I73];[.J73];[.K73];[.L73];[.M73])" office:value-type="float" office:value="0.376031913539266">
            <text:p>0.3760319135</text:p>
          </table:table-cell>
          <table:table-cell table:formula="of:=([.I73]-[.$N73])/[.$O73]" office:value-type="float" office:value="0.106373950081806">
            <text:p>0.1063739501</text:p>
          </table:table-cell>
          <table:table-cell table:formula="of:=([.J73]-[.$N73])/[.$O73]" office:value-type="float" office:value="-0.212747900163613">
            <text:p>-0.2127479002</text:p>
          </table:table-cell>
          <table:table-cell table:formula="of:=([.K73]-[.$N73])/[.$O73]" office:value-type="float" office:value="-0.638243700490989">
            <text:p>-0.6382437005</text:p>
          </table:table-cell>
          <table:table-cell table:formula="of:=([.L73]-[.$N73])/[.$O73]" office:value-type="float" office:value="-0.904178575695543">
            <text:p>-0.9041785757</text:p>
          </table:table-cell>
          <table:table-cell table:formula="of:=([.M73]-[.$N73])/[.$O73]" office:value-type="float" office:value="1.64879622626834">
            <text:p>1.6487962263</text:p>
          </table:table-cell>
          <table:table-cell table:formula="of:=[.I73]/[.$L73]" office:value-type="float" office:value="1.00197330840733">
            <text:p>1.0019733084</text:p>
          </table:table-cell>
          <table:table-cell table:formula="of:=[.J73]/[.$L73]" office:value-type="float" office:value="1.00135015838396">
            <text:p>1.0013501584</text:p>
          </table:table-cell>
          <table:table-cell table:formula="of:=[.K73]/[.$L73]" office:value-type="float" office:value="1.00051929168614">
            <text:p>1.0005192917</text:p>
          </table:table-cell>
          <table:table-cell table:formula="of:=[.M73]/[.$L73]" office:value-type="float" office:value="1.00498520018695">
            <text:p>1.0049852002</text:p>
          </table:table-cell>
          <table:table-cell table:formula="of:=MIN([.U73:.X73])" office:value-type="float" office:value="1.00051929168614">
            <text:p>1.0005192917</text:p>
          </table:table-cell>
          <table:table-cell table:formula="of:=STDEV([.U73];[.V73];[.W73];[.X73])" office:value-type="float" office:value="0.00194555432944276">
            <text:p>0.0019455543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0_8.lp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4">
            <text:p>4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AVERAGE([.I74:.M74])" office:value-type="float" office:value="0.012">
            <text:p>0.012</text:p>
          </table:table-cell>
          <table:table-cell table:formula="of:=STDEV([.I74];[.J74];[.K74];[.L74];[.M74])" office:value-type="float" office:value="0.00447213595499958">
            <text:p>0.004472136</text:p>
          </table:table-cell>
          <table:table-cell table:formula="of:=([.I74]-[.$N74])/[.$O74]" office:value-type="float" office:value="-0.447213595499958">
            <text:p>-0.4472135955</text:p>
          </table:table-cell>
          <table:table-cell table:formula="of:=([.J74]-[.$N74])/[.$O74]" office:value-type="float" office:value="-0.447213595499958">
            <text:p>-0.4472135955</text:p>
          </table:table-cell>
          <table:table-cell table:formula="of:=([.K74]-[.$N74])/[.$O74]" office:value-type="float" office:value="-0.447213595499958">
            <text:p>-0.4472135955</text:p>
          </table:table-cell>
          <table:table-cell table:formula="of:=([.L74]-[.$N74])/[.$O74]" office:value-type="float" office:value="-0.447213595499958">
            <text:p>-0.4472135955</text:p>
          </table:table-cell>
          <table:table-cell table:formula="of:=([.M74]-[.$N74])/[.$O74]" office:value-type="float" office:value="1.78885438199983">
            <text:p>1.788854382</text:p>
          </table:table-cell>
          <table:table-cell table:formula="of:=[.I74]/[.$L74]" office:value-type="float" office:value="1">
            <text:p>1</text:p>
          </table:table-cell>
          <table:table-cell table:formula="of:=[.J74]/[.$L74]" office:value-type="float" office:value="1">
            <text:p>1</text:p>
          </table:table-cell>
          <table:table-cell table:formula="of:=[.K74]/[.$L74]" office:value-type="float" office:value="1">
            <text:p>1</text:p>
          </table:table-cell>
          <table:table-cell table:formula="of:=[.M74]/[.$L74]" office:value-type="float" office:value="2">
            <text:p>2</text:p>
          </table:table-cell>
          <table:table-cell table:formula="of:=MIN([.U74:.X74])" office:value-type="float" office:value="1">
            <text:p>1</text:p>
          </table:table-cell>
          <table:table-cell table:formula="of:=STDEV([.U74];[.V74];[.W74];[.X74])" office:value-type="float" office:value="0.5">
            <text:p>0.5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5_3.l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office:value-type="float" office:value="6.18">
            <text:p>6.18</text:p>
          </table:table-cell>
          <table:table-cell office:value-type="float" office:value="6.15">
            <text:p>6.15</text:p>
          </table:table-cell>
          <table:table-cell office:value-type="float" office:value="6.17">
            <text:p>6.17</text:p>
          </table:table-cell>
          <table:table-cell office:value-type="float" office:value="6.14">
            <text:p>6.14</text:p>
          </table:table-cell>
          <table:table-cell office:value-type="float" office:value="6.15">
            <text:p>6.15</text:p>
          </table:table-cell>
          <table:table-cell table:formula="of:=AVERAGE([.I75:.M75])" office:value-type="float" office:value="6.158">
            <text:p>6.158</text:p>
          </table:table-cell>
          <table:table-cell table:formula="of:=STDEV([.I75];[.J75];[.K75];[.L75];[.M75])" office:value-type="float" office:value="0.0164316767251549">
            <text:p>0.0164316767</text:p>
          </table:table-cell>
          <table:table-cell table:formula="of:=([.I75]-[.$N75])/[.$O75]" office:value-type="float" office:value="1.33887736279043">
            <text:p>1.3388773628</text:p>
          </table:table-cell>
          <table:table-cell table:formula="of:=([.J75]-[.$N75])/[.$O75]" office:value-type="float" office:value="-0.486864495560097">
            <text:p>-0.4868644956</text:p>
          </table:table-cell>
          <table:table-cell table:formula="of:=([.K75]-[.$N75])/[.$O75]" office:value-type="float" office:value="0.730296743340254">
            <text:p>0.7302967433</text:p>
          </table:table-cell>
          <table:table-cell table:formula="of:=([.L75]-[.$N75])/[.$O75]" office:value-type="float" office:value="-1.09544511501033">
            <text:p>-1.095445115</text:p>
          </table:table-cell>
          <table:table-cell table:formula="of:=([.M75]-[.$N75])/[.$O75]" office:value-type="float" office:value="-0.486864495560097">
            <text:p>-0.4868644956</text:p>
          </table:table-cell>
          <table:table-cell table:formula="of:=[.I75]/[.$L75]" office:value-type="float" office:value="1.00651465798046">
            <text:p>1.006514658</text:p>
          </table:table-cell>
          <table:table-cell table:formula="of:=[.J75]/[.$L75]" office:value-type="float" office:value="1.00162866449511">
            <text:p>1.0016286645</text:p>
          </table:table-cell>
          <table:table-cell table:formula="of:=[.K75]/[.$L75]" office:value-type="float" office:value="1.00488599348534">
            <text:p>1.0048859935</text:p>
          </table:table-cell>
          <table:table-cell table:formula="of:=[.M75]/[.$L75]" office:value-type="float" office:value="1.00162866449511">
            <text:p>1.0016286645</text:p>
          </table:table-cell>
          <table:table-cell table:formula="of:=MIN([.U75:.X75])" office:value-type="float" office:value="1.00162866449511">
            <text:p>1.0016286645</text:p>
          </table:table-cell>
          <table:table-cell table:formula="of:=STDEV([.U75];[.V75];[.W75];[.X75])" office:value-type="float" office:value="0.00244299674267101">
            <text:p>0.0024429967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15_3.l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1">
            <text:p>1</text:p>
          </table:table-cell>
          <table:table-cell office:value-type="float" office:value="2280.75">
            <text:p>2280.75</text:p>
          </table:table-cell>
          <table:table-cell office:value-type="float" office:value="2255.32">
            <text:p>2255.32</text:p>
          </table:table-cell>
          <table:table-cell office:value-type="float" office:value="2275.77">
            <text:p>2275.77</text:p>
          </table:table-cell>
          <table:table-cell office:value-type="float" office:value="2256.7">
            <text:p>2256.7</text:p>
          </table:table-cell>
          <table:table-cell office:value-type="float" office:value="2274.98">
            <text:p>2274.98</text:p>
          </table:table-cell>
          <table:table-cell table:formula="of:=AVERAGE([.I76:.M76])" office:value-type="float" office:value="2268.704">
            <text:p>2268.704</text:p>
          </table:table-cell>
          <table:table-cell table:formula="of:=STDEV([.I76];[.J76];[.K76];[.L76];[.M76])" office:value-type="float" office:value="11.8073083300132">
            <text:p>11.80730833</text:p>
          </table:table-cell>
          <table:table-cell table:formula="of:=([.I76]-[.$N76])/[.$O76]" office:value-type="float" office:value="1.02021558710209">
            <text:p>1.0202155871</text:p>
          </table:table-cell>
          <table:table-cell table:formula="of:=([.J76]-[.$N76])/[.$O76]" office:value-type="float" office:value="-1.13353523308771">
            <text:p>-1.1335352331</text:p>
          </table:table-cell>
          <table:table-cell table:formula="of:=([.K76]-[.$N76])/[.$O76]" office:value-type="float" office:value="0.598442913702744">
            <text:p>0.5984429137</text:p>
          </table:table-cell>
          <table:table-cell table:formula="of:=([.L76]-[.$N76])/[.$O76]" office:value-type="float" office:value="-1.01665846816985">
            <text:p>-1.0166584682</text:p>
          </table:table-cell>
          <table:table-cell table:formula="of:=([.M76]-[.$N76])/[.$O76]" office:value-type="float" office:value="0.531535200452651">
            <text:p>0.5315352005</text:p>
          </table:table-cell>
          <table:table-cell table:formula="of:=[.I76]/[.$L76]" office:value-type="float" office:value="1.01065715425178">
            <text:p>1.0106571543</text:p>
          </table:table-cell>
          <table:table-cell table:formula="of:=[.J76]/[.$L76]" office:value-type="float" office:value="0.999388487614659">
            <text:p>0.9993884876</text:p>
          </table:table-cell>
          <table:table-cell table:formula="of:=[.K76]/[.$L76]" office:value-type="float" office:value="1.00845039216555">
            <text:p>1.0084503922</text:p>
          </table:table-cell>
          <table:table-cell table:formula="of:=[.M76]/[.$L76]" office:value-type="float" office:value="1.00810032348119">
            <text:p>1.0081003235</text:p>
          </table:table-cell>
          <table:table-cell table:formula="of:=MIN([.U76:.X76])" office:value-type="float" office:value="0.999388487614659">
            <text:p>0.9993884876</text:p>
          </table:table-cell>
          <table:table-cell table:formula="of:=STDEV([.U76];[.V76];[.W76];[.X76])" office:value-type="float" office:value="0.0049709722105102">
            <text:p>0.0049709722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5_10.lp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office:value-type="float" office:value="0.86">
            <text:p>0.86</text:p>
          </table:table-cell>
          <table:table-cell office:value-type="float" office:value="1.02">
            <text:p>1.02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1.19">
            <text:p>1.19</text:p>
          </table:table-cell>
          <table:table-cell table:formula="of:=AVERAGE([.I77:.M77])" office:value-type="float" office:value="0.968">
            <text:p>0.968</text:p>
          </table:table-cell>
          <table:table-cell table:formula="of:=STDEV([.I77];[.J77];[.K77];[.L77];[.M77])" office:value-type="float" office:value="0.140249777183424">
            <text:p>0.1402497772</text:p>
          </table:table-cell>
          <table:table-cell table:formula="of:=([.I77]-[.$N77])/[.$O77]" office:value-type="float" office:value="-0.770054699329423">
            <text:p>-0.7700546993</text:p>
          </table:table-cell>
          <table:table-cell table:formula="of:=([.J77]-[.$N77])/[.$O77]" office:value-type="float" office:value="0.370767077454908">
            <text:p>0.3707670775</text:p>
          </table:table-cell>
          <table:table-cell table:formula="of:=([.K77]-[.$N77])/[.$O77]" office:value-type="float" office:value="-0.770054699329423">
            <text:p>-0.7700546993</text:p>
          </table:table-cell>
          <table:table-cell table:formula="of:=([.L77]-[.$N77])/[.$O77]" office:value-type="float" office:value="-0.41354789408432">
            <text:p>-0.4135478941</text:p>
          </table:table-cell>
          <table:table-cell table:formula="of:=([.M77]-[.$N77])/[.$O77]" office:value-type="float" office:value="1.58289021528826">
            <text:p>1.5828902153</text:p>
          </table:table-cell>
          <table:table-cell table:formula="of:=[.I77]/[.$L77]" office:value-type="float" office:value="0.945054945054945">
            <text:p>0.9450549451</text:p>
          </table:table-cell>
          <table:table-cell table:formula="of:=[.J77]/[.$L77]" office:value-type="float" office:value="1.12087912087912">
            <text:p>1.1208791209</text:p>
          </table:table-cell>
          <table:table-cell table:formula="of:=[.K77]/[.$L77]" office:value-type="float" office:value="0.945054945054945">
            <text:p>0.9450549451</text:p>
          </table:table-cell>
          <table:table-cell table:formula="of:=[.M77]/[.$L77]" office:value-type="float" office:value="1.30769230769231">
            <text:p>1.3076923077</text:p>
          </table:table-cell>
          <table:table-cell table:formula="of:=MIN([.U77:.X77])" office:value-type="float" office:value="0.945054945054945">
            <text:p>0.9450549451</text:p>
          </table:table-cell>
          <table:table-cell table:formula="of:=STDEV([.U77];[.V77];[.W77];[.X77])" office:value-type="float" office:value="0.173142321500975">
            <text:p>0.1731423215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5_10.lp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1.08">
            <text:p>1.08</text:p>
          </table:table-cell>
          <table:table-cell table:formula="of:=AVERAGE([.I78:.M78])" office:value-type="float" office:value="0.86">
            <text:p>0.86</text:p>
          </table:table-cell>
          <table:table-cell table:formula="of:=STDEV([.I78];[.J78];[.K78];[.L78];[.M78])" office:value-type="float" office:value="0.141244468918255">
            <text:p>0.1412444689</text:p>
          </table:table-cell>
          <table:table-cell table:formula="of:=([.I78]-[.$N78])/[.$O78]" office:value-type="float" office:value="-0.778791557945267">
            <text:p>-0.7787915579</text:p>
          </table:table-cell>
          <table:table-cell table:formula="of:=([.J78]-[.$N78])/[.$O78]" office:value-type="float" office:value="0.424795395242874">
            <text:p>0.4247953952</text:p>
          </table:table-cell>
          <table:table-cell table:formula="of:=([.K78]-[.$N78])/[.$O78]" office:value-type="float" office:value="-0.778791557945267">
            <text:p>-0.7787915579</text:p>
          </table:table-cell>
          <table:table-cell table:formula="of:=([.L78]-[.$N78])/[.$O78]" office:value-type="float" office:value="-0.424795395242873">
            <text:p>-0.4247953952</text:p>
          </table:table-cell>
          <table:table-cell table:formula="of:=([.M78]-[.$N78])/[.$O78]" office:value-type="float" office:value="1.55758311589054">
            <text:p>1.5575831159</text:p>
          </table:table-cell>
          <table:table-cell table:formula="of:=[.I78]/[.$L78]" office:value-type="float" office:value="0.9375">
            <text:p>0.9375</text:p>
          </table:table-cell>
          <table:table-cell table:formula="of:=[.J78]/[.$L78]" office:value-type="float" office:value="1.15">
            <text:p>1.15</text:p>
          </table:table-cell>
          <table:table-cell table:formula="of:=[.K78]/[.$L78]" office:value-type="float" office:value="0.9375">
            <text:p>0.9375</text:p>
          </table:table-cell>
          <table:table-cell table:formula="of:=[.M78]/[.$L78]" office:value-type="float" office:value="1.35">
            <text:p>1.35</text:p>
          </table:table-cell>
          <table:table-cell table:formula="of:=MIN([.U78:.X78])" office:value-type="float" office:value="0.9375">
            <text:p>0.9375</text:p>
          </table:table-cell>
          <table:table-cell table:formula="of:=STDEV([.U78];[.V78];[.W78];[.X78])" office:value-type="float" office:value="0.198037243971936">
            <text:p>0.198037244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5_10.lp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office:value-type="float" office:value="890.39">
            <text:p>890.39</text:p>
          </table:table-cell>
          <table:table-cell office:value-type="float" office:value="910.61">
            <text:p>910.61</text:p>
          </table:table-cell>
          <table:table-cell office:value-type="float" office:value="888.67">
            <text:p>888.67</text:p>
          </table:table-cell>
          <table:table-cell office:value-type="float" office:value="909.49">
            <text:p>909.49</text:p>
          </table:table-cell>
          <table:table-cell office:value-type="float" office:value="871.48">
            <text:p>871.48</text:p>
          </table:table-cell>
          <table:table-cell table:formula="of:=AVERAGE([.I79:.M79])" office:value-type="float" office:value="894.128">
            <text:p>894.128</text:p>
          </table:table-cell>
          <table:table-cell table:formula="of:=STDEV([.I79];[.J79];[.K79];[.L79];[.M79])" office:value-type="float" office:value="16.312124938217">
            <text:p>16.3121249382</text:p>
          </table:table-cell>
          <table:table-cell table:formula="of:=([.I79]-[.$N79])/[.$O79]" office:value-type="float" office:value="-0.229154694079277">
            <text:p>-0.2291546941</text:p>
          </table:table-cell>
          <table:table-cell table:formula="of:=([.J79]-[.$N79])/[.$O79]" office:value-type="float" office:value="1.01041403633349">
            <text:p>1.0104140363</text:p>
          </table:table-cell>
          <table:table-cell table:formula="of:=([.K79]-[.$N79])/[.$O79]" office:value-type="float" office:value="-0.334597731483332">
            <text:p>-0.3345977315</text:p>
          </table:table-cell>
          <table:table-cell table:formula="of:=([.L79]-[.$N79])/[.$O79]" office:value-type="float" office:value="0.941753453837826">
            <text:p>0.9417534538</text:p>
          </table:table-cell>
          <table:table-cell table:formula="of:=([.M79]-[.$N79])/[.$O79]" office:value-type="float" office:value="-1.38841506460872">
            <text:p>-1.3884150646</text:p>
          </table:table-cell>
          <table:table-cell table:formula="of:=[.I79]/[.$L79]" office:value-type="float" office:value="0.978999219342708">
            <text:p>0.9789992193</text:p>
          </table:table-cell>
          <table:table-cell table:formula="of:=[.J79]/[.$L79]" office:value-type="float" office:value="1.00123145938933">
            <text:p>1.0012314594</text:p>
          </table:table-cell>
          <table:table-cell table:formula="of:=[.K79]/[.$L79]" office:value-type="float" office:value="0.97710804956624">
            <text:p>0.9771080496</text:p>
          </table:table-cell>
          <table:table-cell table:formula="of:=[.M79]/[.$L79]" office:value-type="float" office:value="0.958207346974678">
            <text:p>0.958207347</text:p>
          </table:table-cell>
          <table:table-cell table:formula="of:=MIN([.U79:.X79])" office:value-type="float" office:value="0.958207346974678">
            <text:p>0.958207347</text:p>
          </table:table-cell>
          <table:table-cell table:formula="of:=STDEV([.U79];[.V79];[.W79];[.X79])" office:value-type="float" office:value="0.017607765063077">
            <text:p>0.0176077651</text:p>
          </table:table-cell>
        </table:table-row>
        <table:table-row table:style-name="ro1">
          <table:table-cell office:value-type="string">
            <text:p>/home/rossegg/test_encodings/dynamic.lp</text:p>
          </table:table-cell>
          <table:table-cell office:value-type="string">
            <text:p>/home/rossegg/instances/sat_25_10.lp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9">
            <text:p>9</text:p>
          </table:table-cell>
          <table:table-cell table:number-columns-repeated="4" office:value-type="float" office:value="0.44">
            <text:p>0.44</text:p>
          </table:table-cell>
          <table:table-cell office:value-type="float" office:value="0.46">
            <text:p>0.46</text:p>
          </table:table-cell>
          <table:table-cell table:formula="of:=AVERAGE([.I80:.M80])" office:value-type="float" office:value="0.444">
            <text:p>0.444</text:p>
          </table:table-cell>
          <table:table-cell table:formula="of:=STDEV([.I80];[.J80];[.K80];[.L80];[.M80])" office:value-type="float" office:value="0.00894427190999917">
            <text:p>0.0089442719</text:p>
          </table:table-cell>
          <table:table-cell table:formula="of:=([.I80]-[.$N80])/[.$O80]" office:value-type="float" office:value="-0.447213595499964">
            <text:p>-0.4472135955</text:p>
          </table:table-cell>
          <table:table-cell table:formula="of:=([.J80]-[.$N80])/[.$O80]" office:value-type="float" office:value="-0.447213595499964">
            <text:p>-0.4472135955</text:p>
          </table:table-cell>
          <table:table-cell table:formula="of:=([.K80]-[.$N80])/[.$O80]" office:value-type="float" office:value="-0.447213595499964">
            <text:p>-0.4472135955</text:p>
          </table:table-cell>
          <table:table-cell table:formula="of:=([.L80]-[.$N80])/[.$O80]" office:value-type="float" office:value="-0.447213595499964">
            <text:p>-0.4472135955</text:p>
          </table:table-cell>
          <table:table-cell table:formula="of:=([.M80]-[.$N80])/[.$O80]" office:value-type="float" office:value="1.78885438199983">
            <text:p>1.788854382</text:p>
          </table:table-cell>
          <table:table-cell table:formula="of:=[.I80]/[.$L80]" office:value-type="float" office:value="1">
            <text:p>1</text:p>
          </table:table-cell>
          <table:table-cell table:formula="of:=[.J80]/[.$L80]" office:value-type="float" office:value="1">
            <text:p>1</text:p>
          </table:table-cell>
          <table:table-cell table:formula="of:=[.K80]/[.$L80]" office:value-type="float" office:value="1">
            <text:p>1</text:p>
          </table:table-cell>
          <table:table-cell table:formula="of:=[.M80]/[.$L80]" office:value-type="float" office:value="1.04545454545455">
            <text:p>1.0454545455</text:p>
          </table:table-cell>
          <table:table-cell table:formula="of:=MIN([.U80:.X80])" office:value-type="float" office:value="1">
            <text:p>1</text:p>
          </table:table-cell>
          <table:table-cell table:formula="of:=STDEV([.U80];[.V80];[.W80];[.X80])" office:value-type="float" office:value="0.0227272727272727">
            <text:p>0.0227272727</text:p>
          </table:table-cell>
        </table:table-row>
        <table:table-row table:style-name="ro1">
          <table:table-cell table:number-columns-repeated="13"/>
          <table:table-cell table:style-name="Default"/>
          <table:table-cell office:value-type="string">
            <text:p>AVG</text:p>
          </table:table-cell>
          <table:table-cell table:formula="of:=AVERAGE([.P2:.P38])" office:value-type="float" office:value="-0.309234833994365">
            <text:p>-0.309234834</text:p>
          </table:table-cell>
          <table:table-cell table:formula="of:=AVERAGE([.Q2:.Q38])" office:value-type="float" office:value="0.00116875369970896">
            <text:p>0.0011687537</text:p>
          </table:table-cell>
          <table:table-cell table:formula="of:=AVERAGE([.R2:.R38])" office:value-type="float" office:value="-0.260557440167643">
            <text:p>-0.2605574402</text:p>
          </table:table-cell>
          <table:table-cell table:formula="of:=AVERAGE([.S2:.S38])" office:value-type="float" office:value="-0.342630735683061">
            <text:p>-0.3426307357</text:p>
          </table:table-cell>
          <table:table-cell table:formula="of:=AVERAGE([.T2:.T38])" office:value-type="float" office:value="0.911253708312798">
            <text:p>0.9112537083</text:p>
          </table:table-cell>
          <table:table-cell table:number-columns-repeated="4"/>
          <table:table-cell office:value-type="string">
            <text:p>AVG</text:p>
          </table:table-cell>
          <table:table-cell table:formula="of:=AVERAGE([.Z2:.Z38])" office:value-type="float" office:value="0.223207361013268">
            <text:p>0.223207361</text:p>
          </table:table-cell>
        </table:table-row>
        <table:table-row table:style-name="ro1">
          <table:table-cell table:number-columns-repeated="13"/>
          <table:table-cell table:style-name="Default"/>
          <table:table-cell office:value-type="string">
            <text:p>STDDEV</text:p>
          </table:table-cell>
          <table:table-cell table:formula="of:=STDEV([.P2];[.P3];[.P4];[.P5];[.P6];[.P7];[.P8];[.P9];[.P10];[.P11];[.P12];[.P13];[.P14];[.P15];[.P16];[.P17];[.P18];[.P19];[.P20];[.P21];[.P22];[.P23];[.P24];[.P25];[.P26];[.P27];[.P28];[.P29];[.P30];[.P31];[.P32];[.P33];[.P34];[.P35];[.P36];[.P37];[.P38];[.P81])" office:value-type="float" office:value="0.67012302262974">
            <text:p>0.6701230226</text:p>
          </table:table-cell>
          <table:table-cell table:formula="of:=STDEV([.Q2];[.Q3];[.Q4];[.Q5];[.Q6];[.Q7];[.Q8];[.Q9];[.Q10];[.Q11];[.Q12];[.Q13];[.Q14];[.Q15];[.Q16];[.Q17];[.Q18];[.Q19];[.Q20];[.Q21];[.Q22];[.Q23];[.Q24];[.Q25];[.Q26];[.Q27];[.Q28];[.Q29];[.Q30];[.Q31];[.Q32];[.Q33];[.Q34];[.Q35];[.Q36];[.Q37];[.Q38];[.Q81])" office:value-type="float" office:value="0.930203349765807">
            <text:p>0.9302033498</text:p>
          </table:table-cell>
          <table:table-cell table:formula="of:=STDEV([.R2];[.R3];[.R4];[.R5];[.R6];[.R7];[.R8];[.R9];[.R10];[.R11];[.R12];[.R13];[.R14];[.R15];[.R16];[.R17];[.R18];[.R19];[.R20];[.R21];[.R22];[.R23];[.R24];[.R25];[.R26];[.R27];[.R28];[.R29];[.R30];[.R31];[.R32];[.R33];[.R34];[.R35];[.R36];[.R37];[.R38];[.R81])" office:value-type="float" office:value="0.773715458861299">
            <text:p>0.7737154589</text:p>
          </table:table-cell>
          <table:table-cell table:formula="of:=STDEV([.S2];[.S3];[.S4];[.S5];[.S6];[.S7];[.S8];[.S9];[.S10];[.S11];[.S12];[.S13];[.S14];[.S15];[.S16];[.S17];[.S18];[.S19];[.S20];[.S21];[.S22];[.S23];[.S24];[.S25];[.S26];[.S27];[.S28];[.S29];[.S30];[.S31];[.S32];[.S33];[.S34];[.S35];[.S36];[.S37];[.S38];[.S81])" office:value-type="float" office:value="0.671738628236748">
            <text:p>0.6717386282</text:p>
          </table:table-cell>
          <table:table-cell table:formula="of:=STDEV([.T2];[.T3];[.T4];[.T5];[.T6];[.T7];[.T8];[.T9];[.T10];[.T11];[.T12];[.T13];[.T14];[.T15];[.T16];[.T17];[.T18];[.T19];[.T20];[.T21];[.T22];[.T23];[.T24];[.T25];[.T26];[.T27];[.T28];[.T29];[.T30];[.T31];[.T32];[.T33];[.T34];[.T35];[.T36];[.T37];[.T38];[.T81])" office:value-type="float" office:value="0.724217920631439">
            <text:p>0.7242179206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office:value-type="string">
            <text:p>&lt;0</text:p>
          </table:table-cell>
          <table:table-cell table:formula="of:=COUNTIF([.P2:.P38];&quot;&lt;0&quot;)" office:value-type="float" office:value="26">
            <text:p>26</text:p>
          </table:table-cell>
          <table:table-cell table:formula="of:=COUNTIF([.Q2:.Q38];&quot;&lt;0&quot;)" office:value-type="float" office:value="21">
            <text:p>21</text:p>
          </table:table-cell>
          <table:table-cell table:formula="of:=COUNTIF([.R2:.R38];&quot;&lt;0&quot;)" office:value-type="float" office:value="25">
            <text:p>25</text:p>
          </table:table-cell>
          <table:table-cell table:formula="of:=COUNTIF([.S2:.S38];&quot;&lt;0&quot;)" office:value-type="float" office:value="25">
            <text:p>25</text:p>
          </table:table-cell>
          <table:table-cell table:formula="of:=COUNTIF([.T2:.T38];&quot;&lt;0&quot;)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style-name="ce8" office:value-type="string">
            <text:p>&gt;0</text:p>
          </table:table-cell>
          <table:table-cell table:style-name="ce8" table:formula="of:=COUNTIF([.P3:.P39];&quot;&gt;=0&quot;)" office:value-type="float" office:value="11">
            <text:p>11</text:p>
          </table:table-cell>
          <table:table-cell table:style-name="ce8" table:formula="of:=COUNTIF([.Q3:.Q39];&quot;&gt;=0&quot;)" office:value-type="float" office:value="17">
            <text:p>17</text:p>
          </table:table-cell>
          <table:table-cell table:style-name="ce8" table:formula="of:=COUNTIF([.R3:.R39];&quot;&gt;=0&quot;)" office:value-type="float" office:value="13">
            <text:p>13</text:p>
          </table:table-cell>
          <table:table-cell table:style-name="ce8" table:formula="of:=COUNTIF([.S3:.S39];&quot;&gt;=0&quot;)" office:value-type="float" office:value="11">
            <text:p>11</text:p>
          </table:table-cell>
          <table:table-cell table:style-name="ce11" table:formula="of:=COUNTIF([.T3:.T39];&quot;&gt;=0&quot;)" office:value-type="float" office:value="33">
            <text:p>33</text:p>
          </table:table-cell>
          <table:table-cell table:number-columns-repeated="6"/>
        </table:table-row>
      </table:table>
      <table:table table:name="Sheet2" table:style-name="ta1">
        <table:table-column table:style-name="co9" table:number-columns-repeated="3" table:default-cell-style-name="Default"/>
        <table:table-column table:style-name="co9" table:default-cell-style-name="ce1"/>
        <table:table-column table:style-name="co9" table:number-columns-repeated="8" table:default-cell-style-name="Default"/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10_20.lp</text:p>
          </table:table-cell>
          <table:table-cell office:value-type="float" office:value="2137">
            <text:p>2137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string">
            <text:p>408.04</text:p>
          </table:table-cell>
          <table:table-cell office:value-type="string">
            <text:p>412.71</text:p>
          </table:table-cell>
          <table:table-cell office:value-type="string">
            <text:p>405.2</text:p>
          </table:table-cell>
          <table:table-cell office:value-type="string">
            <text:p>381.26</text:p>
          </table:table-cell>
          <table:table-cell office:value-type="string">
            <text:p>-100.0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2" office:value-type="string">
            <text:p>-100.0</text:p>
          </table:table-cell>
          <table:table-cell office:value-type="string">
            <text:p>584.19</text:p>
          </table:table-cell>
          <table:table-cell table:number-columns-repeated="2" office:value-type="string">
            <text:p>-100.0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300_30.lp</text:p>
          </table:table-cell>
          <table:table-cell office:value-type="float" office:value="4521">
            <text:p>4521</text:p>
          </table:table-cell>
          <table:table-cell office:value-type="string">
            <text:p>2.0</text:p>
          </table:table-cell>
          <table:table-cell table:style-name="ce1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string">
            <text:p>577.48</text:p>
          </table:table-cell>
          <table:table-cell office:value-type="string">
            <text:p>-100.0</text:p>
          </table:table-cell>
          <table:table-cell office:value-type="string">
            <text:p>590.22</text:p>
          </table:table-cell>
          <table:table-cell office:value-type="string">
            <text:p>563.55</text:p>
          </table:table-cell>
          <table:table-cell office:value-type="string">
            <text:p>-100.0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300_30.lp</text:p>
          </table:table-cell>
          <table:table-cell office:value-type="float" office:value="4521">
            <text:p>4521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string">
            <text:p>573.24</text:p>
          </table:table-cell>
          <table:table-cell office:value-type="string">
            <text:p>-100.0</text:p>
          </table:table-cell>
          <table:table-cell office:value-type="string">
            <text:p>570.44</text:p>
          </table:table-cell>
          <table:table-cell table:number-columns-repeated="2" office:value-type="string">
            <text:p>-100.0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300_30.lp</text:p>
          </table:table-cell>
          <table:table-cell office:value-type="float" office:value="4521">
            <text:p>4521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string">
            <text:p>505.2</text:p>
          </table:table-cell>
          <table:table-cell office:value-type="string">
            <text:p>518.49</text:p>
          </table:table-cell>
          <table:table-cell office:value-type="string">
            <text:p>535.79</text:p>
          </table:table-cell>
          <table:table-cell office:value-type="string">
            <text:p>498.79</text:p>
          </table:table-cell>
          <table:table-cell office:value-type="string">
            <text:p>-100.0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40_20.lp</text:p>
          </table:table-cell>
          <table:table-cell office:value-type="string">
            <text:p>450.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string">
            <text:p>-100.0</text:p>
          </table:table-cell>
          <table:table-cell office:value-type="string">
            <text:p>123.7</text:p>
          </table:table-cell>
          <table:table-cell table:number-columns-repeated="2" office:value-type="string">
            <text:p>-100.0</text:p>
          </table:table-cell>
          <table:table-cell office:value-type="string">
            <text:p>544.98</text:p>
          </table:table-cell>
        </table:table-row>
      </table:table>
      <table:table table:name="Sheet1_2" table:style-name="ta1"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5" table:default-cell-style-name="Default"/>
        <table:table-column table:style-name="co9" table:number-columns-repeated="13" table:default-cell-style-name="Default"/>
        <table:table-row table:style-name="ro1">
          <table:table-cell table:number-columns-repeated="2"/>
          <table:table-cell office:value-type="string">
            <text:p>nbredgefacts</text:p>
          </table:table-cell>
          <table:table-cell office:value-type="string">
            <text:p>nbredgepred</text:p>
          </table:table-cell>
          <table:table-cell office:value-type="string">
            <text:p>defjoin</text:p>
          </table:table-cell>
          <table:table-cell office:value-type="string">
            <text:p>normalization</text:p>
          </table:table-cell>
          <table:table-cell office:value-type="string">
            <text:p>heuristic</text:p>
          </table:table-cell>
          <table:table-cell office:value-type="string">
            <text:p>jumpy</text:p>
          </table:table-cell>
          <table:table-cell office:value-type="string">
            <text:p>frumpy</text:p>
          </table:table-cell>
          <table:table-cell office:value-type="string">
            <text:p>crafty</text:p>
          </table:table-cell>
          <table:table-cell office:value-type="string">
            <text:p>none</text:p>
          </table:table-cell>
          <table:table-cell office:value-type="string">
            <text:p>nopre</text:p>
          </table:table-cell>
          <table:table-cell table:style-name="ce4" office:value-type="string">
            <text:p>avg</text:p>
          </table:table-cell>
          <table:table-cell table:style-name="ce6" office:value-type="string">
            <text:p>stddev</text:p>
          </table:table-cell>
          <table:table-cell table:style-name="ce6" office:value-type="string">
            <text:p>jumpy</text:p>
          </table:table-cell>
          <table:table-cell table:style-name="ce6" office:value-type="string">
            <text:p>frumpy</text:p>
          </table:table-cell>
          <table:table-cell table:style-name="ce6" office:value-type="string">
            <text:p>crafty</text:p>
          </table:table-cell>
          <table:table-cell table:style-name="ce6" office:value-type="string">
            <text:p>none</text:p>
          </table:table-cell>
          <table:table-cell table:style-name="ce9" office:value-type="string">
            <text:p>nopre</text:p>
          </table:table-cell>
          <table:table-cell office:value-type="string">
            <text:p>jumpy</text:p>
          </table:table-cell>
          <table:table-cell office:value-type="string">
            <text:p>frumpy</text:p>
          </table:table-cell>
          <table:table-cell office:value-type="string">
            <text:p>crafty</text:p>
          </table:table-cell>
          <table:table-cell office:value-type="string">
            <text:p>nopre</text:p>
          </table:table-cell>
          <table:table-cell/>
          <table:table-cell office:value-type="string">
            <text:p>STDDEV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0.lp</text:p>
          </table:table-cell>
          <table:table-cell office:value-type="string">
            <text:p>571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3" office:value-type="float" office:value="0.3">
            <text:p>0.3</text:p>
          </table:table-cell>
          <table:table-cell table:number-columns-repeated="2" office:value-type="float" office:value="0.31">
            <text:p>0.31</text:p>
          </table:table-cell>
          <table:table-cell table:style-name="ce5" table:formula="of:=AVERAGE([.H2:.L2])" office:value-type="float" office:value="0.304">
            <text:p>0.304</text:p>
          </table:table-cell>
          <table:table-cell table:style-name="ce7" table:formula="of:=STDEV([.H2];[.I2];[.J2];[.K2];[.L2])" office:value-type="float" office:value="0.00547722557505164">
            <text:p>0.0054772256</text:p>
          </table:table-cell>
          <table:table-cell table:style-name="ce7" table:formula="of:=([.H2]-[.$M2])/[.$N2]" office:value-type="float" office:value="-0.730296743340225">
            <text:p>-0.7302967433</text:p>
          </table:table-cell>
          <table:table-cell table:style-name="ce7" table:formula="of:=([.I2]-[.$M2])/[.$N2]" office:value-type="float" office:value="-0.730296743340225">
            <text:p>-0.7302967433</text:p>
          </table:table-cell>
          <table:table-cell table:style-name="ce7" table:formula="of:=([.J2]-[.$M2])/[.$N2]" office:value-type="float" office:value="-0.730296743340225">
            <text:p>-0.7302967433</text:p>
          </table:table-cell>
          <table:table-cell table:style-name="ce7" table:formula="of:=([.K2]-[.$M2])/[.$N2]" office:value-type="float" office:value="1.09544511501033">
            <text:p>1.095445115</text:p>
          </table:table-cell>
          <table:table-cell table:style-name="ce10" table:formula="of:=([.L2]-[.$M2])/[.$N2]" office:value-type="float" office:value="1.09544511501033">
            <text:p>1.095445115</text:p>
          </table:table-cell>
          <table:table-cell table:formula="of:=[.H2]/[.$K2]" office:value-type="float" office:value="0.967741935483871">
            <text:p>0.9677419355</text:p>
          </table:table-cell>
          <table:table-cell table:formula="of:=[.I2]/[.$K2]" office:value-type="float" office:value="0.967741935483871">
            <text:p>0.9677419355</text:p>
          </table:table-cell>
          <table:table-cell table:formula="of:=[.J2]/[.$K2]" office:value-type="float" office:value="0.967741935483871">
            <text:p>0.9677419355</text:p>
          </table:table-cell>
          <table:table-cell table:formula="of:=[.L2]/[.$K2]" office:value-type="float" office:value="1">
            <text:p>1</text:p>
          </table:table-cell>
          <table:table-cell table:formula="of:=MIN([.T2:.W2])" office:value-type="float" office:value="0.967741935483871">
            <text:p>0.9677419355</text:p>
          </table:table-cell>
          <table:table-cell table:formula="of:=STDEV([.T2];[.U2];[.V2];[.W2])" office:value-type="float" office:value="0.0161290322580644">
            <text:p>0.0161290323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0.lp</text:p>
          </table:table-cell>
          <table:table-cell office:value-type="string">
            <text:p>571.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4" office:value-type="float" office:value="0.41">
            <text:p>0.41</text:p>
          </table:table-cell>
          <table:table-cell office:value-type="float" office:value="0.43">
            <text:p>0.43</text:p>
          </table:table-cell>
          <table:table-cell table:style-name="ce5" table:formula="of:=AVERAGE([.H3:.L3])" office:value-type="float" office:value="0.414">
            <text:p>0.414</text:p>
          </table:table-cell>
          <table:table-cell table:style-name="ce7" table:formula="of:=STDEV([.H3];[.I3];[.J3];[.K3];[.L3])" office:value-type="float" office:value="0.00894427190999914">
            <text:p>0.0089442719</text:p>
          </table:table-cell>
          <table:table-cell table:style-name="ce7" table:formula="of:=([.H3]-[.$M3])/[.$N3]" office:value-type="float" office:value="-0.447213595499953">
            <text:p>-0.4472135955</text:p>
          </table:table-cell>
          <table:table-cell table:style-name="ce7" table:formula="of:=([.I3]-[.$M3])/[.$N3]" office:value-type="float" office:value="-0.447213595499953">
            <text:p>-0.4472135955</text:p>
          </table:table-cell>
          <table:table-cell table:style-name="ce7" table:formula="of:=([.J3]-[.$M3])/[.$N3]" office:value-type="float" office:value="-0.447213595499953">
            <text:p>-0.4472135955</text:p>
          </table:table-cell>
          <table:table-cell table:style-name="ce7" table:formula="of:=([.K3]-[.$M3])/[.$N3]" office:value-type="float" office:value="-0.447213595499953">
            <text:p>-0.4472135955</text:p>
          </table:table-cell>
          <table:table-cell table:style-name="ce10" table:formula="of:=([.L3]-[.$M3])/[.$N3]" office:value-type="float" office:value="1.78885438199984">
            <text:p>1.788854382</text:p>
          </table:table-cell>
          <table:table-cell table:formula="of:=[.H3]/[.$K3]" office:value-type="float" office:value="1">
            <text:p>1</text:p>
          </table:table-cell>
          <table:table-cell table:formula="of:=[.I3]/[.$K3]" office:value-type="float" office:value="1">
            <text:p>1</text:p>
          </table:table-cell>
          <table:table-cell table:formula="of:=[.J3]/[.$K3]" office:value-type="float" office:value="1">
            <text:p>1</text:p>
          </table:table-cell>
          <table:table-cell table:formula="of:=[.L3]/[.$K3]" office:value-type="float" office:value="1.04878048780488">
            <text:p>1.0487804878</text:p>
          </table:table-cell>
          <table:table-cell table:formula="of:=MIN([.T3:.W3])" office:value-type="float" office:value="1">
            <text:p>1</text:p>
          </table:table-cell>
          <table:table-cell table:formula="of:=STDEV([.T3];[.U3];[.V3];[.W3])" office:value-type="float" office:value="0.0243902439024389">
            <text:p>0.024390243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0.lp</text:p>
          </table:table-cell>
          <table:table-cell office:value-type="string">
            <text:p>571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29">
            <text:p>0.29</text:p>
          </table:table-cell>
          <table:table-cell table:style-name="ce5" table:formula="of:=AVERAGE([.H4:.L4])" office:value-type="float" office:value="0.284">
            <text:p>0.284</text:p>
          </table:table-cell>
          <table:table-cell table:style-name="ce7" table:formula="of:=STDEV([.H4];[.I4];[.J4];[.K4];[.L4])" office:value-type="float" office:value="0.00894427190999914">
            <text:p>0.0089442719</text:p>
          </table:table-cell>
          <table:table-cell table:style-name="ce7" table:formula="of:=([.H4]-[.$M4])/[.$N4]" office:value-type="float" office:value="-0.447213595499959">
            <text:p>-0.4472135955</text:p>
          </table:table-cell>
          <table:table-cell table:style-name="ce7" table:formula="of:=([.I4]-[.$M4])/[.$N4]" office:value-type="float" office:value="0.670820393249933">
            <text:p>0.6708203932</text:p>
          </table:table-cell>
          <table:table-cell table:style-name="ce7" table:formula="of:=([.J4]-[.$M4])/[.$N4]" office:value-type="float" office:value="-1.56524758424986">
            <text:p>-1.5652475842</text:p>
          </table:table-cell>
          <table:table-cell table:style-name="ce7" table:formula="of:=([.K4]-[.$M4])/[.$N4]" office:value-type="float" office:value="0.670820393249933">
            <text:p>0.6708203932</text:p>
          </table:table-cell>
          <table:table-cell table:style-name="ce10" table:formula="of:=([.L4]-[.$M4])/[.$N4]" office:value-type="float" office:value="0.670820393249933">
            <text:p>0.6708203932</text:p>
          </table:table-cell>
          <table:table-cell table:formula="of:=[.H4]/[.$K4]" office:value-type="float" office:value="0.965517241379311">
            <text:p>0.9655172414</text:p>
          </table:table-cell>
          <table:table-cell table:formula="of:=[.I4]/[.$K4]" office:value-type="float" office:value="1">
            <text:p>1</text:p>
          </table:table-cell>
          <table:table-cell table:formula="of:=[.J4]/[.$K4]" office:value-type="float" office:value="0.931034482758621">
            <text:p>0.9310344828</text:p>
          </table:table-cell>
          <table:table-cell table:formula="of:=[.L4]/[.$K4]" office:value-type="float" office:value="1">
            <text:p>1</text:p>
          </table:table-cell>
          <table:table-cell table:formula="of:=MIN([.T4:.W4])" office:value-type="float" office:value="0.931034482758621">
            <text:p>0.9310344828</text:p>
          </table:table-cell>
          <table:table-cell table:formula="of:=STDEV([.T4];[.U4];[.V4];[.W4])" office:value-type="float" office:value="0.0330147278536668">
            <text:p>0.033014727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10_20.lp</text:p>
          </table:table-cell>
          <table:table-cell office:value-type="float" office:value="2137">
            <text:p>2137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style-name="ce3" office:value-type="float" office:value="7.85">
            <text:p>7.85</text:p>
          </table:table-cell>
          <table:table-cell office:value-type="float" office:value="17.15">
            <text:p>17.15</text:p>
          </table:table-cell>
          <table:table-cell table:style-name="ce3" office:value-type="float" office:value="8.04">
            <text:p>8.04</text:p>
          </table:table-cell>
          <table:table-cell table:style-name="ce3" office:value-type="float" office:value="10.99">
            <text:p>10.99</text:p>
          </table:table-cell>
          <table:table-cell office:value-type="float" office:value="15.98">
            <text:p>15.98</text:p>
          </table:table-cell>
          <table:table-cell table:style-name="ce5" table:formula="of:=AVERAGE([.H5:.L5])" office:value-type="float" office:value="12.002">
            <text:p>12.002</text:p>
          </table:table-cell>
          <table:table-cell table:style-name="ce7" table:formula="of:=STDEV([.H5];[.I5];[.J5];[.K5];[.L5])" office:value-type="float" office:value="4.36712376742405">
            <text:p>4.3671237674</text:p>
          </table:table-cell>
          <table:table-cell table:style-name="ce7" table:formula="of:=([.H5]-[.$M5])/[.$N5]" office:value-type="float" office:value="-0.950740171591029">
            <text:p>-0.9507401716</text:p>
          </table:table-cell>
          <table:table-cell table:style-name="ce7" table:formula="of:=([.I5]-[.$M5])/[.$N5]" office:value-type="float" office:value="1.17880790061431">
            <text:p>1.1788079006</text:p>
          </table:table-cell>
          <table:table-cell table:style-name="ce7" table:formula="of:=([.J5]-[.$M5])/[.$N5]" office:value-type="float" office:value="-0.90723327549221">
            <text:p>-0.9072332755</text:p>
          </table:table-cell>
          <table:table-cell table:style-name="ce7" table:formula="of:=([.K5]-[.$M5])/[.$N5]" office:value-type="float" office:value="-0.231731467642129">
            <text:p>-0.2317314676</text:p>
          </table:table-cell>
          <table:table-cell table:style-name="ce10" table:formula="of:=([.L5]-[.$M5])/[.$N5]" office:value-type="float" office:value="0.910897014111058">
            <text:p>0.9108970141</text:p>
          </table:table-cell>
          <table:table-cell table:formula="of:=[.H5]/[.$K5]" office:value-type="float" office:value="0.714285714285714">
            <text:p>0.7142857143</text:p>
          </table:table-cell>
          <table:table-cell table:formula="of:=[.I5]/[.$K5]" office:value-type="float" office:value="1.56050955414013">
            <text:p>1.5605095541</text:p>
          </table:table-cell>
          <table:table-cell table:formula="of:=[.J5]/[.$K5]" office:value-type="float" office:value="0.731574158325751">
            <text:p>0.7315741583</text:p>
          </table:table-cell>
          <table:table-cell table:formula="of:=[.L5]/[.$K5]" office:value-type="float" office:value="1.4540491355778">
            <text:p>1.4540491356</text:p>
          </table:table-cell>
          <table:table-cell table:formula="of:=MIN([.T5:.W5])" office:value-type="float" office:value="0.714285714285714">
            <text:p>0.7142857143</text:p>
          </table:table-cell>
          <table:table-cell table:formula="of:=STDEV([.T5];[.U5];[.V5];[.W5])" office:value-type="float" office:value="0.454979981320313">
            <text:p>0.4549799813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10_20.lp</text:p>
          </table:table-cell>
          <table:table-cell office:value-type="float" office:value="2137">
            <text:p>2137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09.02">
            <text:p>409.02</text:p>
          </table:table-cell>
          <table:table-cell office:value-type="float" office:value="391.27">
            <text:p>391.27</text:p>
          </table:table-cell>
          <table:table-cell office:value-type="float" office:value="409.28">
            <text:p>409.28</text:p>
          </table:table-cell>
          <table:table-cell office:value-type="float" office:value="369.62">
            <text:p>369.62</text:p>
          </table:table-cell>
          <table:table-cell office:value-type="float" office:value="468.77">
            <text:p>468.77</text:p>
          </table:table-cell>
          <table:table-cell table:style-name="ce5" table:formula="of:=AVERAGE([.H6:.L6])" office:value-type="float" office:value="409.592">
            <text:p>409.592</text:p>
          </table:table-cell>
          <table:table-cell table:style-name="ce7" table:formula="of:=STDEV([.H6];[.I6];[.J6];[.K6];[.L6])" office:value-type="float" office:value="36.8643346610243">
            <text:p>36.864334661</text:p>
          </table:table-cell>
          <table:table-cell table:style-name="ce7" table:formula="of:=([.H6]-[.$M6])/[.$N6]" office:value-type="float" office:value="-0.0155163521940561">
            <text:p>-0.0155163522</text:p>
          </table:table-cell>
          <table:table-cell table:style-name="ce7" table:formula="of:=([.I6]-[.$M6])/[.$N6]" office:value-type="float" office:value="-0.497011547027088">
            <text:p>-0.497011547</text:p>
          </table:table-cell>
          <table:table-cell table:style-name="ce7" table:formula="of:=([.J6]-[.$M6])/[.$N6]" office:value-type="float" office:value="-0.00846346483312178">
            <text:p>-0.0084634648</text:p>
          </table:table-cell>
          <table:table-cell table:style-name="ce7" table:formula="of:=([.K6]-[.$M6])/[.$N6]" office:value-type="float" office:value="-1.08430005227414">
            <text:p>-1.0843000523</text:p>
          </table:table-cell>
          <table:table-cell table:style-name="ce10" table:formula="of:=([.L6]-[.$M6])/[.$N6]" office:value-type="float" office:value="1.6052914163284">
            <text:p>1.6052914163</text:p>
          </table:table-cell>
          <table:table-cell table:formula="of:=[.H6]/[.$K6]" office:value-type="float" office:value="1.10659596342189">
            <text:p>1.1065959634</text:p>
          </table:table-cell>
          <table:table-cell table:formula="of:=[.I6]/[.$K6]" office:value-type="float" office:value="1.05857367025594">
            <text:p>1.0585736703</text:p>
          </table:table-cell>
          <table:table-cell table:formula="of:=[.J6]/[.$K6]" office:value-type="float" office:value="1.10729938856123">
            <text:p>1.1072993886</text:p>
          </table:table-cell>
          <table:table-cell table:formula="of:=[.L6]/[.$K6]" office:value-type="float" office:value="1.26824847140306">
            <text:p>1.2682484714</text:p>
          </table:table-cell>
          <table:table-cell table:formula="of:=MIN([.T6:.W6])" office:value-type="float" office:value="1.05857367025594">
            <text:p>1.0585736703</text:p>
          </table:table-cell>
          <table:table-cell table:formula="of:=STDEV([.T6];[.U6];[.V6];[.W6])" office:value-type="float" office:value="0.0915971678567477">
            <text:p>0.091597167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.0200000000004">
            <text:p>0.02</text:p>
          </table:table-cell>
          <table:table-cell office:value-type="float" office:value="0.0299999999988">
            <text:p>0.03</text:p>
          </table:table-cell>
          <table:table-cell table:number-columns-repeated="2" office:value-type="float" office:value="0.0300000000007">
            <text:p>0.03</text:p>
          </table:table-cell>
          <table:table-cell office:value-type="float" office:value="0.0299999999988">
            <text:p>0.03</text:p>
          </table:table-cell>
          <table:table-cell table:style-name="ce5" table:formula="of:=AVERAGE([.H7:.L7])" office:value-type="float" office:value="0.02799999999988">
            <text:p>0.028</text:p>
          </table:table-cell>
          <table:table-cell table:style-name="ce7" table:formula="of:=STDEV([.H7];[.I7];[.J7];[.K7];[.L7])" office:value-type="float" office:value="0.00447213595470889">
            <text:p>0.004472136</text:p>
          </table:table-cell>
          <table:table-cell table:style-name="ce7" table:formula="of:=([.H7]-[.$M7])/[.$N7]" office:value-type="float" office:value="-1.78885438199983">
            <text:p>-1.788854382</text:p>
          </table:table-cell>
          <table:table-cell table:style-name="ce7" table:formula="of:=([.I7]-[.$M7])/[.$N7]" office:value-type="float" office:value="0.447213595287532">
            <text:p>0.4472135953</text:p>
          </table:table-cell>
          <table:table-cell table:style-name="ce7" table:formula="of:=([.J7]-[.$M7])/[.$N7]" office:value-type="float" office:value="0.447213595712385">
            <text:p>0.4472135957</text:p>
          </table:table-cell>
          <table:table-cell table:style-name="ce7" table:formula="of:=([.K7]-[.$M7])/[.$N7]" office:value-type="float" office:value="0.447213595712385">
            <text:p>0.4472135957</text:p>
          </table:table-cell>
          <table:table-cell table:style-name="ce10" table:formula="of:=([.L7]-[.$M7])/[.$N7]" office:value-type="float" office:value="0.447213595287532">
            <text:p>0.4472135953</text:p>
          </table:table-cell>
          <table:table-cell table:formula="of:=[.H7]/[.$K7]" office:value-type="float" office:value="0.666666666664444">
            <text:p>0.6666666667</text:p>
          </table:table-cell>
          <table:table-cell table:formula="of:=[.I7]/[.$K7]" office:value-type="float" office:value="0.999999999936667">
            <text:p>0.9999999999</text:p>
          </table:table-cell>
          <table:table-cell table:formula="of:=[.J7]/[.$K7]" office:value-type="float" office:value="1">
            <text:p>1</text:p>
          </table:table-cell>
          <table:table-cell table:formula="of:=[.L7]/[.$K7]" office:value-type="float" office:value="0.999999999936667">
            <text:p>0.9999999999</text:p>
          </table:table-cell>
          <table:table-cell table:formula="of:=MIN([.T7:.W7])" office:value-type="float" office:value="0.666666666664444">
            <text:p>0.6666666667</text:p>
          </table:table-cell>
          <table:table-cell table:formula="of:=STDEV([.T7];[.U7];[.V7];[.W7])" office:value-type="float" office:value="0.166666666646667">
            <text:p>0.166666666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.0200000000004">
            <text:p>0.02</text:p>
          </table:table-cell>
          <table:table-cell office:value-type="float" office:value="0.0400000000009">
            <text:p>0.04</text:p>
          </table:table-cell>
          <table:table-cell office:value-type="float" office:value="0.0299999999988">
            <text:p>0.03</text:p>
          </table:table-cell>
          <table:table-cell office:value-type="float" office:value="0.0200000000004">
            <text:p>0.02</text:p>
          </table:table-cell>
          <table:table-cell office:value-type="float" office:value="0.0300000000007">
            <text:p>0.03</text:p>
          </table:table-cell>
          <table:table-cell table:style-name="ce5" table:formula="of:=AVERAGE([.H8:.L8])" office:value-type="float" office:value="0.02800000000024">
            <text:p>0.028</text:p>
          </table:table-cell>
          <table:table-cell table:style-name="ce7" table:formula="of:=STDEV([.H8];[.I8];[.J8];[.K8];[.L8])" office:value-type="float" office:value="0.00836660026544235">
            <text:p>0.0083666003</text:p>
          </table:table-cell>
          <table:table-cell table:style-name="ce7" table:formula="of:=([.H8]-[.$M8])/[.$N8]" office:value-type="float" office:value="-0.95618288743678">
            <text:p>-0.9561828874</text:p>
          </table:table-cell>
          <table:table-cell table:style-name="ce7" table:formula="of:=([.I8]-[.$M8])/[.$N8]" office:value-type="float" office:value="1.43427433126274">
            <text:p>1.4342743313</text:p>
          </table:table-cell>
          <table:table-cell table:style-name="ce7" table:formula="of:=([.J8]-[.$M8])/[.$N8]" office:value-type="float" office:value="0.239045721691863">
            <text:p>0.2390457217</text:p>
          </table:table-cell>
          <table:table-cell table:style-name="ce7" table:formula="of:=([.K8]-[.$M8])/[.$N8]" office:value-type="float" office:value="-0.95618288743678">
            <text:p>-0.9561828874</text:p>
          </table:table-cell>
          <table:table-cell table:style-name="ce10" table:formula="of:=([.L8]-[.$M8])/[.$N8]" office:value-type="float" office:value="0.239045721918957">
            <text:p>0.2390457219</text:p>
          </table:table-cell>
          <table:table-cell table:formula="of:=[.H8]/[.$K8]" office:value-type="float" office:value="1">
            <text:p>1</text:p>
          </table:table-cell>
          <table:table-cell table:formula="of:=[.I8]/[.$K8]" office:value-type="float" office:value="2.000000000005">
            <text:p>2</text:p>
          </table:table-cell>
          <table:table-cell table:formula="of:=[.J8]/[.$K8]" office:value-type="float" office:value="1.49999999991">
            <text:p>1.4999999999</text:p>
          </table:table-cell>
          <table:table-cell table:formula="of:=[.L8]/[.$K8]" office:value-type="float" office:value="1.500000000005">
            <text:p>1.5</text:p>
          </table:table-cell>
          <table:table-cell table:formula="of:=MIN([.T8:.W8])" office:value-type="float" office:value="1">
            <text:p>1</text:p>
          </table:table-cell>
          <table:table-cell table:formula="of:=STDEV([.T8];[.U8];[.V8];[.W8])" office:value-type="float" office:value="0.408248290465904">
            <text:p>0.408248290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0.0299999999988">
            <text:p>0.03</text:p>
          </table:table-cell>
          <table:table-cell office:value-type="float" office:value="0.0200000000004">
            <text:p>0.02</text:p>
          </table:table-cell>
          <table:table-cell office:value-type="float" office:value="0.0300000000007">
            <text:p>0.03</text:p>
          </table:table-cell>
          <table:table-cell office:value-type="float" office:value="0.0299999999988">
            <text:p>0.03</text:p>
          </table:table-cell>
          <table:table-cell office:value-type="float" office:value="0.0300000000007">
            <text:p>0.03</text:p>
          </table:table-cell>
          <table:table-cell table:style-name="ce5" table:formula="of:=AVERAGE([.H9:.L9])" office:value-type="float" office:value="0.02799999999988">
            <text:p>0.028</text:p>
          </table:table-cell>
          <table:table-cell table:style-name="ce7" table:formula="of:=STDEV([.H9];[.I9];[.J9];[.K9];[.L9])" office:value-type="float" office:value="0.00447213595470889">
            <text:p>0.004472136</text:p>
          </table:table-cell>
          <table:table-cell table:style-name="ce7" table:formula="of:=([.H9]-[.$M9])/[.$N9]" office:value-type="float" office:value="0.447213595287532">
            <text:p>0.4472135953</text:p>
          </table:table-cell>
          <table:table-cell table:style-name="ce7" table:formula="of:=([.I9]-[.$M9])/[.$N9]" office:value-type="float" office:value="-1.78885438199983">
            <text:p>-1.788854382</text:p>
          </table:table-cell>
          <table:table-cell table:style-name="ce7" table:formula="of:=([.J9]-[.$M9])/[.$N9]" office:value-type="float" office:value="0.447213595712385">
            <text:p>0.4472135957</text:p>
          </table:table-cell>
          <table:table-cell table:style-name="ce7" table:formula="of:=([.K9]-[.$M9])/[.$N9]" office:value-type="float" office:value="0.447213595287532">
            <text:p>0.4472135953</text:p>
          </table:table-cell>
          <table:table-cell table:style-name="ce10" table:formula="of:=([.L9]-[.$M9])/[.$N9]" office:value-type="float" office:value="0.447213595712385">
            <text:p>0.4472135957</text:p>
          </table:table-cell>
          <table:table-cell table:formula="of:=[.H9]/[.$K9]" office:value-type="float" office:value="1">
            <text:p>1</text:p>
          </table:table-cell>
          <table:table-cell table:formula="of:=[.I9]/[.$K9]" office:value-type="float" office:value="0.666666666706667">
            <text:p>0.6666666667</text:p>
          </table:table-cell>
          <table:table-cell table:formula="of:=[.J9]/[.$K9]" office:value-type="float" office:value="1.00000000006333">
            <text:p>1.0000000001</text:p>
          </table:table-cell>
          <table:table-cell table:formula="of:=[.L9]/[.$K9]" office:value-type="float" office:value="1.00000000006333">
            <text:p>1.0000000001</text:p>
          </table:table-cell>
          <table:table-cell table:formula="of:=MIN([.T9:.W9])" office:value-type="float" office:value="0.666666666706667">
            <text:p>0.6666666667</text:p>
          </table:table-cell>
          <table:table-cell table:formula="of:=STDEV([.T9];[.U9];[.V9];[.W9])" office:value-type="float" office:value="0.166666666667778">
            <text:p>0.16666666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table:style-name="ce3" office:value-type="float" office:value="4.08">
            <text:p>4.08</text:p>
          </table:table-cell>
          <table:table-cell table:style-name="ce3" office:value-type="float" office:value="4.11">
            <text:p>4.11</text:p>
          </table:table-cell>
          <table:table-cell table:style-name="ce3" office:value-type="float" office:value="4.1">
            <text:p>4.1</text:p>
          </table:table-cell>
          <table:table-cell table:style-name="ce3" office:value-type="float" office:value="6.81">
            <text:p>6.81</text:p>
          </table:table-cell>
          <table:table-cell table:style-name="ce5" table:formula="of:=AVERAGE([.H10:.L10])" office:value-type="float" office:value="4.636">
            <text:p>4.636</text:p>
          </table:table-cell>
          <table:table-cell table:style-name="ce7" table:formula="of:=STDEV([.H10];[.I10];[.J10];[.K10];[.L10])" office:value-type="float" office:value="1.21537237092177">
            <text:p>1.2153723709</text:p>
          </table:table-cell>
          <table:table-cell table:style-name="ce7" table:formula="of:=([.H10]-[.$M10])/[.$N10]" office:value-type="float" office:value="-0.457472963268299">
            <text:p>-0.4574729633</text:p>
          </table:table-cell>
          <table:table-cell table:style-name="ce7" table:formula="of:=([.I10]-[.$M10])/[.$N10]" office:value-type="float" office:value="-0.457472963268299">
            <text:p>-0.4574729633</text:p>
          </table:table-cell>
          <table:table-cell table:style-name="ce7" table:formula="of:=([.J10]-[.$M10])/[.$N10]" office:value-type="float" office:value="-0.432789170286197">
            <text:p>-0.4327891703</text:p>
          </table:table-cell>
          <table:table-cell table:style-name="ce7" table:formula="of:=([.K10]-[.$M10])/[.$N10]" office:value-type="float" office:value="-0.441017101280231">
            <text:p>-0.4410171013</text:p>
          </table:table-cell>
          <table:table-cell table:style-name="ce10" table:formula="of:=([.L10]-[.$M10])/[.$N10]" office:value-type="float" office:value="1.78875219810303">
            <text:p>1.7887521981</text:p>
          </table:table-cell>
          <table:table-cell table:formula="of:=[.H10]/[.$K10]" office:value-type="float" office:value="0.995121951219512">
            <text:p>0.9951219512</text:p>
          </table:table-cell>
          <table:table-cell table:formula="of:=[.I10]/[.$K10]" office:value-type="float" office:value="0.995121951219512">
            <text:p>0.9951219512</text:p>
          </table:table-cell>
          <table:table-cell table:formula="of:=[.J10]/[.$K10]" office:value-type="float" office:value="1.00243902439024">
            <text:p>1.0024390244</text:p>
          </table:table-cell>
          <table:table-cell table:formula="of:=[.L10]/[.$K10]" office:value-type="float" office:value="1.6609756097561">
            <text:p>1.6609756098</text:p>
          </table:table-cell>
          <table:table-cell table:formula="of:=MIN([.T10:.W10])" office:value-type="float" office:value="0.995121951219512">
            <text:p>0.9951219512</text:p>
          </table:table-cell>
          <table:table-cell table:formula="of:=STDEV([.T10];[.U10];[.V10];[.W10])" office:value-type="float" office:value="0.331725250591259">
            <text:p>0.331725250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50_5.lp</text:p>
          </table:table-cell>
          <table:table-cell office:value-type="string">
            <text:p>163.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table:style-name="ce3" office:value-type="float" office:value="1.63">
            <text:p>1.63</text:p>
          </table:table-cell>
          <table:table-cell table:style-name="ce3" office:value-type="float" office:value="1.61">
            <text:p>1.61</text:p>
          </table:table-cell>
          <table:table-cell table:style-name="ce3" office:value-type="float" office:value="1.68">
            <text:p>1.68</text:p>
          </table:table-cell>
          <table:table-cell table:style-name="ce3" office:value-type="float" office:value="1.72">
            <text:p>1.72</text:p>
          </table:table-cell>
          <table:table-cell table:style-name="ce3" office:value-type="float" office:value="2.31">
            <text:p>2.31</text:p>
          </table:table-cell>
          <table:table-cell table:style-name="ce5" table:formula="of:=AVERAGE([.H11:.L11])" office:value-type="float" office:value="1.79">
            <text:p>1.79</text:p>
          </table:table-cell>
          <table:table-cell table:style-name="ce7" table:formula="of:=STDEV([.H11];[.I11];[.J11];[.K11];[.L11])" office:value-type="float" office:value="0.293853705098302">
            <text:p>0.2938537051</text:p>
          </table:table-cell>
          <table:table-cell table:style-name="ce7" table:formula="of:=([.H11]-[.$M11])/[.$N11]" office:value-type="float" office:value="-0.544488625544046">
            <text:p>-0.5444886255</text:p>
          </table:table-cell>
          <table:table-cell table:style-name="ce7" table:formula="of:=([.I11]-[.$M11])/[.$N11]" office:value-type="float" office:value="-0.612549703737051">
            <text:p>-0.6125497037</text:p>
          </table:table-cell>
          <table:table-cell table:style-name="ce7" table:formula="of:=([.J11]-[.$M11])/[.$N11]" office:value-type="float" office:value="-0.37433593006153">
            <text:p>-0.3743359301</text:p>
          </table:table-cell>
          <table:table-cell table:style-name="ce7" table:formula="of:=([.K11]-[.$M11])/[.$N11]" office:value-type="float" office:value="-0.238213773675519">
            <text:p>-0.2382137737</text:p>
          </table:table-cell>
          <table:table-cell table:style-name="ce10" table:formula="of:=([.L11]-[.$M11])/[.$N11]" office:value-type="float" office:value="1.76958803301815">
            <text:p>1.769588033</text:p>
          </table:table-cell>
          <table:table-cell table:formula="of:=[.H11]/[.$K11]" office:value-type="float" office:value="0.947674418604651">
            <text:p>0.9476744186</text:p>
          </table:table-cell>
          <table:table-cell table:formula="of:=[.I11]/[.$K11]" office:value-type="float" office:value="0.936046511627907">
            <text:p>0.9360465116</text:p>
          </table:table-cell>
          <table:table-cell table:formula="of:=[.J11]/[.$K11]" office:value-type="float" office:value="0.976744186046512">
            <text:p>0.976744186</text:p>
          </table:table-cell>
          <table:table-cell table:formula="of:=[.L11]/[.$K11]" office:value-type="float" office:value="1.34302325581395">
            <text:p>1.3430232558</text:p>
          </table:table-cell>
          <table:table-cell table:formula="of:=MIN([.T11:.W11])" office:value-type="float" office:value="0.936046511627907">
            <text:p>0.9360465116</text:p>
          </table:table-cell>
          <table:table-cell table:formula="of:=STDEV([.T11];[.U11];[.V11];[.W11])" office:value-type="float" office:value="0.195518049176112">
            <text:p>0.195518049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50_15.lp</text:p>
          </table:table-cell>
          <table:table-cell office:value-type="float" office:value="1315">
            <text:p>1315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35.59">
            <text:p>35.59</text:p>
          </table:table-cell>
          <table:table-cell office:value-type="float" office:value="62.87">
            <text:p>62.87</text:p>
          </table:table-cell>
          <table:table-cell office:value-type="float" office:value="36.55">
            <text:p>36.55</text:p>
          </table:table-cell>
          <table:table-cell office:value-type="float" office:value="58.5">
            <text:p>58.5</text:p>
          </table:table-cell>
          <table:table-cell office:value-type="float" office:value="260.51">
            <text:p>260.51</text:p>
          </table:table-cell>
          <table:table-cell table:style-name="ce5" table:formula="of:=AVERAGE([.H12:.L12])" office:value-type="float" office:value="90.804">
            <text:p>90.804</text:p>
          </table:table-cell>
          <table:table-cell table:style-name="ce7" table:formula="of:=STDEV([.H12];[.I12];[.J12];[.K12];[.L12])" office:value-type="float" office:value="95.6766239998047">
            <text:p>95.6766239998</text:p>
          </table:table-cell>
          <table:table-cell table:style-name="ce7" table:formula="of:=([.H12]-[.$M12])/[.$N12]" office:value-type="float" office:value="-0.577089760191713">
            <text:p>-0.5770897602</text:p>
          </table:table-cell>
          <table:table-cell table:style-name="ce7" table:formula="of:=([.I12]-[.$M12])/[.$N12]" office:value-type="float" office:value="-0.291962642829632">
            <text:p>-0.2919626428</text:p>
          </table:table-cell>
          <table:table-cell table:style-name="ce7" table:formula="of:=([.J12]-[.$M12])/[.$N12]" office:value-type="float" office:value="-0.567055961340262">
            <text:p>-0.5670559613</text:p>
          </table:table-cell>
          <table:table-cell table:style-name="ce7" table:formula="of:=([.K12]-[.$M12])/[.$N12]" office:value-type="float" office:value="-0.337637331351344">
            <text:p>-0.3376373314</text:p>
          </table:table-cell>
          <table:table-cell table:style-name="ce10" table:formula="of:=([.L12]-[.$M12])/[.$N12]" office:value-type="float" office:value="1.77374569571295">
            <text:p>1.7737456957</text:p>
          </table:table-cell>
          <table:table-cell table:formula="of:=[.H12]/[.$K12]" office:value-type="float" office:value="0.608376068376068">
            <text:p>0.6083760684</text:p>
          </table:table-cell>
          <table:table-cell table:formula="of:=[.I12]/[.$K12]" office:value-type="float" office:value="1.07470085470085">
            <text:p>1.0747008547</text:p>
          </table:table-cell>
          <table:table-cell table:formula="of:=[.J12]/[.$K12]" office:value-type="float" office:value="0.624786324786325">
            <text:p>0.6247863248</text:p>
          </table:table-cell>
          <table:table-cell table:formula="of:=[.L12]/[.$K12]" office:value-type="float" office:value="4.45316239316239">
            <text:p>4.4531623932</text:p>
          </table:table-cell>
          <table:table-cell table:formula="of:=MIN([.T12:.W12])" office:value-type="float" office:value="0.608376068376068">
            <text:p>0.6083760684</text:p>
          </table:table-cell>
          <table:table-cell table:formula="of:=STDEV([.T12];[.U12];[.V12];[.W12])" office:value-type="float" office:value="1.85456640840312">
            <text:p>1.8545664084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2" office:value-type="float" office:value="0.0400000000009">
            <text:p>0.04</text:p>
          </table:table-cell>
          <table:table-cell table:number-columns-repeated="2" office:value-type="float" office:value="0.0299999999988">
            <text:p>0.03</text:p>
          </table:table-cell>
          <table:table-cell office:value-type="float" office:value="0.0400000000009">
            <text:p>0.04</text:p>
          </table:table-cell>
          <table:table-cell table:style-name="ce5" table:formula="of:=AVERAGE([.H13:.L13])" office:value-type="float" office:value="0.03600000000006">
            <text:p>0.036</text:p>
          </table:table-cell>
          <table:table-cell table:style-name="ce7" table:formula="of:=STDEV([.H13];[.I13];[.J13];[.K13];[.L13])" office:value-type="float" office:value="0.00547722557620188">
            <text:p>0.0054772256</text:p>
          </table:table-cell>
          <table:table-cell table:style-name="ce7" table:formula="of:=([.H13]-[.$M13])/[.$N13]" office:value-type="float" office:value="0.730296743340222">
            <text:p>0.7302967433</text:p>
          </table:table-cell>
          <table:table-cell table:style-name="ce7" table:formula="of:=([.I13]-[.$M13])/[.$N13]" office:value-type="float" office:value="0.730296743340222">
            <text:p>0.7302967433</text:p>
          </table:table-cell>
          <table:table-cell table:style-name="ce7" table:formula="of:=([.J13]-[.$M13])/[.$N13]" office:value-type="float" office:value="-1.09544511501033">
            <text:p>-1.095445115</text:p>
          </table:table-cell>
          <table:table-cell table:style-name="ce7" table:formula="of:=([.K13]-[.$M13])/[.$N13]" office:value-type="float" office:value="-1.09544511501033">
            <text:p>-1.095445115</text:p>
          </table:table-cell>
          <table:table-cell table:style-name="ce10" table:formula="of:=([.L13]-[.$M13])/[.$N13]" office:value-type="float" office:value="0.730296743340222">
            <text:p>0.7302967433</text:p>
          </table:table-cell>
          <table:table-cell table:formula="of:=[.H13]/[.$K13]" office:value-type="float" office:value="1.33333333341667">
            <text:p>1.3333333334</text:p>
          </table:table-cell>
          <table:table-cell table:formula="of:=[.I13]/[.$K13]" office:value-type="float" office:value="1.33333333341667">
            <text:p>1.3333333334</text:p>
          </table:table-cell>
          <table:table-cell table:formula="of:=[.J13]/[.$K13]" office:value-type="float" office:value="1">
            <text:p>1</text:p>
          </table:table-cell>
          <table:table-cell table:formula="of:=[.L13]/[.$K13]" office:value-type="float" office:value="1.33333333341667">
            <text:p>1.3333333334</text:p>
          </table:table-cell>
          <table:table-cell table:formula="of:=MIN([.T13:.W13])" office:value-type="float" office:value="1">
            <text:p>1</text:p>
          </table:table-cell>
          <table:table-cell table:formula="of:=STDEV([.T13];[.U13];[.V13];[.W13])" office:value-type="float" office:value="0.166666666708333">
            <text:p>0.16666666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2" office:value-type="float" office:value="0.110000000001">
            <text:p>0.11</text:p>
          </table:table-cell>
          <table:table-cell office:value-type="float" office:value="0.0999999999985">
            <text:p>0.1</text:p>
          </table:table-cell>
          <table:table-cell table:number-columns-repeated="2" office:value-type="float" office:value="0.110000000001">
            <text:p>0.11</text:p>
          </table:table-cell>
          <table:table-cell table:style-name="ce5" table:formula="of:=AVERAGE([.H14:.L14])" office:value-type="float" office:value="0.1080000000005">
            <text:p>0.108</text:p>
          </table:table-cell>
          <table:table-cell table:style-name="ce7" table:formula="of:=STDEV([.H14];[.I14];[.J14];[.K14];[.L14])" office:value-type="float" office:value="0.00447213595611761">
            <text:p>0.004472136</text:p>
          </table:table-cell>
          <table:table-cell table:style-name="ce7" table:formula="of:=([.H14]-[.$M14])/[.$N14]" office:value-type="float" office:value="0.447213595499959">
            <text:p>0.4472135955</text:p>
          </table:table-cell>
          <table:table-cell table:style-name="ce7" table:formula="of:=([.I14]-[.$M14])/[.$N14]" office:value-type="float" office:value="0.447213595499959">
            <text:p>0.4472135955</text:p>
          </table:table-cell>
          <table:table-cell table:style-name="ce7" table:formula="of:=([.J14]-[.$M14])/[.$N14]" office:value-type="float" office:value="-1.78885438199983">
            <text:p>-1.788854382</text:p>
          </table:table-cell>
          <table:table-cell table:style-name="ce7" table:formula="of:=([.K14]-[.$M14])/[.$N14]" office:value-type="float" office:value="0.447213595499959">
            <text:p>0.4472135955</text:p>
          </table:table-cell>
          <table:table-cell table:style-name="ce10" table:formula="of:=([.L14]-[.$M14])/[.$N14]" office:value-type="float" office:value="0.447213595499959">
            <text:p>0.4472135955</text:p>
          </table:table-cell>
          <table:table-cell table:formula="of:=[.H14]/[.$K14]" office:value-type="float" office:value="1">
            <text:p>1</text:p>
          </table:table-cell>
          <table:table-cell table:formula="of:=[.I14]/[.$K14]" office:value-type="float" office:value="1">
            <text:p>1</text:p>
          </table:table-cell>
          <table:table-cell table:formula="of:=[.J14]/[.$K14]" office:value-type="float" office:value="0.909090909069008">
            <text:p>0.9090909091</text:p>
          </table:table-cell>
          <table:table-cell table:formula="of:=[.L14]/[.$K14]" office:value-type="float" office:value="1">
            <text:p>1</text:p>
          </table:table-cell>
          <table:table-cell table:formula="of:=MIN([.T14:.W14])" office:value-type="float" office:value="0.909090909069008">
            <text:p>0.9090909091</text:p>
          </table:table-cell>
          <table:table-cell table:formula="of:=STDEV([.T14];[.U14];[.V14];[.W14])" office:value-type="float" office:value="0.0454545454654958">
            <text:p>0.045454545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office:value-type="float" office:value="0.0400000000009">
            <text:p>0.04</text:p>
          </table:table-cell>
          <table:table-cell table:number-columns-repeated="2" office:value-type="float" office:value="0.0299999999988">
            <text:p>0.03</text:p>
          </table:table-cell>
          <table:table-cell office:value-type="float" office:value="0.0400000000009">
            <text:p>0.04</text:p>
          </table:table-cell>
          <table:table-cell table:style-name="ce5" table:formula="of:=AVERAGE([.H15:.L15])" office:value-type="float" office:value="0.03600000000006">
            <text:p>0.036</text:p>
          </table:table-cell>
          <table:table-cell table:style-name="ce7" table:formula="of:=STDEV([.H15];[.I15];[.J15];[.K15];[.L15])" office:value-type="float" office:value="0.00547722557620188">
            <text:p>0.0054772256</text:p>
          </table:table-cell>
          <table:table-cell table:style-name="ce7" table:formula="of:=([.H15]-[.$M15])/[.$N15]" office:value-type="float" office:value="0.730296743340222">
            <text:p>0.7302967433</text:p>
          </table:table-cell>
          <table:table-cell table:style-name="ce7" table:formula="of:=([.I15]-[.$M15])/[.$N15]" office:value-type="float" office:value="0.730296743340222">
            <text:p>0.7302967433</text:p>
          </table:table-cell>
          <table:table-cell table:style-name="ce7" table:formula="of:=([.J15]-[.$M15])/[.$N15]" office:value-type="float" office:value="-1.09544511501033">
            <text:p>-1.095445115</text:p>
          </table:table-cell>
          <table:table-cell table:style-name="ce7" table:formula="of:=([.K15]-[.$M15])/[.$N15]" office:value-type="float" office:value="-1.09544511501033">
            <text:p>-1.095445115</text:p>
          </table:table-cell>
          <table:table-cell table:style-name="ce10" table:formula="of:=([.L15]-[.$M15])/[.$N15]" office:value-type="float" office:value="0.730296743340222">
            <text:p>0.7302967433</text:p>
          </table:table-cell>
          <table:table-cell table:formula="of:=[.H15]/[.$K15]" office:value-type="float" office:value="1.33333333341667">
            <text:p>1.3333333334</text:p>
          </table:table-cell>
          <table:table-cell table:formula="of:=[.I15]/[.$K15]" office:value-type="float" office:value="1.33333333341667">
            <text:p>1.3333333334</text:p>
          </table:table-cell>
          <table:table-cell table:formula="of:=[.J15]/[.$K15]" office:value-type="float" office:value="1">
            <text:p>1</text:p>
          </table:table-cell>
          <table:table-cell table:formula="of:=[.L15]/[.$K15]" office:value-type="float" office:value="1.33333333341667">
            <text:p>1.3333333334</text:p>
          </table:table-cell>
          <table:table-cell table:formula="of:=MIN([.T15:.W15])" office:value-type="float" office:value="1">
            <text:p>1</text:p>
          </table:table-cell>
          <table:table-cell table:formula="of:=STDEV([.T15];[.U15];[.V15];[.W15])" office:value-type="float" office:value="0.166666666708333">
            <text:p>0.16666666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239999999998">
            <text:p>0.24</text:p>
          </table:table-cell>
          <table:table-cell office:value-type="float" office:value="0.260000000002">
            <text:p>0.26</text:p>
          </table:table-cell>
          <table:table-cell office:value-type="float" office:value="0.299999999999">
            <text:p>0.3</text:p>
          </table:table-cell>
          <table:table-cell table:style-name="ce5" table:formula="of:=AVERAGE([.H16:.L16])" office:value-type="float" office:value="0.2599999999998">
            <text:p>0.26</text:p>
          </table:table-cell>
          <table:table-cell table:style-name="ce7" table:formula="of:=STDEV([.H16];[.I16];[.J16];[.K16];[.L16])" office:value-type="float" office:value="0.0234520787991172">
            <text:p>0.0234520788</text:p>
          </table:table-cell>
          <table:table-cell table:style-name="ce7" table:formula="of:=([.H16]-[.$M16])/[.$N16]" office:value-type="float" office:value="-0.426401432702693">
            <text:p>-0.4264014327</text:p>
          </table:table-cell>
          <table:table-cell table:style-name="ce7" table:formula="of:=([.I16]-[.$M16])/[.$N16]" office:value-type="float" office:value="-0.426401432702693">
            <text:p>-0.4264014327</text:p>
          </table:table-cell>
          <table:table-cell table:style-name="ce7" table:formula="of:=([.J16]-[.$M16])/[.$N16]" office:value-type="float" office:value="-0.852802865499194">
            <text:p>-0.8528028655</text:p>
          </table:table-cell>
          <table:table-cell table:style-name="ce7" table:formula="of:=([.K16]-[.$M16])/[.$N16]" office:value-type="float" office:value="0.0000000000938090803993047">
            <text:p>9.38090803993047E-011</text:p>
          </table:table-cell>
          <table:table-cell table:style-name="ce10" table:formula="of:=([.L16]-[.$M16])/[.$N16]" office:value-type="float" office:value="1.70560573081077">
            <text:p>1.7056057308</text:p>
          </table:table-cell>
          <table:table-cell table:formula="of:=[.H16]/[.$K16]" office:value-type="float" office:value="0.961538461531065">
            <text:p>0.9615384615</text:p>
          </table:table-cell>
          <table:table-cell table:formula="of:=[.I16]/[.$K16]" office:value-type="float" office:value="0.961538461531065">
            <text:p>0.9615384615</text:p>
          </table:table-cell>
          <table:table-cell table:formula="of:=[.J16]/[.$K16]" office:value-type="float" office:value="0.92307692306213">
            <text:p>0.9230769231</text:p>
          </table:table-cell>
          <table:table-cell table:formula="of:=[.L16]/[.$K16]" office:value-type="float" office:value="1.15384615383343">
            <text:p>1.1538461538</text:p>
          </table:table-cell>
          <table:table-cell table:formula="of:=MIN([.T16:.W16])" office:value-type="float" office:value="0.92307692306213">
            <text:p>0.9230769231</text:p>
          </table:table-cell>
          <table:table-cell table:formula="of:=STDEV([.T16];[.U16];[.V16];[.W16])" office:value-type="float" office:value="0.104154338520173">
            <text:p>0.104154338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_5.lp</text:p>
          </table:table-cell>
          <table:table-cell office:value-type="string">
            <text:p>26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0.0299999999988">
            <text:p>0.03</text:p>
          </table:table-cell>
          <table:table-cell office:value-type="float" office:value="0.0300000000025">
            <text:p>0.03</text:p>
          </table:table-cell>
          <table:table-cell office:value-type="float" office:value="0.0400000000009">
            <text:p>0.04</text:p>
          </table:table-cell>
          <table:table-cell office:value-type="float" office:value="0.0299999999988">
            <text:p>0.03</text:p>
          </table:table-cell>
          <table:table-cell office:value-type="float" office:value="0.0400000000009">
            <text:p>0.04</text:p>
          </table:table-cell>
          <table:table-cell table:style-name="ce5" table:formula="of:=AVERAGE([.H17:.L17])" office:value-type="float" office:value="0.03400000000038">
            <text:p>0.034</text:p>
          </table:table-cell>
          <table:table-cell table:style-name="ce7" table:formula="of:=STDEV([.H17];[.I17];[.J17];[.K17];[.L17])" office:value-type="float" office:value="0.00547722557552636">
            <text:p>0.0054772256</text:p>
          </table:table-cell>
          <table:table-cell table:style-name="ce7" table:formula="of:=([.H17]-[.$M17])/[.$N17]" office:value-type="float" office:value="-0.730296743565397">
            <text:p>-0.7302967436</text:p>
          </table:table-cell>
          <table:table-cell table:style-name="ce7" table:formula="of:=([.I17]-[.$M17])/[.$N17]" office:value-type="float" office:value="-0.730296742889872">
            <text:p>-0.7302967429</text:p>
          </table:table-cell>
          <table:table-cell table:style-name="ce7" table:formula="of:=([.J17]-[.$M17])/[.$N17]" office:value-type="float" office:value="1.09544511501033">
            <text:p>1.095445115</text:p>
          </table:table-cell>
          <table:table-cell table:style-name="ce7" table:formula="of:=([.K17]-[.$M17])/[.$N17]" office:value-type="float" office:value="-0.730296743565397">
            <text:p>-0.7302967436</text:p>
          </table:table-cell>
          <table:table-cell table:style-name="ce10" table:formula="of:=([.L17]-[.$M17])/[.$N17]" office:value-type="float" office:value="1.09544511501033">
            <text:p>1.095445115</text:p>
          </table:table-cell>
          <table:table-cell table:formula="of:=[.H17]/[.$K17]" office:value-type="float" office:value="1">
            <text:p>1</text:p>
          </table:table-cell>
          <table:table-cell table:formula="of:=[.I17]/[.$K17]" office:value-type="float" office:value="1.00000000012333">
            <text:p>1.0000000001</text:p>
          </table:table-cell>
          <table:table-cell table:formula="of:=[.J17]/[.$K17]" office:value-type="float" office:value="1.33333333341667">
            <text:p>1.3333333334</text:p>
          </table:table-cell>
          <table:table-cell table:formula="of:=[.L17]/[.$K17]" office:value-type="float" office:value="1.33333333341667">
            <text:p>1.3333333334</text:p>
          </table:table-cell>
          <table:table-cell table:formula="of:=MIN([.T17:.W17])" office:value-type="float" office:value="1">
            <text:p>1</text:p>
          </table:table-cell>
          <table:table-cell table:formula="of:=STDEV([.T17];[.U17];[.V17];[.W17])" office:value-type="float" office:value="0.192450089742385">
            <text:p>0.192450089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5.lp</text:p>
          </table:table-cell>
          <table:table-cell office:value-type="string">
            <text:p>761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330.86">
            <text:p>330.86</text:p>
          </table:table-cell>
          <table:table-cell office:value-type="float" office:value="570.24">
            <text:p>570.24</text:p>
          </table:table-cell>
          <table:table-cell office:value-type="float" office:value="281.54">
            <text:p>281.54</text:p>
          </table:table-cell>
          <table:table-cell office:value-type="float" office:value="186.56">
            <text:p>186.56</text:p>
          </table:table-cell>
          <table:table-cell office:value-type="float" office:value="297.51">
            <text:p>297.51</text:p>
          </table:table-cell>
          <table:table-cell table:style-name="ce5" table:formula="of:=AVERAGE([.H18:.L18])" office:value-type="float" office:value="333.342">
            <text:p>333.342</text:p>
          </table:table-cell>
          <table:table-cell table:style-name="ce7" table:formula="of:=STDEV([.H18];[.I18];[.J18];[.K18];[.L18])" office:value-type="float" office:value="142.862834285198">
            <text:p>142.8628342852</text:p>
          </table:table-cell>
          <table:table-cell table:style-name="ce7" table:formula="of:=([.H18]-[.$M18])/[.$N18]" office:value-type="float" office:value="-0.0173733078474779">
            <text:p>-0.0173733078</text:p>
          </table:table-cell>
          <table:table-cell table:style-name="ce7" table:formula="of:=([.I18]-[.$M18])/[.$N18]" office:value-type="float" office:value="1.65821993652372">
            <text:p>1.6582199365</text:p>
          </table:table-cell>
          <table:table-cell table:style-name="ce7" table:formula="of:=([.J18]-[.$M18])/[.$N18]" office:value-type="float" office:value="-0.362599554035077">
            <text:p>-0.362599554</text:p>
          </table:table-cell>
          <table:table-cell table:style-name="ce7" table:formula="of:=([.K18]-[.$M18])/[.$N18]" office:value-type="float" office:value="-1.02743306707032">
            <text:p>-1.0274330671</text:p>
          </table:table-cell>
          <table:table-cell table:style-name="ce10" table:formula="of:=([.L18]-[.$M18])/[.$N18]" office:value-type="float" office:value="-0.250814007570844">
            <text:p>-0.2508140076</text:p>
          </table:table-cell>
          <table:table-cell table:formula="of:=[.H18]/[.$K18]" office:value-type="float" office:value="1.77347770154374">
            <text:p>1.7734777015</text:p>
          </table:table-cell>
          <table:table-cell table:formula="of:=[.I18]/[.$K18]" office:value-type="float" office:value="3.05660377358491">
            <text:p>3.0566037736</text:p>
          </table:table-cell>
          <table:table-cell table:formula="of:=[.J18]/[.$K18]" office:value-type="float" office:value="1.50911234991424">
            <text:p>1.5091123499</text:p>
          </table:table-cell>
          <table:table-cell table:formula="of:=[.L18]/[.$K18]" office:value-type="float" office:value="1.59471483704974">
            <text:p>1.594714837</text:p>
          </table:table-cell>
          <table:table-cell table:formula="of:=MIN([.T18:.W18])" office:value-type="float" office:value="1.50911234991424">
            <text:p>1.5091123499</text:p>
          </table:table-cell>
          <table:table-cell table:formula="of:=STDEV([.T18];[.U18];[.V18];[.W18])" office:value-type="float" office:value="0.723845890165743">
            <text:p>0.723845890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00_15.lp</text:p>
          </table:table-cell>
          <table:table-cell office:value-type="string">
            <text:p>761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style-name="ce3" office:value-type="float" office:value="10.07">
            <text:p>10.07</text:p>
          </table:table-cell>
          <table:table-cell table:style-name="ce3" office:value-type="float" office:value="10.23">
            <text:p>10.23</text:p>
          </table:table-cell>
          <table:table-cell table:style-name="ce3" office:value-type="float" office:value="10.06">
            <text:p>10.06</text:p>
          </table:table-cell>
          <table:table-cell table:style-name="ce3" office:value-type="float" office:value="9.96">
            <text:p>9.96</text:p>
          </table:table-cell>
          <table:table-cell table:style-name="ce3" office:value-type="float" office:value="16.6">
            <text:p>16.6</text:p>
          </table:table-cell>
          <table:table-cell table:style-name="ce5" table:formula="of:=AVERAGE([.H19:.L19])" office:value-type="float" office:value="11.384">
            <text:p>11.384</text:p>
          </table:table-cell>
          <table:table-cell table:style-name="ce7" table:formula="of:=STDEV([.H19];[.I19];[.J19];[.K19];[.L19])" office:value-type="float" office:value="2.91743551771072">
            <text:p>2.9174355177</text:p>
          </table:table-cell>
          <table:table-cell table:style-name="ce7" table:formula="of:=([.H19]-[.$M19])/[.$N19]" office:value-type="float" office:value="-0.450395558710097">
            <text:p>-0.4503955587</text:p>
          </table:table-cell>
          <table:table-cell table:style-name="ce7" table:formula="of:=([.I19]-[.$M19])/[.$N19]" office:value-type="float" office:value="-0.395552872718">
            <text:p>-0.3955528727</text:p>
          </table:table-cell>
          <table:table-cell table:style-name="ce7" table:formula="of:=([.J19]-[.$M19])/[.$N19]" office:value-type="float" office:value="-0.453823226584603">
            <text:p>-0.4538232266</text:p>
          </table:table-cell>
          <table:table-cell table:style-name="ce7" table:formula="of:=([.K19]-[.$M19])/[.$N19]" office:value-type="float" office:value="-0.488099905329664">
            <text:p>-0.4880999053</text:p>
          </table:table-cell>
          <table:table-cell table:style-name="ce10" table:formula="of:=([.L19]-[.$M19])/[.$N19]" office:value-type="float" office:value="1.78787156334236">
            <text:p>1.7878715633</text:p>
          </table:table-cell>
          <table:table-cell table:formula="of:=[.H19]/[.$K19]" office:value-type="float" office:value="1.01104417670683">
            <text:p>1.0110441767</text:p>
          </table:table-cell>
          <table:table-cell table:formula="of:=[.I19]/[.$K19]" office:value-type="float" office:value="1.02710843373494">
            <text:p>1.0271084337</text:p>
          </table:table-cell>
          <table:table-cell table:formula="of:=[.J19]/[.$K19]" office:value-type="float" office:value="1.01004016064257">
            <text:p>1.0100401606</text:p>
          </table:table-cell>
          <table:table-cell table:formula="of:=[.L19]/[.$K19]" office:value-type="float" office:value="1.66666666666667">
            <text:p>1.6666666667</text:p>
          </table:table-cell>
          <table:table-cell table:formula="of:=MIN([.T19:.W19])" office:value-type="float" office:value="1.01004016064257">
            <text:p>1.0100401606</text:p>
          </table:table-cell>
          <table:table-cell table:formula="of:=STDEV([.T19];[.U19];[.V19];[.W19])" office:value-type="float" office:value="0.325395188631427">
            <text:p>0.325395188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style-name="ce3" office:value-type="float" office:value="2.34">
            <text:p>2.34</text:p>
          </table:table-cell>
          <table:table-cell office:value-type="float" office:value="2.53000000001">
            <text:p>2.53</text:p>
          </table:table-cell>
          <table:table-cell table:style-name="ce3" office:value-type="float" office:value="2.3">
            <text:p>2.3</text:p>
          </table:table-cell>
          <table:table-cell table:style-name="ce3" office:value-type="float" office:value="2.16">
            <text:p>2.16</text:p>
          </table:table-cell>
          <table:table-cell table:style-name="ce3" office:value-type="float" office:value="2.63">
            <text:p>2.63</text:p>
          </table:table-cell>
          <table:table-cell table:style-name="ce5" table:formula="of:=AVERAGE([.H20:.L20])" office:value-type="float" office:value="2.392000000002">
            <text:p>2.392</text:p>
          </table:table-cell>
          <table:table-cell table:style-name="ce7" table:formula="of:=STDEV([.H20];[.I20];[.J20];[.K20];[.L20])" office:value-type="float" office:value="0.187536663084022">
            <text:p>0.1875366631</text:p>
          </table:table-cell>
          <table:table-cell table:style-name="ce7" table:formula="of:=([.H20]-[.$M20])/[.$N20]" office:value-type="float" office:value="-0.277279115170681">
            <text:p>-0.2772791152</text:p>
          </table:table-cell>
          <table:table-cell table:style-name="ce7" table:formula="of:=([.I20]-[.$M20])/[.$N20]" office:value-type="float" office:value="0.735856113351937">
            <text:p>0.7358561134</text:p>
          </table:table-cell>
          <table:table-cell table:style-name="ce7" table:formula="of:=([.J20]-[.$M20])/[.$N20]" office:value-type="float" office:value="-0.490570742216849">
            <text:p>-0.4905707422</text:p>
          </table:table-cell>
          <table:table-cell table:style-name="ce7" table:formula="of:=([.K20]-[.$M20])/[.$N20]" office:value-type="float" office:value="-1.23709143687843">
            <text:p>-1.2370914369</text:p>
          </table:table-cell>
          <table:table-cell table:style-name="ce10" table:formula="of:=([.L20]-[.$M20])/[.$N20]" office:value-type="float" office:value="1.26908518091403">
            <text:p>1.2690851809</text:p>
          </table:table-cell>
          <table:table-cell table:formula="of:=[.H20]/[.$K20]" office:value-type="float" office:value="1.08333333333333">
            <text:p>1.0833333333</text:p>
          </table:table-cell>
          <table:table-cell table:formula="of:=[.I20]/[.$K20]" office:value-type="float" office:value="1.17129629630093">
            <text:p>1.1712962963</text:p>
          </table:table-cell>
          <table:table-cell table:formula="of:=[.J20]/[.$K20]" office:value-type="float" office:value="1.06481481481481">
            <text:p>1.0648148148</text:p>
          </table:table-cell>
          <table:table-cell table:formula="of:=[.L20]/[.$K20]" office:value-type="float" office:value="1.21759259259259">
            <text:p>1.2175925926</text:p>
          </table:table-cell>
          <table:table-cell table:formula="of:=MIN([.T20:.W20])" office:value-type="float" office:value="1.06481481481481">
            <text:p>1.0648148148</text:p>
          </table:table-cell>
          <table:table-cell table:formula="of:=STDEV([.T20];[.U20];[.V20];[.W20])" office:value-type="float" office:value="0.0724158531282588">
            <text:p>0.0724158531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style-name="ce3" office:value-type="float" office:value="2.09">
            <text:p>2.09</text:p>
          </table:table-cell>
          <table:table-cell table:style-name="ce3" office:value-type="float" office:value="2.33">
            <text:p>2.33</text:p>
          </table:table-cell>
          <table:table-cell table:style-name="ce3" office:value-type="float" office:value="2.08">
            <text:p>2.08</text:p>
          </table:table-cell>
          <table:table-cell table:style-name="ce3" office:value-type="float" office:value="2.13">
            <text:p>2.13</text:p>
          </table:table-cell>
          <table:table-cell table:style-name="ce3" office:value-type="float" office:value="2.61">
            <text:p>2.61</text:p>
          </table:table-cell>
          <table:table-cell table:style-name="ce5" table:formula="of:=AVERAGE([.H21:.L21])" office:value-type="float" office:value="2.248">
            <text:p>2.248</text:p>
          </table:table-cell>
          <table:table-cell table:style-name="ce7" table:formula="of:=STDEV([.H21];[.I21];[.J21];[.K21];[.L21])" office:value-type="float" office:value="0.226318359838525">
            <text:p>0.2263183598</text:p>
          </table:table-cell>
          <table:table-cell table:style-name="ce7" table:formula="of:=([.H21]-[.$M21])/[.$N21]" office:value-type="float" office:value="-0.698131605905642">
            <text:p>-0.6981316059</text:p>
          </table:table-cell>
          <table:table-cell table:style-name="ce7" table:formula="of:=([.I21]-[.$M21])/[.$N21]" office:value-type="float" office:value="0.362321466356091">
            <text:p>0.3623214664</text:p>
          </table:table-cell>
          <table:table-cell table:style-name="ce7" table:formula="of:=([.J21]-[.$M21])/[.$N21]" office:value-type="float" office:value="-0.742317150583214">
            <text:p>-0.7423171506</text:p>
          </table:table-cell>
          <table:table-cell table:style-name="ce7" table:formula="of:=([.K21]-[.$M21])/[.$N21]" office:value-type="float" office:value="-0.521389427195353">
            <text:p>-0.5213894272</text:p>
          </table:table-cell>
          <table:table-cell table:style-name="ce10" table:formula="of:=([.L21]-[.$M21])/[.$N21]" office:value-type="float" office:value="1.59951671732811">
            <text:p>1.5995167173</text:p>
          </table:table-cell>
          <table:table-cell table:formula="of:=[.H21]/[.$K21]" office:value-type="float" office:value="0.981220657276995">
            <text:p>0.9812206573</text:p>
          </table:table-cell>
          <table:table-cell table:formula="of:=[.I21]/[.$K21]" office:value-type="float" office:value="1.09389671361502">
            <text:p>1.0938967136</text:p>
          </table:table-cell>
          <table:table-cell table:formula="of:=[.J21]/[.$K21]" office:value-type="float" office:value="0.976525821596244">
            <text:p>0.9765258216</text:p>
          </table:table-cell>
          <table:table-cell table:formula="of:=[.L21]/[.$K21]" office:value-type="float" office:value="1.22535211267606">
            <text:p>1.2253521127</text:p>
          </table:table-cell>
          <table:table-cell table:formula="of:=MIN([.T21:.W21])" office:value-type="float" office:value="0.976525821596244">
            <text:p>0.9765258216</text:p>
          </table:table-cell>
          <table:table-cell table:formula="of:=STDEV([.T21];[.U21];[.V21];[.W21])" office:value-type="float" office:value="0.117363067031803">
            <text:p>0.117363067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_10.lp</text:p>
          </table:table-cell>
          <table:table-cell office:value-type="string">
            <text:p>132.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364.68">
            <text:p>364.68</text:p>
          </table:table-cell>
          <table:table-cell office:value-type="float" office:value="422.44">
            <text:p>422.44</text:p>
          </table:table-cell>
          <table:table-cell office:value-type="float" office:value="350.15">
            <text:p>350.15</text:p>
          </table:table-cell>
          <table:table-cell office:value-type="float" office:value="327.98">
            <text:p>327.98</text:p>
          </table:table-cell>
          <table:table-cell office:value-type="float" office:value="589.2">
            <text:p>589.2</text:p>
          </table:table-cell>
          <table:table-cell table:style-name="ce5" table:formula="of:=AVERAGE([.H22:.L22])" office:value-type="float" office:value="410.89">
            <text:p>410.89</text:p>
          </table:table-cell>
          <table:table-cell table:style-name="ce7" table:formula="of:=STDEV([.H22];[.I22];[.J22];[.K22];[.L22])" office:value-type="float" office:value="105.625089822447">
            <text:p>105.6250898224</text:p>
          </table:table-cell>
          <table:table-cell table:style-name="ce7" table:formula="of:=([.H22]-[.$M22])/[.$N22]" office:value-type="float" office:value="-0.43749075222258">
            <text:p>-0.4374907522</text:p>
          </table:table-cell>
          <table:table-cell table:style-name="ce7" table:formula="of:=([.I22]-[.$M22])/[.$N22]" office:value-type="float" office:value="0.10934901943672">
            <text:p>0.1093490194</text:p>
          </table:table-cell>
          <table:table-cell table:style-name="ce7" table:formula="of:=([.J22]-[.$M22])/[.$N22]" office:value-type="float" office:value="-0.575052765418731">
            <text:p>-0.5750527654</text:p>
          </table:table-cell>
          <table:table-cell table:style-name="ce7" table:formula="of:=([.K22]-[.$M22])/[.$N22]" office:value-type="float" office:value="-0.78494607805181">
            <text:p>-0.7849460781</text:p>
          </table:table-cell>
          <table:table-cell table:style-name="ce10" table:formula="of:=([.L22]-[.$M22])/[.$N22]" office:value-type="float" office:value="1.6881405762564">
            <text:p>1.6881405763</text:p>
          </table:table-cell>
          <table:table-cell table:formula="of:=[.H22]/[.$K22]" office:value-type="float" office:value="1.11189706689432">
            <text:p>1.1118970669</text:p>
          </table:table-cell>
          <table:table-cell table:formula="of:=[.I22]/[.$K22]" office:value-type="float" office:value="1.28800536618086">
            <text:p>1.2880053662</text:p>
          </table:table-cell>
          <table:table-cell table:formula="of:=[.J22]/[.$K22]" office:value-type="float" office:value="1.06759558509665">
            <text:p>1.0675955851</text:p>
          </table:table-cell>
          <table:table-cell table:formula="of:=[.L22]/[.$K22]" office:value-type="float" office:value="1.79645100310995">
            <text:p>1.7964510031</text:p>
          </table:table-cell>
          <table:table-cell table:formula="of:=MIN([.T22:.W22])" office:value-type="float" office:value="1.06759558509665">
            <text:p>1.0675955851</text:p>
          </table:table-cell>
          <table:table-cell table:formula="of:=STDEV([.T22];[.U22];[.V22];[.W22])" office:value-type="float" office:value="0.33415546576812">
            <text:p>0.3341554658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.159999999996">
            <text:p>0.16</text:p>
          </table:table-cell>
          <table:table-cell office:value-type="float" office:value="0.150000000001">
            <text:p>0.15</text:p>
          </table:table-cell>
          <table:table-cell office:value-type="float" office:value="0.160000000003">
            <text:p>0.16</text:p>
          </table:table-cell>
          <table:table-cell office:value-type="float" office:value="0.159999999996">
            <text:p>0.16</text:p>
          </table:table-cell>
          <table:table-cell office:value-type="float" office:value="0.160000000003">
            <text:p>0.16</text:p>
          </table:table-cell>
          <table:table-cell table:style-name="ce5" table:formula="of:=AVERAGE([.H23:.L23])" office:value-type="float" office:value="0.1579999999998">
            <text:p>0.158</text:p>
          </table:table-cell>
          <table:table-cell table:style-name="ce7" table:formula="of:=STDEV([.H23];[.I23];[.J23];[.K23];[.L23])" office:value-type="float" office:value="0.00447213595432876">
            <text:p>0.004472136</text:p>
          </table:table-cell>
          <table:table-cell table:style-name="ce7" table:formula="of:=([.H23]-[.$M23])/[.$N23]" office:value-type="float" office:value="0.447213594717337">
            <text:p>0.4472135947</text:p>
          </table:table-cell>
          <table:table-cell table:style-name="ce7" table:formula="of:=([.I23]-[.$M23])/[.$N23]" office:value-type="float" office:value="-1.78885438199983">
            <text:p>-1.788854382</text:p>
          </table:table-cell>
          <table:table-cell table:style-name="ce7" table:formula="of:=([.J23]-[.$M23])/[.$N23]" office:value-type="float" office:value="0.447213596282581">
            <text:p>0.4472135963</text:p>
          </table:table-cell>
          <table:table-cell table:style-name="ce7" table:formula="of:=([.K23]-[.$M23])/[.$N23]" office:value-type="float" office:value="0.447213594717337">
            <text:p>0.4472135947</text:p>
          </table:table-cell>
          <table:table-cell table:style-name="ce10" table:formula="of:=([.L23]-[.$M23])/[.$N23]" office:value-type="float" office:value="0.447213596282581">
            <text:p>0.4472135963</text:p>
          </table:table-cell>
          <table:table-cell table:formula="of:=[.H23]/[.$K23]" office:value-type="float" office:value="1">
            <text:p>1</text:p>
          </table:table-cell>
          <table:table-cell table:formula="of:=[.I23]/[.$K23]" office:value-type="float" office:value="0.937500000029687">
            <text:p>0.9375</text:p>
          </table:table-cell>
          <table:table-cell table:formula="of:=[.J23]/[.$K23]" office:value-type="float" office:value="1.00000000004375">
            <text:p>1</text:p>
          </table:table-cell>
          <table:table-cell table:formula="of:=[.L23]/[.$K23]" office:value-type="float" office:value="1.00000000004375">
            <text:p>1</text:p>
          </table:table-cell>
          <table:table-cell table:formula="of:=MIN([.T23:.W23])" office:value-type="float" office:value="0.937500000029687">
            <text:p>0.9375</text:p>
          </table:table-cell>
          <table:table-cell table:formula="of:=STDEV([.T23];[.U23];[.V23];[.W23])" office:value-type="float" office:value="0.0312499999997396">
            <text:p>0.0312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.63">
            <text:p>1.63</text:p>
          </table:table-cell>
          <table:table-cell table:style-name="ce3" office:value-type="float" office:value="1.61">
            <text:p>1.61</text:p>
          </table:table-cell>
          <table:table-cell office:value-type="float" office:value="1.60999999999">
            <text:p>1.61</text:p>
          </table:table-cell>
          <table:table-cell office:value-type="float" office:value="1.64000000001">
            <text:p>1.64</text:p>
          </table:table-cell>
          <table:table-cell table:style-name="ce5" table:formula="of:=AVERAGE([.H24:.L24])" office:value-type="float" office:value="1.616">
            <text:p>1.616</text:p>
          </table:table-cell>
          <table:table-cell table:style-name="ce7" table:formula="of:=STDEV([.H24];[.I24];[.J24];[.K24];[.L24])" office:value-type="float" office:value="0.0194935886934654">
            <text:p>0.0194935887</text:p>
          </table:table-cell>
          <table:table-cell table:style-name="ce7" table:formula="of:=([.H24]-[.$M24])/[.$N24]" office:value-type="float" office:value="-1.33377185744746">
            <text:p>-1.3337718574</text:p>
          </table:table-cell>
          <table:table-cell table:style-name="ce7" table:formula="of:=([.I24]-[.$M24])/[.$N24]" office:value-type="float" office:value="0.718184846317847">
            <text:p>0.7181848463</text:p>
          </table:table-cell>
          <table:table-cell table:style-name="ce7" table:formula="of:=([.J24]-[.$M24])/[.$N24]" office:value-type="float" office:value="-0.307793505564808">
            <text:p>-0.3077935056</text:p>
          </table:table-cell>
          <table:table-cell table:style-name="ce7" table:formula="of:=([.K24]-[.$M24])/[.$N24]" office:value-type="float" office:value="-0.307793506077797">
            <text:p>-0.3077935061</text:p>
          </table:table-cell>
          <table:table-cell table:style-name="ce10" table:formula="of:=([.L24]-[.$M24])/[.$N24]" office:value-type="float" office:value="1.23117402277217">
            <text:p>1.2311740228</text:p>
          </table:table-cell>
          <table:table-cell table:formula="of:=[.H24]/[.$K24]" office:value-type="float" office:value="0.987577639757687">
            <text:p>0.9875776398</text:p>
          </table:table-cell>
          <table:table-cell table:formula="of:=[.I24]/[.$K24]" office:value-type="float" office:value="1.01242236025474">
            <text:p>1.0124223603</text:p>
          </table:table-cell>
          <table:table-cell table:formula="of:=[.J24]/[.$K24]" office:value-type="float" office:value="1.00000000000621">
            <text:p>1</text:p>
          </table:table-cell>
          <table:table-cell table:formula="of:=[.L24]/[.$K24]" office:value-type="float" office:value="1.01863354038521">
            <text:p>1.0186335404</text:p>
          </table:table-cell>
          <table:table-cell table:formula="of:=MIN([.T24:.W24])" office:value-type="float" office:value="0.987577639757687">
            <text:p>0.9875776398</text:p>
          </table:table-cell>
          <table:table-cell table:formula="of:=STDEV([.T24];[.U24];[.V24];[.W24])" office:value-type="float" office:value="0.0137723961674557">
            <text:p>0.013772396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0.129999999997">
            <text:p>0.13</text:p>
          </table:table-cell>
          <table:table-cell office:value-type="float" office:value="0.159999999996">
            <text:p>0.16</text:p>
          </table:table-cell>
          <table:table-cell office:value-type="float" office:value="0.130000000005">
            <text:p>0.13</text:p>
          </table:table-cell>
          <table:table-cell office:value-type="float" office:value="0.150000000001">
            <text:p>0.15</text:p>
          </table:table-cell>
          <table:table-cell office:value-type="float" office:value="0.149999999994">
            <text:p>0.15</text:p>
          </table:table-cell>
          <table:table-cell table:style-name="ce5" table:formula="of:=AVERAGE([.H25:.L25])" office:value-type="float" office:value="0.1439999999986">
            <text:p>0.144</text:p>
          </table:table-cell>
          <table:table-cell table:style-name="ce7" table:formula="of:=STDEV([.H25];[.I25];[.J25];[.K25];[.L25])" office:value-type="float" office:value="0.0134164078627254">
            <text:p>0.0134164079</text:p>
          </table:table-cell>
          <table:table-cell table:style-name="ce7" table:formula="of:=([.H25]-[.$M25])/[.$N25]" office:value-type="float" office:value="-1.04349838979597">
            <text:p>-1.0434983898</text:p>
          </table:table-cell>
          <table:table-cell table:style-name="ce7" table:formula="of:=([.I25]-[.$M25])/[.$N25]" office:value-type="float" office:value="1.19256958800817">
            <text:p>1.192569588</text:p>
          </table:table-cell>
          <table:table-cell table:style-name="ce7" table:formula="of:=([.J25]-[.$M25])/[.$N25]" office:value-type="float" office:value="-1.04349838919969">
            <text:p>-1.0434983892</text:p>
          </table:table-cell>
          <table:table-cell table:style-name="ce7" table:formula="of:=([.K25]-[.$M25])/[.$N25]" office:value-type="float" office:value="0.447213595754623">
            <text:p>0.4472135958</text:p>
          </table:table-cell>
          <table:table-cell table:style-name="ce10" table:formula="of:=([.L25]-[.$M25])/[.$N25]" office:value-type="float" office:value="0.447213595232873">
            <text:p>0.4472135952</text:p>
          </table:table-cell>
          <table:table-cell table:formula="of:=[.H25]/[.$K25]" office:value-type="float" office:value="0.866666666640889">
            <text:p>0.8666666666</text:p>
          </table:table-cell>
          <table:table-cell table:formula="of:=[.I25]/[.$K25]" office:value-type="float" office:value="1.06666666663289">
            <text:p>1.0666666666</text:p>
          </table:table-cell>
          <table:table-cell table:formula="of:=[.J25]/[.$K25]" office:value-type="float" office:value="0.866666666694222">
            <text:p>0.8666666667</text:p>
          </table:table-cell>
          <table:table-cell table:formula="of:=[.L25]/[.$K25]" office:value-type="float" office:value="0.999999999953333">
            <text:p>1</text:p>
          </table:table-cell>
          <table:table-cell table:formula="of:=MIN([.T25:.W25])" office:value-type="float" office:value="0.866666666640889">
            <text:p>0.8666666666</text:p>
          </table:table-cell>
          <table:table-cell table:formula="of:=STDEV([.T25];[.U25];[.V25];[.W25])" office:value-type="float" office:value="0.0999999999785927">
            <text:p>0.1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4.78000000001">
            <text:p>4.78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4.85">
            <text:p>4.85</text:p>
          </table:table-cell>
          <table:table-cell table:style-name="ce3" office:value-type="float" office:value="4.81">
            <text:p>4.81</text:p>
          </table:table-cell>
          <table:table-cell table:style-name="ce3" office:value-type="float" office:value="4.75">
            <text:p>4.75</text:p>
          </table:table-cell>
          <table:table-cell table:style-name="ce5" table:formula="of:=AVERAGE([.H26:.L26])" office:value-type="float" office:value="4.778000000002">
            <text:p>4.778</text:p>
          </table:table-cell>
          <table:table-cell table:style-name="ce7" table:formula="of:=STDEV([.H26];[.I26];[.J26];[.K26];[.L26])" office:value-type="float" office:value="0.0571839138220705">
            <text:p>0.0571839138</text:p>
          </table:table-cell>
          <table:table-cell table:style-name="ce7" table:formula="of:=([.H26]-[.$M26])/[.$N26]" office:value-type="float" office:value="0.0349748709789881">
            <text:p>0.034974871</text:p>
          </table:table-cell>
          <table:table-cell table:style-name="ce7" table:formula="of:=([.I26]-[.$M26])/[.$N26]" office:value-type="float" office:value="-1.36401996275909">
            <text:p>-1.3640199628</text:p>
          </table:table-cell>
          <table:table-cell table:style-name="ce7" table:formula="of:=([.J26]-[.$M26])/[.$N26]" office:value-type="float" office:value="1.2590953501719">
            <text:p>1.2590953502</text:p>
          </table:table-cell>
          <table:table-cell table:style-name="ce7" table:formula="of:=([.K26]-[.$M26])/[.$N26]" office:value-type="float" office:value="0.559597933390319">
            <text:p>0.5595979334</text:p>
          </table:table-cell>
          <table:table-cell table:style-name="ce10" table:formula="of:=([.L26]-[.$M26])/[.$N26]" office:value-type="float" office:value="-0.489648191782091">
            <text:p>-0.4896481918</text:p>
          </table:table-cell>
          <table:table-cell table:formula="of:=[.H26]/[.$K26]" office:value-type="float" office:value="0.993762993765073">
            <text:p>0.9937629938</text:p>
          </table:table-cell>
          <table:table-cell table:formula="of:=[.I26]/[.$K26]" office:value-type="float" office:value="0.977130977130977">
            <text:p>0.9771309771</text:p>
          </table:table-cell>
          <table:table-cell table:formula="of:=[.J26]/[.$K26]" office:value-type="float" office:value="1.00831600831601">
            <text:p>1.0083160083</text:p>
          </table:table-cell>
          <table:table-cell table:formula="of:=[.L26]/[.$K26]" office:value-type="float" office:value="0.987525987525987">
            <text:p>0.9875259875</text:p>
          </table:table-cell>
          <table:table-cell table:formula="of:=MIN([.T26:.W26])" office:value-type="float" office:value="0.977130977130977">
            <text:p>0.9771309771</text:p>
          </table:table-cell>
          <table:table-cell table:formula="of:=STDEV([.T26];[.U26];[.V26];[.W26])" office:value-type="float" office:value="0.0130387302303438">
            <text:p>0.0130387302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_10.lp</text:p>
          </table:table-cell>
          <table:table-cell office:value-type="string">
            <text:p>66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0.260000000002">
            <text:p>0.26</text:p>
          </table:table-cell>
          <table:table-cell office:value-type="float" office:value="0.239999999998">
            <text:p>0.24</text:p>
          </table:table-cell>
          <table:table-cell office:value-type="float" office:value="0.240000000005">
            <text:p>0.24</text:p>
          </table:table-cell>
          <table:table-cell office:value-type="float" office:value="0.25">
            <text:p>0.25</text:p>
          </table:table-cell>
          <table:table-cell office:value-type="float" office:value="0.259999999995">
            <text:p>0.26</text:p>
          </table:table-cell>
          <table:table-cell table:style-name="ce5" table:formula="of:=AVERAGE([.H27:.L27])" office:value-type="float" office:value="0.25">
            <text:p>0.25</text:p>
          </table:table-cell>
          <table:table-cell table:style-name="ce7" table:formula="of:=STDEV([.H27];[.I27];[.J27];[.K27];[.L27])" office:value-type="float" office:value="0.00999999999850001">
            <text:p>0.01</text:p>
          </table:table-cell>
          <table:table-cell table:style-name="ce7" table:formula="of:=([.H27]-[.$M27])/[.$N27]" office:value-type="float" office:value="1.00000000035">
            <text:p>1.0000000004</text:p>
          </table:table-cell>
          <table:table-cell table:style-name="ce7" table:formula="of:=([.I27]-[.$M27])/[.$N27]" office:value-type="float" office:value="-1.00000000035">
            <text:p>-1.0000000004</text:p>
          </table:table-cell>
          <table:table-cell table:style-name="ce7" table:formula="of:=([.J27]-[.$M27])/[.$N27]" office:value-type="float" office:value="-0.99999999965">
            <text:p>-0.9999999997</text:p>
          </table:table-cell>
          <table:table-cell table:style-name="ce7" table:formula="of:=([.K27]-[.$M27])/[.$N27]" office:value-type="float" office:value="0">
            <text:p>0</text:p>
          </table:table-cell>
          <table:table-cell table:style-name="ce10" table:formula="of:=([.L27]-[.$M27])/[.$N27]" office:value-type="float" office:value="0.99999999965">
            <text:p>0.9999999997</text:p>
          </table:table-cell>
          <table:table-cell table:formula="of:=[.H27]/[.$K27]" office:value-type="float" office:value="1.040000000008">
            <text:p>1.04</text:p>
          </table:table-cell>
          <table:table-cell table:formula="of:=[.I27]/[.$K27]" office:value-type="float" office:value="0.959999999992">
            <text:p>0.96</text:p>
          </table:table-cell>
          <table:table-cell table:formula="of:=[.J27]/[.$K27]" office:value-type="float" office:value="0.96000000002">
            <text:p>0.96</text:p>
          </table:table-cell>
          <table:table-cell table:formula="of:=[.L27]/[.$K27]" office:value-type="float" office:value="1.03999999998">
            <text:p>1.04</text:p>
          </table:table-cell>
          <table:table-cell table:formula="of:=MIN([.T27:.W27])" office:value-type="float" office:value="0.959999999992">
            <text:p>0.96</text:p>
          </table:table-cell>
          <table:table-cell table:formula="of:=STDEV([.T27];[.U27];[.V27];[.W27])" office:value-type="float" office:value="0.0461880215282419">
            <text:p>0.046188021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0_20.lp</text:p>
          </table:table-cell>
          <table:table-cell office:value-type="float" office:value="2016">
            <text:p>2016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style-name="ce3" office:value-type="float" office:value="3.11">
            <text:p>3.11</text:p>
          </table:table-cell>
          <table:table-cell table:style-name="ce3" office:value-type="float" office:value="3.8">
            <text:p>3.8</text:p>
          </table:table-cell>
          <table:table-cell table:style-name="ce3" office:value-type="float" office:value="3.11">
            <text:p>3.11</text:p>
          </table:table-cell>
          <table:table-cell table:style-name="ce3" office:value-type="float" office:value="3.42">
            <text:p>3.42</text:p>
          </table:table-cell>
          <table:table-cell table:style-name="ce3" office:value-type="float" office:value="3.47">
            <text:p>3.47</text:p>
          </table:table-cell>
          <table:table-cell table:style-name="ce5" table:formula="of:=AVERAGE([.H28:.L28])" office:value-type="float" office:value="3.382">
            <text:p>3.382</text:p>
          </table:table-cell>
          <table:table-cell table:style-name="ce7" table:formula="of:=STDEV([.H28];[.I28];[.J28];[.K28];[.L28])" office:value-type="float" office:value="0.288045135352083">
            <text:p>0.2880451354</text:p>
          </table:table-cell>
          <table:table-cell table:style-name="ce7" table:formula="of:=([.H28]-[.$M28])/[.$N28]" office:value-type="float" office:value="-0.94429645433008">
            <text:p>-0.9442964543</text:p>
          </table:table-cell>
          <table:table-cell table:style-name="ce7" table:formula="of:=([.I28]-[.$M28])/[.$N28]" office:value-type="float" office:value="1.45116146290431">
            <text:p>1.4511614629</text:p>
          </table:table-cell>
          <table:table-cell table:style-name="ce7" table:formula="of:=([.J28]-[.$M28])/[.$N28]" office:value-type="float" office:value="-0.94429645433008">
            <text:p>-0.9442964543</text:p>
          </table:table-cell>
          <table:table-cell table:style-name="ce7" table:formula="of:=([.K28]-[.$M28])/[.$N28]" office:value-type="float" office:value="0.131923769354937">
            <text:p>0.1319237694</text:p>
          </table:table-cell>
          <table:table-cell table:style-name="ce10" table:formula="of:=([.L28]-[.$M28])/[.$N28]" office:value-type="float" office:value="0.305507676400908">
            <text:p>0.3055076764</text:p>
          </table:table-cell>
          <table:table-cell table:formula="of:=[.H28]/[.$K28]" office:value-type="float" office:value="0.909356725146199">
            <text:p>0.9093567251</text:p>
          </table:table-cell>
          <table:table-cell table:formula="of:=[.I28]/[.$K28]" office:value-type="float" office:value="1.11111111111111">
            <text:p>1.1111111111</text:p>
          </table:table-cell>
          <table:table-cell table:formula="of:=[.J28]/[.$K28]" office:value-type="float" office:value="0.909356725146199">
            <text:p>0.9093567251</text:p>
          </table:table-cell>
          <table:table-cell table:formula="of:=[.L28]/[.$K28]" office:value-type="float" office:value="1.01461988304094">
            <text:p>1.014619883</text:p>
          </table:table-cell>
          <table:table-cell table:formula="of:=MIN([.T28:.W28])" office:value-type="float" office:value="0.909356725146199">
            <text:p>0.9093567251</text:p>
          </table:table-cell>
          <table:table-cell table:formula="of:=STDEV([.T28];[.U28];[.V28];[.W28])" office:value-type="float" office:value="0.0969883525767368">
            <text:p>0.0969883526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200_20.lp</text:p>
          </table:table-cell>
          <table:table-cell office:value-type="float" office:value="2016">
            <text:p>2016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52.38">
            <text:p>52.38</text:p>
          </table:table-cell>
          <table:table-cell office:value-type="float" office:value="49.01">
            <text:p>49.01</text:p>
          </table:table-cell>
          <table:table-cell office:value-type="float" office:value="52.05">
            <text:p>52.05</text:p>
          </table:table-cell>
          <table:table-cell office:value-type="float" office:value="49.41">
            <text:p>49.41</text:p>
          </table:table-cell>
          <table:table-cell office:value-type="float" office:value="55.88">
            <text:p>55.88</text:p>
          </table:table-cell>
          <table:table-cell table:style-name="ce5" table:formula="of:=AVERAGE([.H29:.L29])" office:value-type="float" office:value="51.746">
            <text:p>51.746</text:p>
          </table:table-cell>
          <table:table-cell table:style-name="ce7" table:formula="of:=STDEV([.H29];[.I29];[.J29];[.K29];[.L29])" office:value-type="float" office:value="2.76255859666361">
            <text:p>2.7625585967</text:p>
          </table:table-cell>
          <table:table-cell table:style-name="ce7" table:formula="of:=([.H29]-[.$M29])/[.$N29]" office:value-type="float" office:value="0.229497394468191">
            <text:p>0.2294973945</text:p>
          </table:table-cell>
          <table:table-cell table:style-name="ce7" table:formula="of:=([.I29]-[.$M29])/[.$N29]" office:value-type="float" office:value="-0.990386232279134">
            <text:p>-0.9903862323</text:p>
          </table:table-cell>
          <table:table-cell table:style-name="ce7" table:formula="of:=([.J29]-[.$M29])/[.$N29]" office:value-type="float" office:value="0.11004291469768">
            <text:p>0.1100429147</text:p>
          </table:table-cell>
          <table:table-cell table:style-name="ce7" table:formula="of:=([.K29]-[.$M29])/[.$N29]" office:value-type="float" office:value="-0.845592923466396">
            <text:p>-0.8455929235</text:p>
          </table:table-cell>
          <table:table-cell table:style-name="ce10" table:formula="of:=([.L29]-[.$M29])/[.$N29]" office:value-type="float" office:value="1.49643884657965">
            <text:p>1.4964388466</text:p>
          </table:table-cell>
          <table:table-cell table:formula="of:=[.H29]/[.$K29]" office:value-type="float" office:value="1.06010928961749">
            <text:p>1.0601092896</text:p>
          </table:table-cell>
          <table:table-cell table:formula="of:=[.I29]/[.$K29]" office:value-type="float" office:value="0.99190447277879">
            <text:p>0.9919044728</text:p>
          </table:table-cell>
          <table:table-cell table:formula="of:=[.J29]/[.$K29]" office:value-type="float" office:value="1.05343047965999">
            <text:p>1.0534304797</text:p>
          </table:table-cell>
          <table:table-cell table:formula="of:=[.L29]/[.$K29]" office:value-type="float" office:value="1.13094515280308">
            <text:p>1.1309451528</text:p>
          </table:table-cell>
          <table:table-cell table:formula="of:=MIN([.T29:.W29])" office:value-type="float" office:value="0.99190447277879">
            <text:p>0.9919044728</text:p>
          </table:table-cell>
          <table:table-cell table:formula="of:=STDEV([.T29];[.U29];[.V29];[.W29])" office:value-type="float" office:value="0.0568920819274948">
            <text:p>0.056892081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.0499999999884">
            <text:p>0.05</text:p>
          </table:table-cell>
          <table:table-cell office:value-type="float" office:value="0.0500000000029">
            <text:p>0.05</text:p>
          </table:table-cell>
          <table:table-cell office:value-type="float" office:value="0.0599999999977">
            <text:p>0.06</text:p>
          </table:table-cell>
          <table:table-cell office:value-type="float" office:value="0.0500000000029">
            <text:p>0.05</text:p>
          </table:table-cell>
          <table:table-cell office:value-type="float" office:value="0.0599999999977">
            <text:p>0.06</text:p>
          </table:table-cell>
          <table:table-cell table:style-name="ce5" table:formula="of:=AVERAGE([.H30:.L30])" office:value-type="float" office:value="0.05399999999792">
            <text:p>0.054</text:p>
          </table:table-cell>
          <table:table-cell table:style-name="ce7" table:formula="of:=STDEV([.H30];[.I30];[.J30];[.K30];[.L30])" office:value-type="float" office:value="0.00547722557485083">
            <text:p>0.0054772256</text:p>
          </table:table-cell>
          <table:table-cell table:style-name="ce7" table:formula="of:=([.H30]-[.$M30])/[.$N30]" office:value-type="float" office:value="-0.730296745105105">
            <text:p>-0.7302967451</text:p>
          </table:table-cell>
          <table:table-cell table:style-name="ce7" table:formula="of:=([.I30]-[.$M30])/[.$N30]" office:value-type="float" office:value="-0.73029674245778">
            <text:p>-0.7302967425</text:p>
          </table:table-cell>
          <table:table-cell table:style-name="ce7" table:formula="of:=([.J30]-[.$M30])/[.$N30]" office:value-type="float" office:value="1.09544511501033">
            <text:p>1.095445115</text:p>
          </table:table-cell>
          <table:table-cell table:style-name="ce7" table:formula="of:=([.K30]-[.$M30])/[.$N30]" office:value-type="float" office:value="-0.73029674245778">
            <text:p>-0.7302967425</text:p>
          </table:table-cell>
          <table:table-cell table:style-name="ce10" table:formula="of:=([.L30]-[.$M30])/[.$N30]" office:value-type="float" office:value="1.09544511501033">
            <text:p>1.095445115</text:p>
          </table:table-cell>
          <table:table-cell table:formula="of:=[.H30]/[.$K30]" office:value-type="float" office:value="0.99999999971">
            <text:p>0.9999999997</text:p>
          </table:table-cell>
          <table:table-cell table:formula="of:=[.I30]/[.$K30]" office:value-type="float" office:value="1">
            <text:p>1</text:p>
          </table:table-cell>
          <table:table-cell table:formula="of:=[.J30]/[.$K30]" office:value-type="float" office:value="1.1999999998844">
            <text:p>1.1999999999</text:p>
          </table:table-cell>
          <table:table-cell table:formula="of:=[.L30]/[.$K30]" office:value-type="float" office:value="1.1999999998844">
            <text:p>1.1999999999</text:p>
          </table:table-cell>
          <table:table-cell table:formula="of:=MIN([.T30:.W30])" office:value-type="float" office:value="0.99999999971">
            <text:p>0.9999999997</text:p>
          </table:table-cell>
          <table:table-cell table:formula="of:=STDEV([.T30];[.U30];[.V30];[.W30])" office:value-type="float" office:value="0.115470053854899">
            <text:p>0.1154700539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table:number-columns-repeated="2" office:value-type="float" office:value="0.100000000006">
            <text:p>0.1</text:p>
          </table:table-cell>
          <table:table-cell office:value-type="float" office:value="0.0999999999913">
            <text:p>0.1</text:p>
          </table:table-cell>
          <table:table-cell office:value-type="float" office:value="0.100000000006">
            <text:p>0.1</text:p>
          </table:table-cell>
          <table:table-cell office:value-type="float" office:value="0.110000000001">
            <text:p>0.11</text:p>
          </table:table-cell>
          <table:table-cell table:style-name="ce5" table:formula="of:=AVERAGE([.H31:.L31])" office:value-type="float" office:value="0.10200000000206">
            <text:p>0.102</text:p>
          </table:table-cell>
          <table:table-cell table:style-name="ce7" table:formula="of:=STDEV([.H31];[.I31];[.J31];[.K31];[.L31])" office:value-type="float" office:value="0.00447213595440702">
            <text:p>0.004472136</text:p>
          </table:table-cell>
          <table:table-cell table:style-name="ce7" table:formula="of:=([.H31]-[.$M31])/[.$N31]" office:value-type="float" office:value="-0.447213594678204">
            <text:p>-0.4472135947</text:p>
          </table:table-cell>
          <table:table-cell table:style-name="ce7" table:formula="of:=([.I31]-[.$M31])/[.$N31]" office:value-type="float" office:value="-0.447213594678204">
            <text:p>-0.4472135947</text:p>
          </table:table-cell>
          <table:table-cell table:style-name="ce7" table:formula="of:=([.J31]-[.$M31])/[.$N31]" office:value-type="float" office:value="-0.447213597965221">
            <text:p>-0.447213598</text:p>
          </table:table-cell>
          <table:table-cell table:style-name="ce7" table:formula="of:=([.K31]-[.$M31])/[.$N31]" office:value-type="float" office:value="-0.447213594678204">
            <text:p>-0.4472135947</text:p>
          </table:table-cell>
          <table:table-cell table:style-name="ce10" table:formula="of:=([.L31]-[.$M31])/[.$N31]" office:value-type="float" office:value="1.78885438199983">
            <text:p>1.788854382</text:p>
          </table:table-cell>
          <table:table-cell table:formula="of:=[.H31]/[.$K31]" office:value-type="float" office:value="1">
            <text:p>1</text:p>
          </table:table-cell>
          <table:table-cell table:formula="of:=[.I31]/[.$K31]" office:value-type="float" office:value="1">
            <text:p>1</text:p>
          </table:table-cell>
          <table:table-cell table:formula="of:=[.J31]/[.$K31]" office:value-type="float" office:value="0.999999999853">
            <text:p>0.9999999999</text:p>
          </table:table-cell>
          <table:table-cell table:formula="of:=[.L31]/[.$K31]" office:value-type="float" office:value="1.099999999944">
            <text:p>1.0999999999</text:p>
          </table:table-cell>
          <table:table-cell table:formula="of:=MIN([.T31:.W31])" office:value-type="float" office:value="0.999999999853">
            <text:p>0.9999999999</text:p>
          </table:table-cell>
          <table:table-cell table:formula="of:=STDEV([.T31];[.U31];[.V31];[.W31])" office:value-type="float" office:value="0.0499999999965">
            <text:p>0.0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office:value-type="float" office:value="0.0500000000029">
            <text:p>0.05</text:p>
          </table:table-cell>
          <table:table-cell office:value-type="float" office:value="0.0499999999884">
            <text:p>0.05</text:p>
          </table:table-cell>
          <table:table-cell office:value-type="float" office:value="0.0599999999977">
            <text:p>0.06</text:p>
          </table:table-cell>
          <table:table-cell office:value-type="float" office:value="0.0400000000081">
            <text:p>0.04</text:p>
          </table:table-cell>
          <table:table-cell office:value-type="float" office:value="0.0500000000029">
            <text:p>0.05</text:p>
          </table:table-cell>
          <table:table-cell table:style-name="ce5" table:formula="of:=AVERAGE([.H32:.L32])" office:value-type="float" office:value="0.05">
            <text:p>0.05</text:p>
          </table:table-cell>
          <table:table-cell table:style-name="ce7" table:formula="of:=STDEV([.H32];[.I32];[.J32];[.K32];[.L32])" office:value-type="float" office:value="0.00707106780818852">
            <text:p>0.0070710678</text:p>
          </table:table-cell>
          <table:table-cell table:style-name="ce7" table:formula="of:=([.H32]-[.$M32])/[.$N32]" office:value-type="float" office:value="0.000000000410121888730479">
            <text:p>4.10121888730479E-010</text:p>
          </table:table-cell>
          <table:table-cell table:style-name="ce7" table:formula="of:=([.I32]-[.$M32])/[.$N32]" office:value-type="float" office:value="-0.00000000164048755492192">
            <text:p>-1.64048755492192E-009</text:p>
          </table:table-cell>
          <table:table-cell table:style-name="ce7" table:formula="of:=([.J32]-[.$M32])/[.$N32]" office:value-type="float" office:value="1.41421356278322">
            <text:p>1.4142135628</text:p>
          </table:table-cell>
          <table:table-cell table:style-name="ce7" table:formula="of:=([.K32]-[.$M32])/[.$N32]" office:value-type="float" office:value="-1.41421356196297">
            <text:p>-1.414213562</text:p>
          </table:table-cell>
          <table:table-cell table:style-name="ce10" table:formula="of:=([.L32]-[.$M32])/[.$N32]" office:value-type="float" office:value="0.000000000410121888730479">
            <text:p>4.10121888730479E-010</text:p>
          </table:table-cell>
          <table:table-cell table:formula="of:=[.H32]/[.$K32]" office:value-type="float" office:value="1.24999999981938">
            <text:p>1.2499999998</text:p>
          </table:table-cell>
          <table:table-cell table:formula="of:=[.I32]/[.$K32]" office:value-type="float" office:value="1.24999999945688">
            <text:p>1.2499999995</text:p>
          </table:table-cell>
          <table:table-cell table:formula="of:=[.J32]/[.$K32]" office:value-type="float" office:value="1.49999999963875">
            <text:p>1.4999999996</text:p>
          </table:table-cell>
          <table:table-cell table:formula="of:=[.L32]/[.$K32]" office:value-type="float" office:value="1.24999999981938">
            <text:p>1.2499999998</text:p>
          </table:table-cell>
          <table:table-cell table:formula="of:=MIN([.T32:.W32])" office:value-type="float" office:value="1.24999999945688">
            <text:p>1.2499999995</text:p>
          </table:table-cell>
          <table:table-cell table:formula="of:=STDEV([.T32];[.U32];[.V32];[.W32])" office:value-type="float" office:value="0.124999999970104">
            <text:p>0.12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office:value-type="float" office:value="0.119999999995">
            <text:p>0.12</text:p>
          </table:table-cell>
          <table:table-cell table:number-columns-repeated="2" office:value-type="float" office:value="0.130000000005">
            <text:p>0.13</text:p>
          </table:table-cell>
          <table:table-cell office:value-type="float" office:value="0.119999999995">
            <text:p>0.12</text:p>
          </table:table-cell>
          <table:table-cell table:style-name="ce5" table:formula="of:=AVERAGE([.H33:.L33])" office:value-type="float" office:value="0.123999999999">
            <text:p>0.124</text:p>
          </table:table-cell>
          <table:table-cell table:style-name="ce7" table:formula="of:=STDEV([.H33];[.I33];[.J33];[.K33];[.L33])" office:value-type="float" office:value="0.00547722558052889">
            <text:p>0.0054772256</text:p>
          </table:table-cell>
          <table:table-cell table:style-name="ce7" table:formula="of:=([.H33]-[.$M33])/[.$N33]" office:value-type="float" office:value="-0.73029674334022">
            <text:p>-0.7302967433</text:p>
          </table:table-cell>
          <table:table-cell table:style-name="ce7" table:formula="of:=([.I33]-[.$M33])/[.$N33]" office:value-type="float" office:value="-0.73029674334022">
            <text:p>-0.7302967433</text:p>
          </table:table-cell>
          <table:table-cell table:style-name="ce7" table:formula="of:=([.J33]-[.$M33])/[.$N33]" office:value-type="float" office:value="1.09544511501033">
            <text:p>1.095445115</text:p>
          </table:table-cell>
          <table:table-cell table:style-name="ce7" table:formula="of:=([.K33]-[.$M33])/[.$N33]" office:value-type="float" office:value="1.09544511501033">
            <text:p>1.095445115</text:p>
          </table:table-cell>
          <table:table-cell table:style-name="ce10" table:formula="of:=([.L33]-[.$M33])/[.$N33]" office:value-type="float" office:value="-0.73029674334022">
            <text:p>-0.7302967433</text:p>
          </table:table-cell>
          <table:table-cell table:formula="of:=[.H33]/[.$K33]" office:value-type="float" office:value="0.923076923002959">
            <text:p>0.923076923</text:p>
          </table:table-cell>
          <table:table-cell table:formula="of:=[.I33]/[.$K33]" office:value-type="float" office:value="0.923076923002959">
            <text:p>0.923076923</text:p>
          </table:table-cell>
          <table:table-cell table:formula="of:=[.J33]/[.$K33]" office:value-type="float" office:value="1">
            <text:p>1</text:p>
          </table:table-cell>
          <table:table-cell table:formula="of:=[.L33]/[.$K33]" office:value-type="float" office:value="0.923076923002959">
            <text:p>0.923076923</text:p>
          </table:table-cell>
          <table:table-cell table:formula="of:=MIN([.T33:.W33])" office:value-type="float" office:value="0.923076923002959">
            <text:p>0.923076923</text:p>
          </table:table-cell>
          <table:table-cell table:formula="of:=STDEV([.T33];[.U33];[.V33];[.W33])" office:value-type="float" office:value="0.0384615384985207">
            <text:p>0.0384615385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6_4.lp</text:p>
          </table:table-cell>
          <table:table-cell office:value-type="string">
            <text:p>42.0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none</text:p>
          </table:table-cell>
          <table:table-cell office:value-type="string">
            <text:p>min-degree</text:p>
          </table:table-cell>
          <table:table-cell office:value-type="float" office:value="0.070000000007">
            <text:p>0.07</text:p>
          </table:table-cell>
          <table:table-cell office:value-type="float" office:value="0.0699999999924">
            <text:p>0.07</text:p>
          </table:table-cell>
          <table:table-cell office:value-type="float" office:value="0.070000000007">
            <text:p>0.07</text:p>
          </table:table-cell>
          <table:table-cell office:value-type="float" office:value="0.0599999999977">
            <text:p>0.06</text:p>
          </table:table-cell>
          <table:table-cell office:value-type="float" office:value="0.0800000000017">
            <text:p>0.08</text:p>
          </table:table-cell>
          <table:table-cell table:style-name="ce5" table:formula="of:=AVERAGE([.H34:.L34])" office:value-type="float" office:value="0.07000000000116">
            <text:p>0.07</text:p>
          </table:table-cell>
          <table:table-cell table:style-name="ce7" table:formula="of:=STDEV([.H34];[.I34];[.J34];[.K34];[.L34])" office:value-type="float" office:value="0.00707106781327969">
            <text:p>0.0070710678</text:p>
          </table:table-cell>
          <table:table-cell table:style-name="ce7" table:formula="of:=([.H34]-[.$M34])/[.$N34]" office:value-type="float" office:value="0.000000000825901997567232">
            <text:p>8.25901997567232E-010</text:p>
          </table:table-cell>
          <table:table-cell table:style-name="ce7" table:formula="of:=([.I34]-[.$M34])/[.$N34]" office:value-type="float" office:value="-0.00000000123885005242749">
            <text:p>-1.23885005242749E-009</text:p>
          </table:table-cell>
          <table:table-cell table:style-name="ce7" table:formula="of:=([.J34]-[.$M34])/[.$N34]" office:value-type="float" office:value="0.000000000825901997567232">
            <text:p>8.25901997567232E-010</text:p>
          </table:table-cell>
          <table:table-cell table:style-name="ce7" table:formula="of:=([.K34]-[.$M34])/[.$N34]" office:value-type="float" office:value="-1.41421356257957">
            <text:p>-1.4142135626</text:p>
          </table:table-cell>
          <table:table-cell table:style-name="ce10" table:formula="of:=([.L34]-[.$M34])/[.$N34]" office:value-type="float" office:value="1.41421356216662">
            <text:p>1.4142135622</text:p>
          </table:table-cell>
          <table:table-cell table:formula="of:=[.H34]/[.$K34]" office:value-type="float" office:value="1.16666666682806">
            <text:p>1.1666666668</text:p>
          </table:table-cell>
          <table:table-cell table:formula="of:=[.I34]/[.$K34]" office:value-type="float" office:value="1.16666666658472">
            <text:p>1.1666666666</text:p>
          </table:table-cell>
          <table:table-cell table:formula="of:=[.J34]/[.$K34]" office:value-type="float" office:value="1.16666666682806">
            <text:p>1.1666666668</text:p>
          </table:table-cell>
          <table:table-cell table:formula="of:=[.L34]/[.$K34]" office:value-type="float" office:value="1.33333333341278">
            <text:p>1.3333333334</text:p>
          </table:table-cell>
          <table:table-cell table:formula="of:=MIN([.T34:.W34])" office:value-type="float" office:value="1.16666666658472">
            <text:p>1.1666666666</text:p>
          </table:table-cell>
          <table:table-cell table:formula="of:=STDEV([.T34];[.U34];[.V34];[.W34])" office:value-type="float" office:value="0.0833333333329166">
            <text:p>0.0833333333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0_10.lp</text:p>
          </table:table-cell>
          <table:table-cell office:value-type="string">
            <text:p>636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.37000000001">
            <text:p>0.37</text:p>
          </table:table-cell>
          <table:table-cell office:value-type="float" office:value="0.309999999998">
            <text:p>0.31</text:p>
          </table:table-cell>
          <table:table-cell office:value-type="float" office:value="0.319999999992">
            <text:p>0.32</text:p>
          </table:table-cell>
          <table:table-cell office:value-type="float" office:value="0.300000000003">
            <text:p>0.3</text:p>
          </table:table-cell>
          <table:table-cell office:value-type="float" office:value="0.330000000002">
            <text:p>0.33</text:p>
          </table:table-cell>
          <table:table-cell table:style-name="ce5" table:formula="of:=AVERAGE([.H35:.L35])" office:value-type="float" office:value="0.326000000001">
            <text:p>0.326</text:p>
          </table:table-cell>
          <table:table-cell table:style-name="ce7" table:formula="of:=STDEV([.H35];[.I35];[.J35];[.K35];[.L35])" office:value-type="float" office:value="0.0270185121763764">
            <text:p>0.0270185122</text:p>
          </table:table-cell>
          <table:table-cell table:style-name="ce7" table:formula="of:=([.H35]-[.$M35])/[.$N35]" office:value-type="float" office:value="1.62851306251687">
            <text:p>1.6285130625</text:p>
          </table:table-cell>
          <table:table-cell table:style-name="ce7" table:formula="of:=([.I35]-[.$M35])/[.$N35]" office:value-type="float" office:value="-0.592186568177858">
            <text:p>-0.5921865682</text:p>
          </table:table-cell>
          <table:table-cell table:style-name="ce7" table:formula="of:=([.J35]-[.$M35])/[.$N35]" office:value-type="float" office:value="-0.222069963358162">
            <text:p>-0.2220699634</text:p>
          </table:table-cell>
          <table:table-cell table:style-name="ce7" table:formula="of:=([.K35]-[.$M35])/[.$N35]" office:value-type="float" office:value="-0.962303173034564">
            <text:p>-0.962303173</text:p>
          </table:table-cell>
          <table:table-cell table:style-name="ce10" table:formula="of:=([.L35]-[.$M35])/[.$N35]" office:value-type="float" office:value="0.148046642053717">
            <text:p>0.1480466421</text:p>
          </table:table-cell>
          <table:table-cell table:formula="of:=[.H35]/[.$K35]" office:value-type="float" office:value="1.23333333335433">
            <text:p>1.2333333334</text:p>
          </table:table-cell>
          <table:table-cell table:formula="of:=[.I35]/[.$K35]" office:value-type="float" office:value="1.03333333331633">
            <text:p>1.0333333333</text:p>
          </table:table-cell>
          <table:table-cell table:formula="of:=[.J35]/[.$K35]" office:value-type="float" office:value="1.06666666662933">
            <text:p>1.0666666666</text:p>
          </table:table-cell>
          <table:table-cell table:formula="of:=[.L35]/[.$K35]" office:value-type="float" office:value="1.09999999999567">
            <text:p>1.1</text:p>
          </table:table-cell>
          <table:table-cell table:formula="of:=MIN([.T35:.W35])" office:value-type="float" office:value="1.03333333331633">
            <text:p>1.0333333333</text:p>
          </table:table-cell>
          <table:table-cell table:formula="of:=STDEV([.T35];[.U35];[.V35];[.W35])" office:value-type="float" office:value="0.0876651880101007">
            <text:p>0.087665188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0_10.lp</text:p>
          </table:table-cell>
          <table:table-cell office:value-type="string">
            <text:p>636.</text:p>
          </table:table-cell>
          <table:table-cell table:style-name="ce2"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semi</text:p>
          </table:table-cell>
          <table:table-cell office:value-type="string">
            <text:p>min-degree</text:p>
          </table:table-cell>
          <table:table-cell office:value-type="float" office:value="0.369999999995">
            <text:p>0.37</text:p>
          </table:table-cell>
          <table:table-cell office:value-type="float" office:value="0.37000000001">
            <text:p>0.37</text:p>
          </table:table-cell>
          <table:table-cell table:number-columns-repeated="2" office:value-type="float" office:value="0.369999999995">
            <text:p>0.37</text:p>
          </table:table-cell>
          <table:table-cell office:value-type="float" office:value="0.37000000001">
            <text:p>0.37</text:p>
          </table:table-cell>
          <table:table-cell table:style-name="ce5" table:formula="of:=AVERAGE([.H36:.L36])" office:value-type="float" office:value="0.370000000001">
            <text:p>0.37</text:p>
          </table:table-cell>
          <table:table-cell table:style-name="ce7" table:formula="of:=STDEV([.H36];[.I36];[.J36];[.K36];[.L36])" office:value-type="float" office:value="0.0000000000082158390424434">
            <text:p>8.2158390424434E-012</text:p>
          </table:table-cell>
          <table:table-cell table:style-name="ce7" table:formula="of:=([.H36]-[.$M36])/[.$N36]" office:value-type="float" office:value="-0.730300797293681">
            <text:p>-0.7303007973</text:p>
          </table:table-cell>
          <table:table-cell table:style-name="ce7" table:formula="of:=([.I36]-[.$M36])/[.$N36]" office:value-type="float" office:value="1.09544106103812">
            <text:p>1.095441061</text:p>
          </table:table-cell>
          <table:table-cell table:style-name="ce7" table:formula="of:=([.J36]-[.$M36])/[.$N36]" office:value-type="float" office:value="-0.730300797293681">
            <text:p>-0.7303007973</text:p>
          </table:table-cell>
          <table:table-cell table:style-name="ce7" table:formula="of:=([.K36]-[.$M36])/[.$N36]" office:value-type="float" office:value="-0.730300797293681">
            <text:p>-0.7303007973</text:p>
          </table:table-cell>
          <table:table-cell table:style-name="ce10" table:formula="of:=([.L36]-[.$M36])/[.$N36]" office:value-type="float" office:value="1.09544106103812">
            <text:p>1.095441061</text:p>
          </table:table-cell>
          <table:table-cell table:formula="of:=[.H36]/[.$K36]" office:value-type="float" office:value="1">
            <text:p>1</text:p>
          </table:table-cell>
          <table:table-cell table:formula="of:=[.I36]/[.$K36]" office:value-type="float" office:value="1.00000000004054">
            <text:p>1</text:p>
          </table:table-cell>
          <table:table-cell table:formula="of:=[.J36]/[.$K36]" office:value-type="float" office:value="1">
            <text:p>1</text:p>
          </table:table-cell>
          <table:table-cell table:formula="of:=[.L36]/[.$K36]" office:value-type="float" office:value="1.00000000004054">
            <text:p>1</text:p>
          </table:table-cell>
          <table:table-cell table:formula="of:=MIN([.T36:.W36])" office:value-type="float" office:value="1">
            <text:p>1</text:p>
          </table:table-cell>
          <table:table-cell table:formula="of:=STDEV([.T36];[.U36];[.V36];[.W36])" office:value-type="float" office:value="0.0000000000234060454236359">
            <text:p>2.34060454236359E-011</text:p>
          </table:table-cell>
        </table:table-row>
        <table:table-row table:style-name="ro1">
          <table:table-cell office:value-type="string">
            <text:p>../test_encodings/dynamic.lp</text:p>
          </table:table-cell>
          <table:table-cell office:value-type="string">
            <text:p>../learning-instances/sat_110_10.lp</text:p>
          </table:table-cell>
          <table:table-cell office:value-type="string">
            <text:p>636.</text:p>
          </table:table-cell>
          <table:table-cell table:style-name="ce2" office:value-type="string">
            <text:p>2.0</text:p>
          </table:table-cell>
          <table:table-cell table:style-name="ce2" office:value-type="string">
            <text:p>1.0</text:p>
          </table:table-cell>
          <table:table-cell office:value-type="string">
            <text:p>weak</text:p>
          </table:table-cell>
          <table:table-cell office:value-type="string">
            <text:p>min-degree</text:p>
          </table:table-cell>
          <table:table-cell table:number-columns-repeated="2" office:value-type="float" office:value="0.309999999998">
            <text:p>0.31</text:p>
          </table:table-cell>
          <table:table-cell office:value-type="float" office:value="0.320000000007">
            <text:p>0.32</text:p>
          </table:table-cell>
          <table:table-cell office:value-type="float" office:value="0.309999999998">
            <text:p>0.31</text:p>
          </table:table-cell>
          <table:table-cell office:value-type="float" office:value="0.330000000002">
            <text:p>0.33</text:p>
          </table:table-cell>
          <table:table-cell table:style-name="ce5" table:formula="of:=AVERAGE([.H37:.L37])" office:value-type="float" office:value="0.3160000000006">
            <text:p>0.316</text:p>
          </table:table-cell>
          <table:table-cell table:style-name="ce7" table:formula="of:=STDEV([.H37];[.I37];[.J37];[.K37];[.L37])" office:value-type="float" office:value="0.00894427191257063">
            <text:p>0.0089442719</text:p>
          </table:table-cell>
          <table:table-cell table:style-name="ce7" table:formula="of:=([.H37]-[.$M37])/[.$N37]" office:value-type="float" office:value="-0.670820393347763">
            <text:p>-0.6708203933</text:p>
          </table:table-cell>
          <table:table-cell table:style-name="ce7" table:formula="of:=([.I37]-[.$M37])/[.$N37]" office:value-type="float" office:value="-0.670820393347763">
            <text:p>-0.6708203933</text:p>
          </table:table-cell>
          <table:table-cell table:style-name="ce7" table:formula="of:=([.J37]-[.$M37])/[.$N37]" office:value-type="float" office:value="0.447213596086932">
            <text:p>0.4472135961</text:p>
          </table:table-cell>
          <table:table-cell table:style-name="ce7" table:formula="of:=([.K37]-[.$M37])/[.$N37]" office:value-type="float" office:value="-0.670820393347763">
            <text:p>-0.6708203933</text:p>
          </table:table-cell>
          <table:table-cell table:style-name="ce10" table:formula="of:=([.L37]-[.$M37])/[.$N37]" office:value-type="float" office:value="1.56524758395637">
            <text:p>1.565247584</text:p>
          </table:table-cell>
          <table:table-cell table:formula="of:=[.H37]/[.$K37]" office:value-type="float" office:value="1">
            <text:p>1</text:p>
          </table:table-cell>
          <table:table-cell table:formula="of:=[.I37]/[.$K37]" office:value-type="float" office:value="1">
            <text:p>1</text:p>
          </table:table-cell>
          <table:table-cell table:formula="of:=[.J37]/[.$K37]" office:value-type="float" office:value="1.03225806454537">
            <text:p>1.0322580645</text:p>
          </table:table-cell>
          <table:table-cell table:formula="of:=[.L37]/[.$K37]" office:value-type="float" office:value="1.06451612904558">
            <text:p>1.064516129</text:p>
          </table:table-cell>
          <table:table-cell table:formula="of:=MIN([.T37:.W37])" office:value-type="float" office:value="1">
            <text:p>1</text:p>
          </table:table-cell>
          <table:table-cell table:formula="of:=STDEV([.T37];[.U37];[.V37];[.W37])" office:value-type="float" office:value="0.0308847454198364">
            <text:p>0.0308847454</text:p>
          </table:table-cell>
        </table:table-row>
        <table:table-row table:style-name="ro1">
          <table:table-cell table:number-columns-repeated="12"/>
          <table:table-cell table:style-name="ce5"/>
          <table:table-cell table:style-name="ce7" office:value-type="string">
            <text:p>AVG</text:p>
          </table:table-cell>
          <table:table-cell table:style-name="ce7" table:formula="of:=AVERAGE([.O2:.O37])" office:value-type="float" office:value="-0.302436471285933">
            <text:p>-0.3024364713</text:p>
          </table:table-cell>
          <table:table-cell table:style-name="ce7" table:formula="of:=AVERAGE([.P2:.P37])" office:value-type="float" office:value="-0.0480461236597228">
            <text:p>-0.0480461237</text:p>
          </table:table-cell>
          <table:table-cell table:style-name="ce7" table:formula="of:=AVERAGE([.Q2:.Q37])" office:value-type="float" office:value="-0.252420335272981">
            <text:p>-0.2524203353</text:p>
          </table:table-cell>
          <table:table-cell table:style-name="ce7" table:formula="of:=AVERAGE([.R2:.R37])" office:value-type="float" office:value="-0.345830306919138">
            <text:p>-0.3458303069</text:p>
          </table:table-cell>
          <table:table-cell table:style-name="ce10" table:formula="of:=AVERAGE([.S2:.S37])" office:value-type="float" office:value="0.948732674087642">
            <text:p>0.9487326741</text:p>
          </table:table-cell>
          <table:table-cell table:number-columns-repeated="4"/>
          <table:table-cell office:value-type="string">
            <text:p>AVG</text:p>
          </table:table-cell>
          <table:table-cell table:formula="of:=AVERAGE([.Y2:.Y37])" office:value-type="float" office:value="0.191139297181307">
            <text:p>0.1911392972</text:p>
          </table:table-cell>
        </table:table-row>
        <table:table-row table:style-name="ro1">
          <table:table-cell table:number-columns-repeated="12"/>
          <table:table-cell table:style-name="ce5"/>
          <table:table-cell table:style-name="ce7" office:value-type="string">
            <text:p>STDDEV</text:p>
          </table:table-cell>
          <table:table-cell table:style-name="ce7" table:formula="of:=STDEV([.O2];[.O3];[.O4];[.O5];[.O6];[.O7];[.O8];[.O9];[.O10];[.O11];#REF!;[.O12];[.O13];[.O14];[.O15];[.O16];[.O17];[.O18];[.O19];[.O20];[.O21];[.O22];[.O23];[.O24];[.O25];[.O26];[.O27];[.O28];[.O29];[.O30];[.O31];[.O32];[.O33];[.O34];[.O35];[.O36];[.O37];[.O38])" office:value-type="float" office:value="0">
            <text:p>Err:504</text:p>
          </table:table-cell>
          <table:table-cell table:style-name="ce7" table:formula="of:=STDEV([.P2];[.P3];[.P4];[.P5];[.P6];[.P7];[.P8];[.P9];[.P10];[.P11];#REF!;[.P12];[.P13];[.P14];[.P15];[.P16];[.P17];[.P18];[.P19];[.P20];[.P21];[.P22];[.P23];[.P24];[.P25];[.P26];[.P27];[.P28];[.P29];[.P30];[.P31];[.P32];[.P33];[.P34];[.P35];[.P36];[.P37];[.P38])" office:value-type="float" office:value="0">
            <text:p>Err:504</text:p>
          </table:table-cell>
          <table:table-cell table:style-name="ce7" table:formula="of:=STDEV([.Q2];[.Q3];[.Q4];[.Q5];[.Q6];[.Q7];[.Q8];[.Q9];[.Q10];[.Q11];#REF!;[.Q12];[.Q13];[.Q14];[.Q15];[.Q16];[.Q17];[.Q18];[.Q19];[.Q20];[.Q21];[.Q22];[.Q23];[.Q24];[.Q25];[.Q26];[.Q27];[.Q28];[.Q29];[.Q30];[.Q31];[.Q32];[.Q33];[.Q34];[.Q35];[.Q36];[.Q37];[.Q38])" office:value-type="float" office:value="0">
            <text:p>Err:504</text:p>
          </table:table-cell>
          <table:table-cell table:style-name="ce7" table:formula="of:=STDEV([.R2];[.R3];[.R4];[.R5];[.R6];[.R7];[.R8];[.R9];[.R10];[.R11];#REF!;[.R12];[.R13];[.R14];[.R15];[.R16];[.R17];[.R18];[.R19];[.R20];[.R21];[.R22];[.R23];[.R24];[.R25];[.R26];[.R27];[.R28];[.R29];[.R30];[.R31];[.R32];[.R33];[.R34];[.R35];[.R36];[.R37];[.R38])" office:value-type="float" office:value="0">
            <text:p>Err:504</text:p>
          </table:table-cell>
          <table:table-cell table:style-name="ce10" table:formula="of:=STDEV([.S2];[.S3];[.S4];[.S5];[.S6];[.S7];[.S8];[.S9];[.S10];[.S11];#REF!;[.S12];[.S13];[.S14];[.S15];[.S16];[.S17];[.S18];[.S19];[.S20];[.S21];[.S22];[.S23];[.S24];[.S25];[.S26];[.S27];[.S28];[.S29];[.S30];[.S31];[.S32];[.S33];[.S34];[.S35];[.S36];[.S37];[.S38])" office:value-type="float" office:value="0">
            <text:p>Err:504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5"/>
          <table:table-cell table:style-name="ce7" office:value-type="string">
            <text:p>&lt;0</text:p>
          </table:table-cell>
          <table:table-cell table:style-name="ce7" table:formula="of:=COUNTIF([.O2:.O37];&quot;&lt;0&quot;)" office:value-type="float" office:value="25">
            <text:p>25</text:p>
          </table:table-cell>
          <table:table-cell table:style-name="ce7" table:formula="of:=COUNTIF([.P2:.P37];&quot;&lt;0&quot;)" office:value-type="float" office:value="21">
            <text:p>21</text:p>
          </table:table-cell>
          <table:table-cell table:style-name="ce7" table:formula="of:=COUNTIF([.Q2:.Q37];&quot;&lt;0&quot;)" office:value-type="float" office:value="24">
            <text:p>24</text:p>
          </table:table-cell>
          <table:table-cell table:style-name="ce7" table:formula="of:=COUNTIF([.R2:.R37];&quot;&lt;0&quot;)" office:value-type="float" office:value="24">
            <text:p>24</text:p>
          </table:table-cell>
          <table:table-cell table:style-name="ce10" table:formula="of:=COUNTIF([.S2:.S37];&quot;&lt;0&quot;)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2"/>
          <table:table-cell table:style-name="ce8" office:value-type="string">
            <text:p>&gt;0</text:p>
          </table:table-cell>
          <table:table-cell table:style-name="ce8" table:formula="of:=COUNTIF([.O3:.O38];&quot;&gt;=0&quot;)" office:value-type="float" office:value="11">
            <text:p>11</text:p>
          </table:table-cell>
          <table:table-cell table:style-name="ce8" table:formula="of:=COUNTIF([.P3:.P38];&quot;&gt;=0&quot;)" office:value-type="float" office:value="15">
            <text:p>15</text:p>
          </table:table-cell>
          <table:table-cell table:style-name="ce8" table:formula="of:=COUNTIF([.Q3:.Q38];&quot;&gt;=0&quot;)" office:value-type="float" office:value="12">
            <text:p>12</text:p>
          </table:table-cell>
          <table:table-cell table:style-name="ce8" table:formula="of:=COUNTIF([.R3:.R38];&quot;&gt;=0&quot;)" office:value-type="float" office:value="11">
            <text:p>11</text:p>
          </table:table-cell>
          <table:table-cell table:style-name="ce11" table:formula="of:=COUNTIF([.S3:.S38];&quot;&gt;=0&quot;)" office:value-type="float" office:value="33">
            <text:p>33</text:p>
          </table:table-cell>
          <table:table-cell table:number-columns-repeated="6"/>
        </table:table-row>
        <table:table-row table:style-name="ro2" table:number-rows-repeated="7">
          <table:table-cell table:number-columns-repeated="25"/>
        </table:table-row>
        <table:table-row table:style-name="ro1" table:number-rows-repeated="10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de" number:country="AT">öS</number:currency-symbol>
      <number:text> </number:text>
      <number:number number: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öS</number:currency-symbol>
      <number:text> </number:text>
      <number:number number: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de" number:country="AT">öS</number:currency-symbol>
      <number:text> </number:text>
      <number:number number:decimal-places="2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decimal-replacement="--" number:grouping="true"/>
      <style:map style:condition="value()&gt;=0" style:apply-style-name="N12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3T16:05:21</dc:date>
    <dc:creator>Dino Rossegger</dc:creator>
    <meta:generator>LibreOffice/3.5$Linux_X86_64 LibreOffice_project/350m1$Build-2</meta:generator>
    <meta:editing-duration>PT3M55S</meta:editing-duration>
    <meta:editing-cycles>3</meta:editing-cycles>
    <meta:document-statistic meta:table-count="3" meta:cell-count="3123" meta:object-count="0"/>
  </office:meta>
</office:document-meta>
</file>